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Лист1" table:style-name="ta1">
        <table:shapes>
          <draw:frame draw:z-index="0" draw:style-name="gr1" draw:text-style-name="P1" svg:width="17.551cm" svg:height="10.666cm" svg:x="1.896cm" svg:y="5.87cm">
            <draw:object draw:notify-on-update-of-ranges="Лист1.K1:Лист1.K1 Лист1.K2:Лист1.K209 Лист1.L1:Лист1.L1 Лист1.L2:Лист1.L20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0" table:default-cell-style-name="Default"/>
        <table:table-row table:style-name="ro1">
          <table:table-cell/>
          <table:table-cell office:value-type="string" calcext:value-type="string">
            <text:p>Sk</text:p>
          </table:table-cell>
          <table:table-cell office:value-type="string" calcext:value-type="string">
            <text:p>Ck</text:p>
          </table:table-cell>
          <table:table-cell/>
          <table:table-cell office:value-type="string" calcext:value-type="string">
            <text:p>S1</text:p>
          </table:table-cell>
          <table:table-cell office:value-type="string" calcext:value-type="string">
            <text:p>C1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n</text:p>
          </table:table-cell>
          <table:table-cell office:value-type="string" calcext:value-type="string">
            <text:p>Cn</text:p>
          </table:table-cell>
          <table:table-cell table:number-columns-repeated="2"/>
          <table:table-cell office:value-type="string" calcext:value-type="string">
            <text:p>hex(Sk)</text:p>
          </table:table-cell>
          <table:table-cell office:value-type="string" calcext:value-type="string">
            <text:p>hex(Ck)</text:p>
          </table:table-cell>
          <table:table-cell table:number-columns-repeated="2"/>
          <table:table-cell office:value-type="string" calcext:value-type="string">
            <text:p>hex(Sn)</text:p>
          </table:table-cell>
          <table:table-cell office:value-type="string" calcext:value-type="string">
            <text:p>hex(Cn)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IN((2*PI())/[.H2])" office:value-type="float" office:value="0.0302030278008888" calcext:value-type="float">
            <text:p>0,030203027800889</text:p>
          </table:table-cell>
          <table:table-cell table:formula="of:=COS((2*PI())/[.H2])" office:value-type="float" office:value="0.999543784489533" calcext:value-type="float">
            <text:p>0,999543784489533</text:p>
          </table:table-cell>
          <table:table-cell/>
          <table:table-cell office:value-type="float" office:value="208" calcext:value-type="float">
            <text:p>20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DEC2HEX([.B2]*2^15;4)" office:value-type="string" office:string-value="0000" calcext:value-type="string">
            <text:p>0000</text:p>
          </table:table-cell>
          <table:table-cell table:formula="of:=DEC2HEX([.C2]*2^15;4)" office:value-type="string" office:string-value="8000" calcext:value-type="string">
            <text:p>8000</text:p>
          </table:table-cell>
          <table:table-cell/>
          <table:table-cell office:value-type="float" office:value="0" calcext:value-type="float">
            <text:p>0</text:p>
          </table:table-cell>
          <table:table-cell table:formula="of:=DEC2HEX([.K2]*2^15;4)" office:value-type="string" office:string-value="0000" calcext:value-type="string">
            <text:p>0000</text:p>
          </table:table-cell>
          <table:table-cell table:formula="of:=DEC2HEX([.L2]*2^15;4)" office:value-type="string" office:string-value="8000" calcext:value-type="string">
            <text:p>8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F$2]*[.B2]+[.$E$2]*[.C2]" office:value-type="float" office:value="0.0302030278008888" calcext:value-type="float">
            <text:p>0,030203027800889</text:p>
          </table:table-cell>
          <table:table-cell table:formula="of:=[.$F$2]*[.C2]-[.$E$2]*[.B2]" office:value-type="float" office:value="0.999543784489533" calcext:value-type="float">
            <text:p>0,999543784489533</text:p>
          </table:table-cell>
          <table:table-cell/>
          <table:table-cell table:formula="of:=DEC2HEX([.E2]*2^15;4)" office:value-type="string" office:string-value="03DD" calcext:value-type="string">
            <text:p>03DD</text:p>
          </table:table-cell>
          <table:table-cell table:formula="of:=DEC2HEX([.F2]*2^15;4)" office:value-type="string" office:string-value="7FF1" calcext:value-type="string">
            <text:p>7FF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[.$C$12]*[.K2]+[.$B$12]*[.L2]" office:value-type="float" office:value="0.297503053855203" calcext:value-type="float">
            <text:p>0,297503053855203</text:p>
          </table:table-cell>
          <table:table-cell table:formula="of:=[.$C$12]*[.L2]-[.$B$12]*[.K2]" office:value-type="float" office:value="0.954720866508546" calcext:value-type="float">
            <text:p>0,954720866508546</text:p>
          </table:table-cell>
          <table:table-cell/>
          <table:table-cell office:value-type="float" office:value="1" calcext:value-type="float">
            <text:p>1</text:p>
          </table:table-cell>
          <table:table-cell table:formula="of:=DEC2HEX([.B3]*2^15;4)" office:value-type="string" office:string-value="03DD" calcext:value-type="string">
            <text:p>03DD</text:p>
          </table:table-cell>
          <table:table-cell table:formula="of:=DEC2HEX([.C3]*2^15;4)" office:value-type="string" office:string-value="7FF1" calcext:value-type="string">
            <text:p>7FF1</text:p>
          </table:table-cell>
          <table:table-cell/>
          <table:table-cell office:value-type="float" office:value="1" calcext:value-type="float">
            <text:p>1</text:p>
          </table:table-cell>
          <table:table-cell table:formula="of:=DEC2HEX([.K3]*2^15;4)" office:value-type="string" office:string-value="2614" calcext:value-type="string">
            <text:p>2614</text:p>
          </table:table-cell>
          <table:table-cell table:formula="of:=DEC2HEX([.L3]*2^15;4)" office:value-type="string" office:string-value="7A34" calcext:value-type="string">
            <text:p>7A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F$2]*[.B3]+[.$E$2]*[.C3]" office:value-type="float" office:value="0.0603784974222861" calcext:value-type="float">
            <text:p>0,060378497422286</text:p>
          </table:table-cell>
          <table:table-cell table:formula="of:=[.$F$2]*[.C3]-[.$E$2]*[.B3]" office:value-type="float" office:value="0.998175554223317" calcext:value-type="float">
            <text:p>0,998175554223317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formula="of:=[.$C$12]*[.K3]+[.$B$12]*[.L3]" office:value-type="float" office:value="0.568064746731156" calcext:value-type="float">
            <text:p>0,568064746731156</text:p>
          </table:table-cell>
          <table:table-cell table:formula="of:=[.$C$12]*[.L3]-[.$B$12]*[.K3]" office:value-type="float" office:value="0.822983865893657" calcext:value-type="float">
            <text:p>0,822983865893657</text:p>
          </table:table-cell>
          <table:table-cell/>
          <table:table-cell office:value-type="float" office:value="2" calcext:value-type="float">
            <text:p>2</text:p>
          </table:table-cell>
          <table:table-cell table:formula="of:=DEC2HEX([.B4]*2^15;4)" office:value-type="string" office:string-value="07BA" calcext:value-type="string">
            <text:p>07BA</text:p>
          </table:table-cell>
          <table:table-cell table:formula="of:=DEC2HEX([.C4]*2^15;4)" office:value-type="string" office:string-value="7FC4" calcext:value-type="string">
            <text:p>7FC4</text:p>
          </table:table-cell>
          <table:table-cell/>
          <table:table-cell office:value-type="float" office:value="2" calcext:value-type="float">
            <text:p>2</text:p>
          </table:table-cell>
          <table:table-cell table:formula="of:=DEC2HEX([.K4]*2^15;4)" office:value-type="string" office:string-value="48B6" calcext:value-type="string">
            <text:p>48B6</text:p>
          </table:table-cell>
          <table:table-cell table:formula="of:=DEC2HEX([.L4]*2^15;4)" office:value-type="string" office:string-value="6957" calcext:value-type="string">
            <text:p>69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F$2]*[.B4]+[.$E$2]*[.C4]" office:value-type="float" office:value="0.0904988758296378" calcext:value-type="float">
            <text:p>0,090498875829638</text:p>
          </table:table-cell>
          <table:table-cell table:formula="of:=[.$F$2]*[.C4]-[.$E$2]*[.B4]" office:value-type="float" office:value="0.995896557617091" calcext:value-type="float">
            <text:p>0,99589655761709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formula="of:=[.$C$12]*[.K4]+[.$B$12]*[.L4]" office:value-type="float" office:value="0.787183480609051" calcext:value-type="float">
            <text:p>0,787183480609051</text:p>
          </table:table-cell>
          <table:table-cell table:formula="of:=[.$C$12]*[.L4]-[.$B$12]*[.K4]" office:value-type="float" office:value="0.616718872628544" calcext:value-type="float">
            <text:p>0,616718872628544</text:p>
          </table:table-cell>
          <table:table-cell/>
          <table:table-cell office:value-type="float" office:value="3" calcext:value-type="float">
            <text:p>3</text:p>
          </table:table-cell>
          <table:table-cell table:formula="of:=DEC2HEX([.B5]*2^15;4)" office:value-type="string" office:string-value="0B95" calcext:value-type="string">
            <text:p>0B95</text:p>
          </table:table-cell>
          <table:table-cell table:formula="of:=DEC2HEX([.C5]*2^15;4)" office:value-type="string" office:string-value="7F79" calcext:value-type="string">
            <text:p>7F79</text:p>
          </table:table-cell>
          <table:table-cell/>
          <table:table-cell office:value-type="float" office:value="3" calcext:value-type="float">
            <text:p>3</text:p>
          </table:table-cell>
          <table:table-cell table:formula="of:=DEC2HEX([.K5]*2^15;4)" office:value-type="string" office:string-value="64C2" calcext:value-type="string">
            <text:p>64C2</text:p>
          </table:table-cell>
          <table:table-cell table:formula="of:=DEC2HEX([.L5]*2^15;4)" office:value-type="string" office:string-value="4EF0" calcext:value-type="string">
            <text:p>4EF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F$2]*[.B5]+[.$E$2]*[.C5]" office:value-type="float" office:value="0.120536680255323" calcext:value-type="float">
            <text:p>0,120536680255323</text:p>
          </table:table-cell>
          <table:table-cell table:formula="of:=[.$F$2]*[.C5]-[.$E$2]*[.B5]" office:value-type="float" office:value="0.992708874098054" calcext:value-type="float">
            <text:p>0,99270887409805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formula="of:=[.$C$12]*[.K5]+[.$B$12]*[.L5]" office:value-type="float" office:value="0.935016242685416" calcext:value-type="float">
            <text:p>0,935016242685416</text:p>
          </table:table-cell>
          <table:table-cell table:formula="of:=[.$C$12]*[.L5]-[.$B$12]*[.K5]" office:value-type="float" office:value="0.354604887042536" calcext:value-type="float">
            <text:p>0,354604887042536</text:p>
          </table:table-cell>
          <table:table-cell/>
          <table:table-cell office:value-type="float" office:value="4" calcext:value-type="float">
            <text:p>4</text:p>
          </table:table-cell>
          <table:table-cell table:formula="of:=DEC2HEX([.B6]*2^15;4)" office:value-type="string" office:string-value="0F6D" calcext:value-type="string">
            <text:p>0F6D</text:p>
          </table:table-cell>
          <table:table-cell table:formula="of:=DEC2HEX([.C6]*2^15;4)" office:value-type="string" office:string-value="7F11" calcext:value-type="string">
            <text:p>7F11</text:p>
          </table:table-cell>
          <table:table-cell/>
          <table:table-cell office:value-type="float" office:value="4" calcext:value-type="float">
            <text:p>4</text:p>
          </table:table-cell>
          <table:table-cell table:formula="of:=DEC2HEX([.K6]*2^15;4)" office:value-type="string" office:string-value="77AE" calcext:value-type="string">
            <text:p>77AE</text:p>
          </table:table-cell>
          <table:table-cell table:formula="of:=DEC2HEX([.L6]*2^15;4)" office:value-type="string" office:string-value="2D63" calcext:value-type="string">
            <text:p>2D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F$2]*[.B6]+[.$E$2]*[.C6]" office:value-type="float" office:value="0.150464503274783" calcext:value-type="float">
            <text:p>0,150464503274783</text:p>
          </table:table-cell>
          <table:table-cell table:formula="of:=[.$F$2]*[.C6]-[.$E$2]*[.B6]" office:value-type="float" office:value="0.988615412207535" calcext:value-type="float">
            <text:p>0,98861541220753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formula="of:=[.$C$12]*[.K6]+[.$B$12]*[.L6]" office:value-type="float" office:value="0.998175554223319" calcext:value-type="float">
            <text:p>0,998175554223319</text:p>
          </table:table-cell>
          <table:table-cell table:formula="of:=[.$C$12]*[.L6]-[.$B$12]*[.K6]" office:value-type="float" office:value="0.0603784974222862" calcext:value-type="float">
            <text:p>0,060378497422286</text:p>
          </table:table-cell>
          <table:table-cell/>
          <table:table-cell office:value-type="float" office:value="5" calcext:value-type="float">
            <text:p>5</text:p>
          </table:table-cell>
          <table:table-cell table:formula="of:=DEC2HEX([.B7]*2^15;4)" office:value-type="string" office:string-value="1342" calcext:value-type="string">
            <text:p>1342</text:p>
          </table:table-cell>
          <table:table-cell table:formula="of:=DEC2HEX([.C7]*2^15;4)" office:value-type="string" office:string-value="7E8A" calcext:value-type="string">
            <text:p>7E8A</text:p>
          </table:table-cell>
          <table:table-cell/>
          <table:table-cell office:value-type="float" office:value="5" calcext:value-type="float">
            <text:p>5</text:p>
          </table:table-cell>
          <table:table-cell table:formula="of:=DEC2HEX([.K7]*2^15;4)" office:value-type="string" office:string-value="7FC4" calcext:value-type="string">
            <text:p>7FC4</text:p>
          </table:table-cell>
          <table:table-cell table:formula="of:=DEC2HEX([.L7]*2^15;4)" office:value-type="string" office:string-value="07BA" calcext:value-type="string">
            <text:p>07B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F$2]*[.B7]+[.$E$2]*[.C7]" office:value-type="float" office:value="0.180255037813906" calcext:value-type="float">
            <text:p>0,180255037813906</text:p>
          </table:table-cell>
          <table:table-cell table:formula="of:=[.$F$2]*[.C7]-[.$E$2]*[.B7]" office:value-type="float" office:value="0.983619906947144" calcext:value-type="float">
            <text:p>0,983619906947144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formula="of:=[.$C$12]*[.K7]+[.$B$12]*[.L7]" office:value-type="float" office:value="0.970941817426054" calcext:value-type="float">
            <text:p>0,970941817426054</text:p>
          </table:table-cell>
          <table:table-cell table:formula="of:=[.$C$12]*[.L7]-[.$B$12]*[.K7]" office:value-type="float" office:value="-0.239315664287558" calcext:value-type="float">
            <text:p>-0,239315664287558</text:p>
          </table:table-cell>
          <table:table-cell/>
          <table:table-cell office:value-type="float" office:value="6" calcext:value-type="float">
            <text:p>6</text:p>
          </table:table-cell>
          <table:table-cell table:formula="of:=DEC2HEX([.B8]*2^15;4)" office:value-type="string" office:string-value="1712" calcext:value-type="string">
            <text:p>1712</text:p>
          </table:table-cell>
          <table:table-cell table:formula="of:=DEC2HEX([.C8]*2^15;4)" office:value-type="string" office:string-value="7DE7" calcext:value-type="string">
            <text:p>7DE7</text:p>
          </table:table-cell>
          <table:table-cell/>
          <table:table-cell office:value-type="float" office:value="6" calcext:value-type="float">
            <text:p>6</text:p>
          </table:table-cell>
          <table:table-cell table:formula="of:=DEC2HEX([.K8]*2^15;4)" office:value-type="string" office:string-value="7C47" calcext:value-type="string">
            <text:p>7C47</text:p>
          </table:table-cell>
          <table:table-cell table:formula="of:=DEC2HEX([.L8]*2^15;4)" office:value-type="string" office:string-value="FFFFFFE15E" calcext:value-type="string">
            <text:p>FFFFFFE15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F$2]*[.B8]+[.$E$2]*[.C8]" office:value-type="float" office:value="0.209881102064848" calcext:value-type="float">
            <text:p>0,209881102064848</text:p>
          </table:table-cell>
          <table:table-cell table:formula="of:=[.$F$2]*[.C8]-[.$E$2]*[.B8]" office:value-type="float" office:value="0.977726916370847" calcext:value-type="float">
            <text:p>0,977726916370847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formula="of:=[.$C$12]*[.K8]+[.$B$12]*[.L8]" office:value-type="float" office:value="0.85578127230145" calcext:value-type="float">
            <text:p>0,85578127230145</text:p>
          </table:table-cell>
          <table:table-cell table:formula="of:=[.$C$12]*[.L8]-[.$B$12]*[.K8]" office:value-type="float" office:value="-0.517337814177658" calcext:value-type="float">
            <text:p>-0,517337814177658</text:p>
          </table:table-cell>
          <table:table-cell/>
          <table:table-cell office:value-type="float" office:value="7" calcext:value-type="float">
            <text:p>7</text:p>
          </table:table-cell>
          <table:table-cell table:formula="of:=DEC2HEX([.B9]*2^15;4)" office:value-type="string" office:string-value="1ADD" calcext:value-type="string">
            <text:p>1ADD</text:p>
          </table:table-cell>
          <table:table-cell table:formula="of:=DEC2HEX([.C9]*2^15;4)" office:value-type="string" office:string-value="7D26" calcext:value-type="string">
            <text:p>7D26</text:p>
          </table:table-cell>
          <table:table-cell/>
          <table:table-cell office:value-type="float" office:value="7" calcext:value-type="float">
            <text:p>7</text:p>
          </table:table-cell>
          <table:table-cell table:formula="of:=DEC2HEX([.K9]*2^15;4)" office:value-type="string" office:string-value="6D8A" calcext:value-type="string">
            <text:p>6D8A</text:p>
          </table:table-cell>
          <table:table-cell table:formula="of:=DEC2HEX([.L9]*2^15;4)" office:value-type="string" office:string-value="FFFFFFBDC7" calcext:value-type="string">
            <text:p>FFFFFFBDC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F$2]*[.B9]+[.$E$2]*[.C9]" office:value-type="float" office:value="0.239315664287558" calcext:value-type="float">
            <text:p>0,239315664287558</text:p>
          </table:table-cell>
          <table:table-cell table:formula="of:=[.$F$2]*[.C9]-[.$E$2]*[.B9]" office:value-type="float" office:value="0.970941817426052" calcext:value-type="float">
            <text:p>0,970941817426052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formula="of:=[.$C$12]*[.K9]+[.$B$12]*[.L9]" office:value-type="float" office:value="0.663122658240797" calcext:value-type="float">
            <text:p>0,663122658240797</text:p>
          </table:table-cell>
          <table:table-cell table:formula="of:=[.$C$12]*[.L9]-[.$B$12]*[.K9]" office:value-type="float" office:value="-0.748510748171103" calcext:value-type="float">
            <text:p>-0,748510748171103</text:p>
          </table:table-cell>
          <table:table-cell/>
          <table:table-cell office:value-type="float" office:value="8" calcext:value-type="float">
            <text:p>8</text:p>
          </table:table-cell>
          <table:table-cell table:formula="of:=DEC2HEX([.B10]*2^15;4)" office:value-type="string" office:string-value="1EA1" calcext:value-type="string">
            <text:p>1EA1</text:p>
          </table:table-cell>
          <table:table-cell table:formula="of:=DEC2HEX([.C10]*2^15;4)" office:value-type="string" office:string-value="7C47" calcext:value-type="string">
            <text:p>7C47</text:p>
          </table:table-cell>
          <table:table-cell/>
          <table:table-cell office:value-type="float" office:value="8" calcext:value-type="float">
            <text:p>8</text:p>
          </table:table-cell>
          <table:table-cell table:formula="of:=DEC2HEX([.K10]*2^15;4)" office:value-type="string" office:string-value="54E1" calcext:value-type="string">
            <text:p>54E1</text:p>
          </table:table-cell>
          <table:table-cell table:formula="of:=DEC2HEX([.L10]*2^15;4)" office:value-type="string" office:string-value="FFFFFFA030" calcext:value-type="string">
            <text:p>FFFFFFA03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F$2]*[.B10]+[.$E$2]*[.C10]" office:value-type="float" office:value="0.268531867474377" calcext:value-type="float">
            <text:p>0,268531867474377</text:p>
          </table:table-cell>
          <table:table-cell table:formula="of:=[.$F$2]*[.C10]-[.$E$2]*[.B10]" office:value-type="float" office:value="0.963270801047517" calcext:value-type="float">
            <text:p>0,963270801047517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formula="of:=[.$C$12]*[.K10]+[.$B$12]*[.L10]" office:value-type="float" office:value="0.410412805452758" calcext:value-type="float">
            <text:p>0,410412805452758</text:p>
          </table:table-cell>
          <table:table-cell table:formula="of:=[.$C$12]*[.L10]-[.$B$12]*[.K10]" office:value-type="float" office:value="-0.911899845992093" calcext:value-type="float">
            <text:p>-0,911899845992093</text:p>
          </table:table-cell>
          <table:table-cell/>
          <table:table-cell office:value-type="float" office:value="9" calcext:value-type="float">
            <text:p>9</text:p>
          </table:table-cell>
          <table:table-cell table:formula="of:=DEC2HEX([.B11]*2^15;4)" office:value-type="string" office:string-value="225F" calcext:value-type="string">
            <text:p>225F</text:p>
          </table:table-cell>
          <table:table-cell table:formula="of:=DEC2HEX([.C11]*2^15;4)" office:value-type="string" office:string-value="7B4C" calcext:value-type="string">
            <text:p>7B4C</text:p>
          </table:table-cell>
          <table:table-cell/>
          <table:table-cell office:value-type="float" office:value="9" calcext:value-type="float">
            <text:p>9</text:p>
          </table:table-cell>
          <table:table-cell table:formula="of:=DEC2HEX([.K11]*2^15;4)" office:value-type="string" office:string-value="3488" calcext:value-type="string">
            <text:p>3488</text:p>
          </table:table-cell>
          <table:table-cell table:formula="of:=DEC2HEX([.L11]*2^15;4)" office:value-type="string" office:string-value="FFFFFF8B46" calcext:value-type="string">
            <text:p>FFFFFF8B4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F$2]*[.B11]+[.$E$2]*[.C11]" office:value-type="float" office:value="0.297503053855203" calcext:value-type="float">
            <text:p>0,297503053855203</text:p>
          </table:table-cell>
          <table:table-cell table:formula="of:=[.$F$2]*[.C11]-[.$E$2]*[.B11]" office:value-type="float" office:value="0.954720866508546" calcext:value-type="float">
            <text:p>0,954720866508546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formula="of:=[.$C$12]*[.K11]+[.$B$12]*[.L11]" office:value-type="float" office:value="0.120536680255324" calcext:value-type="float">
            <text:p>0,120536680255324</text:p>
          </table:table-cell>
          <table:table-cell table:formula="of:=[.$C$12]*[.L11]-[.$B$12]*[.K11]" office:value-type="float" office:value="-0.992708874098057" calcext:value-type="float">
            <text:p>-0,992708874098057</text:p>
          </table:table-cell>
          <table:table-cell/>
          <table:table-cell office:value-type="float" office:value="10" calcext:value-type="float">
            <text:p>10</text:p>
          </table:table-cell>
          <table:table-cell table:formula="of:=DEC2HEX([.B12]*2^15;4)" office:value-type="string" office:string-value="2614" calcext:value-type="string">
            <text:p>2614</text:p>
          </table:table-cell>
          <table:table-cell table:formula="of:=DEC2HEX([.C12]*2^15;4)" office:value-type="string" office:string-value="7A34" calcext:value-type="string">
            <text:p>7A34</text:p>
          </table:table-cell>
          <table:table-cell/>
          <table:table-cell office:value-type="float" office:value="10" calcext:value-type="float">
            <text:p>10</text:p>
          </table:table-cell>
          <table:table-cell table:formula="of:=DEC2HEX([.K12]*2^15;4)" office:value-type="string" office:string-value="0F6D" calcext:value-type="string">
            <text:p>0F6D</text:p>
          </table:table-cell>
          <table:table-cell table:formula="of:=DEC2HEX([.L12]*2^15;4)" office:value-type="string" office:string-value="FFFFFF80EE" calcext:value-type="string">
            <text:p>FFFFFF80EE</text:p>
          </table:table-cell>
        </table:table-row>
        <table:table-row table:style-name="ro1">
          <table:table-cell table:number-columns-repeated="9"/>
          <table:table-cell office:value-type="float" office:value="11" calcext:value-type="float">
            <text:p>11</text:p>
          </table:table-cell>
          <table:table-cell table:formula="of:=[.$C$12]*[.K12]+[.$B$12]*[.L12]" office:value-type="float" office:value="-0.180255037813906" calcext:value-type="float">
            <text:p>-0,180255037813906</text:p>
          </table:table-cell>
          <table:table-cell table:formula="of:=[.$C$12]*[.L12]-[.$B$12]*[.K12]" office:value-type="float" office:value="-0.983619906947147" calcext:value-type="float">
            <text:p>-0,983619906947147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table:formula="of:=DEC2HEX([.K13]*2^15;4)" office:value-type="string" office:string-value="FFFFFFE8ED" calcext:value-type="string">
            <text:p>FFFFFFE8ED</text:p>
          </table:table-cell>
          <table:table-cell table:formula="of:=DEC2HEX([.L13]*2^15;4)" office:value-type="string" office:string-value="FFFFFF8218" calcext:value-type="string">
            <text:p>FFFFFF8218</text:p>
          </table:table-cell>
        </table:table-row>
        <table:table-row table:style-name="ro1">
          <table:table-cell table:number-columns-repeated="9"/>
          <table:table-cell office:value-type="float" office:value="12" calcext:value-type="float">
            <text:p>12</text:p>
          </table:table-cell>
          <table:table-cell table:formula="of:=[.$C$12]*[.K13]+[.$B$12]*[.L13]" office:value-type="float" office:value="-0.46472317204377" calcext:value-type="float">
            <text:p>-0,46472317204377</text:p>
          </table:table-cell>
          <table:table-cell table:formula="of:=[.$C$12]*[.L13]-[.$B$12]*[.K13]" office:value-type="float" office:value="-0.885456025653213" calcext:value-type="float">
            <text:p>-0,885456025653213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formula="of:=DEC2HEX([.K14]*2^15;4)" office:value-type="string" office:string-value="FFFFFFC483" calcext:value-type="string">
            <text:p>FFFFFFC483</text:p>
          </table:table-cell>
          <table:table-cell table:formula="of:=DEC2HEX([.L14]*2^15;4)" office:value-type="string" office:string-value="FFFFFF8EA9" calcext:value-type="string">
            <text:p>FFFFFF8EA9</text:p>
          </table:table-cell>
        </table:table-row>
        <table:table-row table:style-name="ro1">
          <table:table-cell table:number-columns-repeated="9"/>
          <table:table-cell office:value-type="float" office:value="13" calcext:value-type="float">
            <text:p>13</text:p>
          </table:table-cell>
          <table:table-cell table:formula="of:=[.$C$12]*[.K14]+[.$B$12]*[.L14]" office:value-type="float" office:value="-0.70710678118655" calcext:value-type="float">
            <text:p>-0,70710678118655</text:p>
          </table:table-cell>
          <table:table-cell table:formula="of:=[.$C$12]*[.L14]-[.$B$12]*[.K14]" office:value-type="float" office:value="-0.707106781186551" calcext:value-type="float">
            <text:p>-0,707106781186551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table:formula="of:=DEC2HEX([.K15]*2^15;4)" office:value-type="string" office:string-value="FFFFFFA57D" calcext:value-type="string">
            <text:p>FFFFFFA57D</text:p>
          </table:table-cell>
          <table:table-cell table:formula="of:=DEC2HEX([.L15]*2^15;4)" office:value-type="string" office:string-value="FFFFFFA57D" calcext:value-type="string">
            <text:p>FFFFFFA57D</text:p>
          </table:table-cell>
        </table:table-row>
        <table:table-row table:style-name="ro1">
          <table:table-cell table:number-columns-repeated="9"/>
          <table:table-cell office:value-type="float" office:value="14" calcext:value-type="float">
            <text:p>14</text:p>
          </table:table-cell>
          <table:table-cell table:formula="of:=[.$C$12]*[.K15]+[.$B$12]*[.L15]" office:value-type="float" office:value="-0.885456025653214" calcext:value-type="float">
            <text:p>-0,885456025653214</text:p>
          </table:table-cell>
          <table:table-cell table:formula="of:=[.$C$12]*[.L15]-[.$B$12]*[.K15]" office:value-type="float" office:value="-0.464723172043771" calcext:value-type="float">
            <text:p>-0,464723172043771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table:formula="of:=DEC2HEX([.K16]*2^15;4)" office:value-type="string" office:string-value="FFFFFF8EA9" calcext:value-type="string">
            <text:p>FFFFFF8EA9</text:p>
          </table:table-cell>
          <table:table-cell table:formula="of:=DEC2HEX([.L16]*2^15;4)" office:value-type="string" office:string-value="FFFFFFC483" calcext:value-type="string">
            <text:p>FFFFFFC483</text:p>
          </table:table-cell>
        </table:table-row>
        <table:table-row table:style-name="ro1">
          <table:table-cell table:number-columns-repeated="9"/>
          <table:table-cell office:value-type="float" office:value="15" calcext:value-type="float">
            <text:p>15</text:p>
          </table:table-cell>
          <table:table-cell table:formula="of:=[.$C$12]*[.K16]+[.$B$12]*[.L16]" office:value-type="float" office:value="-0.983619906947148" calcext:value-type="float">
            <text:p>-0,983619906947148</text:p>
          </table:table-cell>
          <table:table-cell table:formula="of:=[.$C$12]*[.L16]-[.$B$12]*[.K16]" office:value-type="float" office:value="-0.180255037813907" calcext:value-type="float">
            <text:p>-0,180255037813907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table:formula="of:=DEC2HEX([.K17]*2^15;4)" office:value-type="string" office:string-value="FFFFFF8218" calcext:value-type="string">
            <text:p>FFFFFF8218</text:p>
          </table:table-cell>
          <table:table-cell table:formula="of:=DEC2HEX([.L17]*2^15;4)" office:value-type="string" office:string-value="FFFFFFE8ED" calcext:value-type="string">
            <text:p>FFFFFFE8ED</text:p>
          </table:table-cell>
        </table:table-row>
        <table:table-row table:style-name="ro1">
          <table:table-cell table:number-columns-repeated="9"/>
          <table:table-cell office:value-type="float" office:value="16" calcext:value-type="float">
            <text:p>16</text:p>
          </table:table-cell>
          <table:table-cell table:formula="of:=[.$C$12]*[.K17]+[.$B$12]*[.L17]" office:value-type="float" office:value="-0.992708874098059" calcext:value-type="float">
            <text:p>-0,992708874098059</text:p>
          </table:table-cell>
          <table:table-cell table:formula="of:=[.$C$12]*[.L17]-[.$B$12]*[.K17]" office:value-type="float" office:value="0.120536680255323" calcext:value-type="float">
            <text:p>0,120536680255323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formula="of:=DEC2HEX([.K18]*2^15;4)" office:value-type="string" office:string-value="FFFFFF80EE" calcext:value-type="string">
            <text:p>FFFFFF80EE</text:p>
          </table:table-cell>
          <table:table-cell table:formula="of:=DEC2HEX([.L18]*2^15;4)" office:value-type="string" office:string-value="0F6D" calcext:value-type="string">
            <text:p>0F6D</text:p>
          </table:table-cell>
        </table:table-row>
        <table:table-row table:style-name="ro1">
          <table:table-cell table:number-columns-repeated="9"/>
          <table:table-cell office:value-type="float" office:value="17" calcext:value-type="float">
            <text:p>17</text:p>
          </table:table-cell>
          <table:table-cell table:formula="of:=[.$C$12]*[.K18]+[.$B$12]*[.L18]" office:value-type="float" office:value="-0.911899845992095" calcext:value-type="float">
            <text:p>-0,911899845992095</text:p>
          </table:table-cell>
          <table:table-cell table:formula="of:=[.$C$12]*[.L18]-[.$B$12]*[.K18]" office:value-type="float" office:value="0.410412805452758" calcext:value-type="float">
            <text:p>0,410412805452758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table:formula="of:=DEC2HEX([.K19]*2^15;4)" office:value-type="string" office:string-value="FFFFFF8B46" calcext:value-type="string">
            <text:p>FFFFFF8B46</text:p>
          </table:table-cell>
          <table:table-cell table:formula="of:=DEC2HEX([.L19]*2^15;4)" office:value-type="string" office:string-value="3488" calcext:value-type="string">
            <text:p>3488</text:p>
          </table:table-cell>
        </table:table-row>
        <table:table-row table:style-name="ro1">
          <table:table-cell table:number-columns-repeated="9"/>
          <table:table-cell office:value-type="float" office:value="18" calcext:value-type="float">
            <text:p>18</text:p>
          </table:table-cell>
          <table:table-cell table:formula="of:=[.$C$12]*[.K19]+[.$B$12]*[.L19]" office:value-type="float" office:value="-0.748510748171106" calcext:value-type="float">
            <text:p>-0,748510748171106</text:p>
          </table:table-cell>
          <table:table-cell table:formula="of:=[.$C$12]*[.L19]-[.$B$12]*[.K19]" office:value-type="float" office:value="0.663122658240799" calcext:value-type="float">
            <text:p>0,663122658240799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table:formula="of:=DEC2HEX([.K20]*2^15;4)" office:value-type="string" office:string-value="FFFFFFA030" calcext:value-type="string">
            <text:p>FFFFFFA030</text:p>
          </table:table-cell>
          <table:table-cell table:formula="of:=DEC2HEX([.L20]*2^15;4)" office:value-type="string" office:string-value="54E1" calcext:value-type="string">
            <text:p>54E1</text:p>
          </table:table-cell>
        </table:table-row>
        <table:table-row table:style-name="ro1">
          <table:table-cell table:number-columns-repeated="9"/>
          <table:table-cell office:value-type="float" office:value="19" calcext:value-type="float">
            <text:p>19</text:p>
          </table:table-cell>
          <table:table-cell table:formula="of:=[.$C$12]*[.K20]+[.$B$12]*[.L20]" office:value-type="float" office:value="-0.51733781417766" calcext:value-type="float">
            <text:p>-0,51733781417766</text:p>
          </table:table-cell>
          <table:table-cell table:formula="of:=[.$C$12]*[.L20]-[.$B$12]*[.K20]" office:value-type="float" office:value="0.855781272301452" calcext:value-type="float">
            <text:p>0,855781272301452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table:formula="of:=DEC2HEX([.K21]*2^15;4)" office:value-type="string" office:string-value="FFFFFFBDC7" calcext:value-type="string">
            <text:p>FFFFFFBDC7</text:p>
          </table:table-cell>
          <table:table-cell table:formula="of:=DEC2HEX([.L21]*2^15;4)" office:value-type="string" office:string-value="6D8A" calcext:value-type="string">
            <text:p>6D8A</text:p>
          </table:table-cell>
        </table:table-row>
        <table:table-row table:style-name="ro1">
          <table:table-cell table:number-columns-repeated="9"/>
          <table:table-cell office:value-type="float" office:value="20" calcext:value-type="float">
            <text:p>20</text:p>
          </table:table-cell>
          <table:table-cell table:formula="of:=[.$C$12]*[.K21]+[.$B$12]*[.L21]" office:value-type="float" office:value="-0.23931566428756" calcext:value-type="float">
            <text:p>-0,23931566428756</text:p>
          </table:table-cell>
          <table:table-cell table:formula="of:=[.$C$12]*[.L21]-[.$B$12]*[.K21]" office:value-type="float" office:value="0.970941817426058" calcext:value-type="float">
            <text:p>0,970941817426058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table:formula="of:=DEC2HEX([.K22]*2^15;4)" office:value-type="string" office:string-value="FFFFFFE15E" calcext:value-type="string">
            <text:p>FFFFFFE15E</text:p>
          </table:table-cell>
          <table:table-cell table:formula="of:=DEC2HEX([.L22]*2^15;4)" office:value-type="string" office:string-value="7C47" calcext:value-type="string">
            <text:p>7C47</text:p>
          </table:table-cell>
        </table:table-row>
        <table:table-row table:style-name="ro1">
          <table:table-cell table:number-columns-repeated="9"/>
          <table:table-cell office:value-type="float" office:value="21" calcext:value-type="float">
            <text:p>21</text:p>
          </table:table-cell>
          <table:table-cell table:formula="of:=[.$C$12]*[.K22]+[.$B$12]*[.L22]" office:value-type="float" office:value="0.0603784974222858" calcext:value-type="float">
            <text:p>0,060378497422286</text:p>
          </table:table-cell>
          <table:table-cell table:formula="of:=[.$C$12]*[.L22]-[.$B$12]*[.K22]" office:value-type="float" office:value="0.998175554223324" calcext:value-type="float">
            <text:p>0,998175554223324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formula="of:=DEC2HEX([.K23]*2^15;4)" office:value-type="string" office:string-value="07BA" calcext:value-type="string">
            <text:p>07BA</text:p>
          </table:table-cell>
          <table:table-cell table:formula="of:=DEC2HEX([.L23]*2^15;4)" office:value-type="string" office:string-value="7FC4" calcext:value-type="string">
            <text:p>7FC4</text:p>
          </table:table-cell>
        </table:table-row>
        <table:table-row table:style-name="ro1">
          <table:table-cell table:number-columns-repeated="9"/>
          <table:table-cell office:value-type="float" office:value="22" calcext:value-type="float">
            <text:p>22</text:p>
          </table:table-cell>
          <table:table-cell table:formula="of:=[.$C$12]*[.K23]+[.$B$12]*[.L23]" office:value-type="float" office:value="0.354604887042537" calcext:value-type="float">
            <text:p>0,354604887042537</text:p>
          </table:table-cell>
          <table:table-cell table:formula="of:=[.$C$12]*[.L23]-[.$B$12]*[.K23]" office:value-type="float" office:value="0.935016242685421" calcext:value-type="float">
            <text:p>0,935016242685421</text:p>
          </table:table-cell>
          <table:table-cell table:number-columns-repeated="5"/>
          <table:table-cell office:value-type="float" office:value="22" calcext:value-type="float">
            <text:p>22</text:p>
          </table:table-cell>
          <table:table-cell table:formula="of:=DEC2HEX([.K24]*2^15;4)" office:value-type="string" office:string-value="2D63" calcext:value-type="string">
            <text:p>2D63</text:p>
          </table:table-cell>
          <table:table-cell table:formula="of:=DEC2HEX([.L24]*2^15;4)" office:value-type="string" office:string-value="77AE" calcext:value-type="string">
            <text:p>77AE</text:p>
          </table:table-cell>
        </table:table-row>
        <table:table-row table:style-name="ro1">
          <table:table-cell table:number-columns-repeated="9"/>
          <table:table-cell office:value-type="float" office:value="23" calcext:value-type="float">
            <text:p>23</text:p>
          </table:table-cell>
          <table:table-cell table:formula="of:=[.$C$12]*[.K24]+[.$B$12]*[.L24]" office:value-type="float" office:value="0.616718872628547" calcext:value-type="float">
            <text:p>0,616718872628547</text:p>
          </table:table-cell>
          <table:table-cell table:formula="of:=[.$C$12]*[.L24]-[.$B$12]*[.K24]" office:value-type="float" office:value="0.787183480609056" calcext:value-type="float">
            <text:p>0,787183480609056</text:p>
          </table:table-cell>
          <table:table-cell table:number-columns-repeated="5"/>
          <table:table-cell office:value-type="float" office:value="23" calcext:value-type="float">
            <text:p>23</text:p>
          </table:table-cell>
          <table:table-cell table:formula="of:=DEC2HEX([.K25]*2^15;4)" office:value-type="string" office:string-value="4EF0" calcext:value-type="string">
            <text:p>4EF0</text:p>
          </table:table-cell>
          <table:table-cell table:formula="of:=DEC2HEX([.L25]*2^15;4)" office:value-type="string" office:string-value="64C2" calcext:value-type="string">
            <text:p>64C2</text:p>
          </table:table-cell>
        </table:table-row>
        <table:table-row table:style-name="ro1">
          <table:table-cell table:number-columns-repeated="9"/>
          <table:table-cell office:value-type="float" office:value="24" calcext:value-type="float">
            <text:p>24</text:p>
          </table:table-cell>
          <table:table-cell table:formula="of:=[.$C$12]*[.K25]+[.$B$12]*[.L25]" office:value-type="float" office:value="0.822983865893662" calcext:value-type="float">
            <text:p>0,822983865893662</text:p>
          </table:table-cell>
          <table:table-cell table:formula="of:=[.$C$12]*[.L25]-[.$B$12]*[.K25]" office:value-type="float" office:value="0.568064746731161" calcext:value-type="float">
            <text:p>0,568064746731161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 table:formula="of:=DEC2HEX([.K26]*2^15;4)" office:value-type="string" office:string-value="6957" calcext:value-type="string">
            <text:p>6957</text:p>
          </table:table-cell>
          <table:table-cell table:formula="of:=DEC2HEX([.L26]*2^15;4)" office:value-type="string" office:string-value="48B6" calcext:value-type="string">
            <text:p>48B6</text:p>
          </table:table-cell>
        </table:table-row>
        <table:table-row table:style-name="ro1">
          <table:table-cell table:number-columns-repeated="9"/>
          <table:table-cell office:value-type="float" office:value="25" calcext:value-type="float">
            <text:p>25</text:p>
          </table:table-cell>
          <table:table-cell table:formula="of:=[.$C$12]*[.K26]+[.$B$12]*[.L26]" office:value-type="float" office:value="0.954720866508553" calcext:value-type="float">
            <text:p>0,954720866508553</text:p>
          </table:table-cell>
          <table:table-cell table:formula="of:=[.$C$12]*[.L26]-[.$B$12]*[.K26]" office:value-type="float" office:value="0.297503053855206" calcext:value-type="float">
            <text:p>0,297503053855206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table:formula="of:=DEC2HEX([.K27]*2^15;4)" office:value-type="string" office:string-value="7A34" calcext:value-type="string">
            <text:p>7A34</text:p>
          </table:table-cell>
          <table:table-cell table:formula="of:=DEC2HEX([.L27]*2^15;4)" office:value-type="string" office:string-value="2614" calcext:value-type="string">
            <text:p>2614</text:p>
          </table:table-cell>
        </table:table-row>
        <table:table-row table:style-name="ro1">
          <table:table-cell table:number-columns-repeated="9"/>
          <table:table-cell office:value-type="float" office:value="26" calcext:value-type="float">
            <text:p>26</text:p>
          </table:table-cell>
          <table:table-cell table:formula="of:=[.$C$12]*[.K27]+[.$B$12]*[.L27]" office:value-type="float" office:value="1.00000000000001" calcext:value-type="float">
            <text:p>1,00000000000001</text:p>
          </table:table-cell>
          <table:table-cell table:formula="of:=[.$C$12]*[.L27]-[.$B$12]*[.K27]" office:value-type="float" office:value="0" calcext:value-type="float">
            <text:p>0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 table:formula="of:=DEC2HEX([.K28]*2^15;4)" office:value-type="string" office:string-value="8000" calcext:value-type="string">
            <text:p>8000</text:p>
          </table:table-cell>
          <table:table-cell table:formula="of:=DEC2HEX([.L28]*2^15;4)" office:value-type="string" office:string-value="0000" calcext:value-type="string">
            <text:p>0000</text:p>
          </table:table-cell>
        </table:table-row>
        <table:table-row table:style-name="ro1">
          <table:table-cell table:number-columns-repeated="9"/>
          <table:table-cell office:value-type="float" office:value="27" calcext:value-type="float">
            <text:p>27</text:p>
          </table:table-cell>
          <table:table-cell table:formula="of:=[.$C$12]*[.K28]+[.$B$12]*[.L28]" office:value-type="float" office:value="0.954720866508553" calcext:value-type="float">
            <text:p>0,954720866508553</text:p>
          </table:table-cell>
          <table:table-cell table:formula="of:=[.$C$12]*[.L28]-[.$B$12]*[.K28]" office:value-type="float" office:value="-0.297503053855205" calcext:value-type="float">
            <text:p>-0,297503053855205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 table:formula="of:=DEC2HEX([.K29]*2^15;4)" office:value-type="string" office:string-value="7A34" calcext:value-type="string">
            <text:p>7A34</text:p>
          </table:table-cell>
          <table:table-cell table:formula="of:=DEC2HEX([.L29]*2^15;4)" office:value-type="string" office:string-value="FFFFFFD9EB" calcext:value-type="string">
            <text:p>FFFFFFD9EB</text:p>
          </table:table-cell>
        </table:table-row>
        <table:table-row table:style-name="ro1">
          <table:table-cell table:number-columns-repeated="9"/>
          <table:table-cell office:value-type="float" office:value="28" calcext:value-type="float">
            <text:p>28</text:p>
          </table:table-cell>
          <table:table-cell table:formula="of:=[.$C$12]*[.K29]+[.$B$12]*[.L29]" office:value-type="float" office:value="0.822983865893663" calcext:value-type="float">
            <text:p>0,822983865893663</text:p>
          </table:table-cell>
          <table:table-cell table:formula="of:=[.$C$12]*[.L29]-[.$B$12]*[.K29]" office:value-type="float" office:value="-0.568064746731161" calcext:value-type="float">
            <text:p>-0,568064746731161</text:p>
          </table:table-cell>
          <table:table-cell table:number-columns-repeated="5"/>
          <table:table-cell office:value-type="float" office:value="28" calcext:value-type="float">
            <text:p>28</text:p>
          </table:table-cell>
          <table:table-cell table:formula="of:=DEC2HEX([.K30]*2^15;4)" office:value-type="string" office:string-value="6957" calcext:value-type="string">
            <text:p>6957</text:p>
          </table:table-cell>
          <table:table-cell table:formula="of:=DEC2HEX([.L30]*2^15;4)" office:value-type="string" office:string-value="FFFFFFB749" calcext:value-type="string">
            <text:p>FFFFFFB749</text:p>
          </table:table-cell>
        </table:table-row>
        <table:table-row table:style-name="ro1">
          <table:table-cell table:number-columns-repeated="9"/>
          <table:table-cell office:value-type="float" office:value="29" calcext:value-type="float">
            <text:p>29</text:p>
          </table:table-cell>
          <table:table-cell table:formula="of:=[.$C$12]*[.K30]+[.$B$12]*[.L30]" office:value-type="float" office:value="0.616718872628548" calcext:value-type="float">
            <text:p>0,616718872628548</text:p>
          </table:table-cell>
          <table:table-cell table:formula="of:=[.$C$12]*[.L30]-[.$B$12]*[.K30]" office:value-type="float" office:value="-0.787183480609057" calcext:value-type="float">
            <text:p>-0,787183480609057</text:p>
          </table:table-cell>
          <table:table-cell table:number-columns-repeated="5"/>
          <table:table-cell office:value-type="float" office:value="29" calcext:value-type="float">
            <text:p>29</text:p>
          </table:table-cell>
          <table:table-cell table:formula="of:=DEC2HEX([.K31]*2^15;4)" office:value-type="string" office:string-value="4EF0" calcext:value-type="string">
            <text:p>4EF0</text:p>
          </table:table-cell>
          <table:table-cell table:formula="of:=DEC2HEX([.L31]*2^15;4)" office:value-type="string" office:string-value="FFFFFF9B3D" calcext:value-type="string">
            <text:p>FFFFFF9B3D</text:p>
          </table:table-cell>
        </table:table-row>
        <table:table-row table:style-name="ro1">
          <table:table-cell table:number-columns-repeated="9"/>
          <table:table-cell office:value-type="float" office:value="30" calcext:value-type="float">
            <text:p>30</text:p>
          </table:table-cell>
          <table:table-cell table:formula="of:=[.$C$12]*[.K31]+[.$B$12]*[.L31]" office:value-type="float" office:value="0.354604887042539" calcext:value-type="float">
            <text:p>0,354604887042539</text:p>
          </table:table-cell>
          <table:table-cell table:formula="of:=[.$C$12]*[.L31]-[.$B$12]*[.K31]" office:value-type="float" office:value="-0.935016242685423" calcext:value-type="float">
            <text:p>-0,935016242685423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table:formula="of:=DEC2HEX([.K32]*2^15;4)" office:value-type="string" office:string-value="2D63" calcext:value-type="string">
            <text:p>2D63</text:p>
          </table:table-cell>
          <table:table-cell table:formula="of:=DEC2HEX([.L32]*2^15;4)" office:value-type="string" office:string-value="FFFFFF8851" calcext:value-type="string">
            <text:p>FFFFFF8851</text:p>
          </table:table-cell>
        </table:table-row>
        <table:table-row table:style-name="ro1">
          <table:table-cell table:number-columns-repeated="9"/>
          <table:table-cell office:value-type="float" office:value="31" calcext:value-type="float">
            <text:p>31</text:p>
          </table:table-cell>
          <table:table-cell table:formula="of:=[.$C$12]*[.K32]+[.$B$12]*[.L32]" office:value-type="float" office:value="0.0603784974222867" calcext:value-type="float">
            <text:p>0,060378497422287</text:p>
          </table:table-cell>
          <table:table-cell table:formula="of:=[.$C$12]*[.L32]-[.$B$12]*[.K32]" office:value-type="float" office:value="-0.998175554223327" calcext:value-type="float">
            <text:p>-0,998175554223327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table:formula="of:=DEC2HEX([.K33]*2^15;4)" office:value-type="string" office:string-value="07BA" calcext:value-type="string">
            <text:p>07BA</text:p>
          </table:table-cell>
          <table:table-cell table:formula="of:=DEC2HEX([.L33]*2^15;4)" office:value-type="string" office:string-value="FFFFFF803B" calcext:value-type="string">
            <text:p>FFFFFF803B</text:p>
          </table:table-cell>
        </table:table-row>
        <table:table-row table:style-name="ro1">
          <table:table-cell table:number-columns-repeated="9"/>
          <table:table-cell office:value-type="float" office:value="32" calcext:value-type="float">
            <text:p>32</text:p>
          </table:table-cell>
          <table:table-cell table:formula="of:=[.$C$12]*[.K33]+[.$B$12]*[.L33]" office:value-type="float" office:value="-0.23931566428756" calcext:value-type="float">
            <text:p>-0,23931566428756</text:p>
          </table:table-cell>
          <table:table-cell table:formula="of:=[.$C$12]*[.L33]-[.$B$12]*[.K33]" office:value-type="float" office:value="-0.970941817426061" calcext:value-type="float">
            <text:p>-0,970941817426061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formula="of:=DEC2HEX([.K34]*2^15;4)" office:value-type="string" office:string-value="FFFFFFE15E" calcext:value-type="string">
            <text:p>FFFFFFE15E</text:p>
          </table:table-cell>
          <table:table-cell table:formula="of:=DEC2HEX([.L34]*2^15;4)" office:value-type="string" office:string-value="FFFFFF83B8" calcext:value-type="string">
            <text:p>FFFFFF83B8</text:p>
          </table:table-cell>
        </table:table-row>
        <table:table-row table:style-name="ro1">
          <table:table-cell table:number-columns-repeated="9"/>
          <table:table-cell office:value-type="float" office:value="33" calcext:value-type="float">
            <text:p>33</text:p>
          </table:table-cell>
          <table:table-cell table:formula="of:=[.$C$12]*[.K34]+[.$B$12]*[.L34]" office:value-type="float" office:value="-0.517337814177662" calcext:value-type="float">
            <text:p>-0,517337814177662</text:p>
          </table:table-cell>
          <table:table-cell table:formula="of:=[.$C$12]*[.L34]-[.$B$12]*[.K34]" office:value-type="float" office:value="-0.855781272301456" calcext:value-type="float">
            <text:p>-0,855781272301456</text:p>
          </table:table-cell>
          <table:table-cell table:number-columns-repeated="5"/>
          <table:table-cell office:value-type="float" office:value="33" calcext:value-type="float">
            <text:p>33</text:p>
          </table:table-cell>
          <table:table-cell table:formula="of:=DEC2HEX([.K35]*2^15;4)" office:value-type="string" office:string-value="FFFFFFBDC7" calcext:value-type="string">
            <text:p>FFFFFFBDC7</text:p>
          </table:table-cell>
          <table:table-cell table:formula="of:=DEC2HEX([.L35]*2^15;4)" office:value-type="string" office:string-value="FFFFFF9275" calcext:value-type="string">
            <text:p>FFFFFF9275</text:p>
          </table:table-cell>
        </table:table-row>
        <table:table-row table:style-name="ro1">
          <table:table-cell table:number-columns-repeated="9"/>
          <table:table-cell office:value-type="float" office:value="34" calcext:value-type="float">
            <text:p>34</text:p>
          </table:table-cell>
          <table:table-cell table:formula="of:=[.$C$12]*[.K35]+[.$B$12]*[.L35]" office:value-type="float" office:value="-0.748510748171109" calcext:value-type="float">
            <text:p>-0,748510748171109</text:p>
          </table:table-cell>
          <table:table-cell table:formula="of:=[.$C$12]*[.L35]-[.$B$12]*[.K35]" office:value-type="float" office:value="-0.663122658240802" calcext:value-type="float">
            <text:p>-0,663122658240802</text:p>
          </table:table-cell>
          <table:table-cell table:number-columns-repeated="5"/>
          <table:table-cell office:value-type="float" office:value="34" calcext:value-type="float">
            <text:p>34</text:p>
          </table:table-cell>
          <table:table-cell table:formula="of:=DEC2HEX([.K36]*2^15;4)" office:value-type="string" office:string-value="FFFFFFA030" calcext:value-type="string">
            <text:p>FFFFFFA030</text:p>
          </table:table-cell>
          <table:table-cell table:formula="of:=DEC2HEX([.L36]*2^15;4)" office:value-type="string" office:string-value="FFFFFFAB1E" calcext:value-type="string">
            <text:p>FFFFFFAB1E</text:p>
          </table:table-cell>
        </table:table-row>
        <table:table-row table:style-name="ro1">
          <table:table-cell table:number-columns-repeated="9"/>
          <table:table-cell office:value-type="float" office:value="35" calcext:value-type="float">
            <text:p>35</text:p>
          </table:table-cell>
          <table:table-cell table:formula="of:=[.$C$12]*[.K36]+[.$B$12]*[.L36]" office:value-type="float" office:value="-0.9118998459921" calcext:value-type="float">
            <text:p>-0,9118998459921</text:p>
          </table:table-cell>
          <table:table-cell table:formula="of:=[.$C$12]*[.L36]-[.$B$12]*[.K36]" office:value-type="float" office:value="-0.410412805452761" calcext:value-type="float">
            <text:p>-0,410412805452761</text:p>
          </table:table-cell>
          <table:table-cell table:number-columns-repeated="5"/>
          <table:table-cell office:value-type="float" office:value="35" calcext:value-type="float">
            <text:p>35</text:p>
          </table:table-cell>
          <table:table-cell table:formula="of:=DEC2HEX([.K37]*2^15;4)" office:value-type="string" office:string-value="FFFFFF8B46" calcext:value-type="string">
            <text:p>FFFFFF8B46</text:p>
          </table:table-cell>
          <table:table-cell table:formula="of:=DEC2HEX([.L37]*2^15;4)" office:value-type="string" office:string-value="FFFFFFCB77" calcext:value-type="string">
            <text:p>FFFFFFCB77</text:p>
          </table:table-cell>
        </table:table-row>
        <table:table-row table:style-name="ro1">
          <table:table-cell table:number-columns-repeated="9"/>
          <table:table-cell office:value-type="float" office:value="36" calcext:value-type="float">
            <text:p>36</text:p>
          </table:table-cell>
          <table:table-cell table:formula="of:=[.$C$12]*[.K37]+[.$B$12]*[.L37]" office:value-type="float" office:value="-0.992708874098065" calcext:value-type="float">
            <text:p>-0,992708874098065</text:p>
          </table:table-cell>
          <table:table-cell table:formula="of:=[.$C$12]*[.L37]-[.$B$12]*[.K37]" office:value-type="float" office:value="-0.120536680255325" calcext:value-type="float">
            <text:p>-0,120536680255325</text:p>
          </table:table-cell>
          <table:table-cell table:number-columns-repeated="5"/>
          <table:table-cell office:value-type="float" office:value="36" calcext:value-type="float">
            <text:p>36</text:p>
          </table:table-cell>
          <table:table-cell table:formula="of:=DEC2HEX([.K38]*2^15;4)" office:value-type="string" office:string-value="FFFFFF80EE" calcext:value-type="string">
            <text:p>FFFFFF80EE</text:p>
          </table:table-cell>
          <table:table-cell table:formula="of:=DEC2HEX([.L38]*2^15;4)" office:value-type="string" office:string-value="FFFFFFF092" calcext:value-type="string">
            <text:p>FFFFFFF092</text:p>
          </table:table-cell>
        </table:table-row>
        <table:table-row table:style-name="ro1">
          <table:table-cell table:number-columns-repeated="9"/>
          <table:table-cell office:value-type="float" office:value="37" calcext:value-type="float">
            <text:p>37</text:p>
          </table:table-cell>
          <table:table-cell table:formula="of:=[.$C$12]*[.K38]+[.$B$12]*[.L38]" office:value-type="float" office:value="-0.983619906947155" calcext:value-type="float">
            <text:p>-0,983619906947155</text:p>
          </table:table-cell>
          <table:table-cell table:formula="of:=[.$C$12]*[.L38]-[.$B$12]*[.K38]" office:value-type="float" office:value="0.180255037813907" calcext:value-type="float">
            <text:p>0,180255037813907</text:p>
          </table:table-cell>
          <table:table-cell table:number-columns-repeated="5"/>
          <table:table-cell office:value-type="float" office:value="37" calcext:value-type="float">
            <text:p>37</text:p>
          </table:table-cell>
          <table:table-cell table:formula="of:=DEC2HEX([.K39]*2^15;4)" office:value-type="string" office:string-value="FFFFFF8218" calcext:value-type="string">
            <text:p>FFFFFF8218</text:p>
          </table:table-cell>
          <table:table-cell table:formula="of:=DEC2HEX([.L39]*2^15;4)" office:value-type="string" office:string-value="1712" calcext:value-type="string">
            <text:p>1712</text:p>
          </table:table-cell>
        </table:table-row>
        <table:table-row table:style-name="ro1">
          <table:table-cell table:number-columns-repeated="9"/>
          <table:table-cell office:value-type="float" office:value="38" calcext:value-type="float">
            <text:p>38</text:p>
          </table:table-cell>
          <table:table-cell table:formula="of:=[.$C$12]*[.K39]+[.$B$12]*[.L39]" office:value-type="float" office:value="-0.88545602565322" calcext:value-type="float">
            <text:p>-0,88545602565322</text:p>
          </table:table-cell>
          <table:table-cell table:formula="of:=[.$C$12]*[.L39]-[.$B$12]*[.K39]" office:value-type="float" office:value="0.464723172043774" calcext:value-type="float">
            <text:p>0,464723172043774</text:p>
          </table:table-cell>
          <table:table-cell table:number-columns-repeated="5"/>
          <table:table-cell office:value-type="float" office:value="38" calcext:value-type="float">
            <text:p>38</text:p>
          </table:table-cell>
          <table:table-cell table:formula="of:=DEC2HEX([.K40]*2^15;4)" office:value-type="string" office:string-value="FFFFFF8EA9" calcext:value-type="string">
            <text:p>FFFFFF8EA9</text:p>
          </table:table-cell>
          <table:table-cell table:formula="of:=DEC2HEX([.L40]*2^15;4)" office:value-type="string" office:string-value="3B7C" calcext:value-type="string">
            <text:p>3B7C</text:p>
          </table:table-cell>
        </table:table-row>
        <table:table-row table:style-name="ro1">
          <table:table-cell table:number-columns-repeated="9"/>
          <table:table-cell office:value-type="float" office:value="39" calcext:value-type="float">
            <text:p>39</text:p>
          </table:table-cell>
          <table:table-cell table:formula="of:=[.$C$12]*[.K40]+[.$B$12]*[.L40]" office:value-type="float" office:value="-0.707106781186556" calcext:value-type="float">
            <text:p>-0,707106781186556</text:p>
          </table:table-cell>
          <table:table-cell table:formula="of:=[.$C$12]*[.L40]-[.$B$12]*[.K40]" office:value-type="float" office:value="0.707106781186556" calcext:value-type="float">
            <text:p>0,707106781186556</text:p>
          </table:table-cell>
          <table:table-cell table:number-columns-repeated="5"/>
          <table:table-cell office:value-type="float" office:value="39" calcext:value-type="float">
            <text:p>39</text:p>
          </table:table-cell>
          <table:table-cell table:formula="of:=DEC2HEX([.K41]*2^15;4)" office:value-type="string" office:string-value="FFFFFFA57D" calcext:value-type="string">
            <text:p>FFFFFFA57D</text:p>
          </table:table-cell>
          <table:table-cell table:formula="of:=DEC2HEX([.L41]*2^15;4)" office:value-type="string" office:string-value="5A82" calcext:value-type="string">
            <text:p>5A82</text:p>
          </table:table-cell>
        </table:table-row>
        <table:table-row table:style-name="ro1">
          <table:table-cell table:number-columns-repeated="9"/>
          <table:table-cell office:value-type="float" office:value="40" calcext:value-type="float">
            <text:p>40</text:p>
          </table:table-cell>
          <table:table-cell table:formula="of:=[.$C$12]*[.K41]+[.$B$12]*[.L41]" office:value-type="float" office:value="-0.464723172043775" calcext:value-type="float">
            <text:p>-0,464723172043775</text:p>
          </table:table-cell>
          <table:table-cell table:formula="of:=[.$C$12]*[.L41]-[.$B$12]*[.K41]" office:value-type="float" office:value="0.88545602565322" calcext:value-type="float">
            <text:p>0,88545602565322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 table:formula="of:=DEC2HEX([.K42]*2^15;4)" office:value-type="string" office:string-value="FFFFFFC483" calcext:value-type="string">
            <text:p>FFFFFFC483</text:p>
          </table:table-cell>
          <table:table-cell table:formula="of:=DEC2HEX([.L42]*2^15;4)" office:value-type="string" office:string-value="7156" calcext:value-type="string">
            <text:p>7156</text:p>
          </table:table-cell>
        </table:table-row>
        <table:table-row table:style-name="ro1">
          <table:table-cell table:number-columns-repeated="9"/>
          <table:table-cell office:value-type="float" office:value="41" calcext:value-type="float">
            <text:p>41</text:p>
          </table:table-cell>
          <table:table-cell table:formula="of:=[.$C$12]*[.K42]+[.$B$12]*[.L42]" office:value-type="float" office:value="-0.180255037813908" calcext:value-type="float">
            <text:p>-0,180255037813908</text:p>
          </table:table-cell>
          <table:table-cell table:formula="of:=[.$C$12]*[.L42]-[.$B$12]*[.K42]" office:value-type="float" office:value="0.983619906947156" calcext:value-type="float">
            <text:p>0,983619906947156</text:p>
          </table:table-cell>
          <table:table-cell table:number-columns-repeated="5"/>
          <table:table-cell office:value-type="float" office:value="41" calcext:value-type="float">
            <text:p>41</text:p>
          </table:table-cell>
          <table:table-cell table:formula="of:=DEC2HEX([.K43]*2^15;4)" office:value-type="string" office:string-value="FFFFFFE8ED" calcext:value-type="string">
            <text:p>FFFFFFE8ED</text:p>
          </table:table-cell>
          <table:table-cell table:formula="of:=DEC2HEX([.L43]*2^15;4)" office:value-type="string" office:string-value="7DE7" calcext:value-type="string">
            <text:p>7DE7</text:p>
          </table:table-cell>
        </table:table-row>
        <table:table-row table:style-name="ro1">
          <table:table-cell table:number-columns-repeated="9"/>
          <table:table-cell office:value-type="float" office:value="42" calcext:value-type="float">
            <text:p>42</text:p>
          </table:table-cell>
          <table:table-cell table:formula="of:=[.$C$12]*[.K43]+[.$B$12]*[.L43]" office:value-type="float" office:value="0.120536680255324" calcext:value-type="float">
            <text:p>0,120536680255324</text:p>
          </table:table-cell>
          <table:table-cell table:formula="of:=[.$C$12]*[.L43]-[.$B$12]*[.K43]" office:value-type="float" office:value="0.992708874098067" calcext:value-type="float">
            <text:p>0,992708874098067</text:p>
          </table:table-cell>
          <table:table-cell table:number-columns-repeated="5"/>
          <table:table-cell office:value-type="float" office:value="42" calcext:value-type="float">
            <text:p>42</text:p>
          </table:table-cell>
          <table:table-cell table:formula="of:=DEC2HEX([.K44]*2^15;4)" office:value-type="string" office:string-value="0F6D" calcext:value-type="string">
            <text:p>0F6D</text:p>
          </table:table-cell>
          <table:table-cell table:formula="of:=DEC2HEX([.L44]*2^15;4)" office:value-type="string" office:string-value="7F11" calcext:value-type="string">
            <text:p>7F11</text:p>
          </table:table-cell>
        </table:table-row>
        <table:table-row table:style-name="ro1">
          <table:table-cell table:number-columns-repeated="9"/>
          <table:table-cell office:value-type="float" office:value="43" calcext:value-type="float">
            <text:p>43</text:p>
          </table:table-cell>
          <table:table-cell table:formula="of:=[.$C$12]*[.K44]+[.$B$12]*[.L44]" office:value-type="float" office:value="0.410412805452762" calcext:value-type="float">
            <text:p>0,410412805452762</text:p>
          </table:table-cell>
          <table:table-cell table:formula="of:=[.$C$12]*[.L44]-[.$B$12]*[.K44]" office:value-type="float" office:value="0.911899845992102" calcext:value-type="float">
            <text:p>0,911899845992102</text:p>
          </table:table-cell>
          <table:table-cell table:number-columns-repeated="5"/>
          <table:table-cell office:value-type="float" office:value="43" calcext:value-type="float">
            <text:p>43</text:p>
          </table:table-cell>
          <table:table-cell table:formula="of:=DEC2HEX([.K45]*2^15;4)" office:value-type="string" office:string-value="3488" calcext:value-type="string">
            <text:p>3488</text:p>
          </table:table-cell>
          <table:table-cell table:formula="of:=DEC2HEX([.L45]*2^15;4)" office:value-type="string" office:string-value="74B9" calcext:value-type="string">
            <text:p>74B9</text:p>
          </table:table-cell>
        </table:table-row>
        <table:table-row table:style-name="ro1">
          <table:table-cell table:number-columns-repeated="9"/>
          <table:table-cell office:value-type="float" office:value="44" calcext:value-type="float">
            <text:p>44</text:p>
          </table:table-cell>
          <table:table-cell table:formula="of:=[.$C$12]*[.K45]+[.$B$12]*[.L45]" office:value-type="float" office:value="0.663122658240804" calcext:value-type="float">
            <text:p>0,663122658240804</text:p>
          </table:table-cell>
          <table:table-cell table:formula="of:=[.$C$12]*[.L45]-[.$B$12]*[.K45]" office:value-type="float" office:value="0.748510748171112" calcext:value-type="float">
            <text:p>0,748510748171112</text:p>
          </table:table-cell>
          <table:table-cell table:number-columns-repeated="5"/>
          <table:table-cell office:value-type="float" office:value="44" calcext:value-type="float">
            <text:p>44</text:p>
          </table:table-cell>
          <table:table-cell table:formula="of:=DEC2HEX([.K46]*2^15;4)" office:value-type="string" office:string-value="54E1" calcext:value-type="string">
            <text:p>54E1</text:p>
          </table:table-cell>
          <table:table-cell table:formula="of:=DEC2HEX([.L46]*2^15;4)" office:value-type="string" office:string-value="5FCF" calcext:value-type="string">
            <text:p>5FCF</text:p>
          </table:table-cell>
        </table:table-row>
        <table:table-row table:style-name="ro1">
          <table:table-cell table:number-columns-repeated="9"/>
          <table:table-cell office:value-type="float" office:value="45" calcext:value-type="float">
            <text:p>45</text:p>
          </table:table-cell>
          <table:table-cell table:formula="of:=[.$C$12]*[.K46]+[.$B$12]*[.L46]" office:value-type="float" office:value="0.855781272301459" calcext:value-type="float">
            <text:p>0,855781272301459</text:p>
          </table:table-cell>
          <table:table-cell table:formula="of:=[.$C$12]*[.L46]-[.$B$12]*[.K46]" office:value-type="float" office:value="0.517337814177664" calcext:value-type="float">
            <text:p>0,517337814177664</text:p>
          </table:table-cell>
          <table:table-cell table:number-columns-repeated="5"/>
          <table:table-cell office:value-type="float" office:value="45" calcext:value-type="float">
            <text:p>45</text:p>
          </table:table-cell>
          <table:table-cell table:formula="of:=DEC2HEX([.K47]*2^15;4)" office:value-type="string" office:string-value="6D8A" calcext:value-type="string">
            <text:p>6D8A</text:p>
          </table:table-cell>
          <table:table-cell table:formula="of:=DEC2HEX([.L47]*2^15;4)" office:value-type="string" office:string-value="4238" calcext:value-type="string">
            <text:p>4238</text:p>
          </table:table-cell>
        </table:table-row>
        <table:table-row table:style-name="ro1">
          <table:table-cell table:number-columns-repeated="9"/>
          <table:table-cell office:value-type="float" office:value="46" calcext:value-type="float">
            <text:p>46</text:p>
          </table:table-cell>
          <table:table-cell table:formula="of:=[.$C$12]*[.K47]+[.$B$12]*[.L47]" office:value-type="float" office:value="0.970941817426066" calcext:value-type="float">
            <text:p>0,970941817426066</text:p>
          </table:table-cell>
          <table:table-cell table:formula="of:=[.$C$12]*[.L47]-[.$B$12]*[.K47]" office:value-type="float" office:value="0.239315664287562" calcext:value-type="float">
            <text:p>0,239315664287562</text:p>
          </table:table-cell>
          <table:table-cell table:number-columns-repeated="5"/>
          <table:table-cell office:value-type="float" office:value="46" calcext:value-type="float">
            <text:p>46</text:p>
          </table:table-cell>
          <table:table-cell table:formula="of:=DEC2HEX([.K48]*2^15;4)" office:value-type="string" office:string-value="7C47" calcext:value-type="string">
            <text:p>7C47</text:p>
          </table:table-cell>
          <table:table-cell table:formula="of:=DEC2HEX([.L48]*2^15;4)" office:value-type="string" office:string-value="1EA1" calcext:value-type="string">
            <text:p>1EA1</text:p>
          </table:table-cell>
        </table:table-row>
        <table:table-row table:style-name="ro1">
          <table:table-cell table:number-columns-repeated="9"/>
          <table:table-cell office:value-type="float" office:value="47" calcext:value-type="float">
            <text:p>47</text:p>
          </table:table-cell>
          <table:table-cell table:formula="of:=[.$C$12]*[.K48]+[.$B$12]*[.L48]" office:value-type="float" office:value="0.998175554223332" calcext:value-type="float">
            <text:p>0,998175554223332</text:p>
          </table:table-cell>
          <table:table-cell table:formula="of:=[.$C$12]*[.L48]-[.$B$12]*[.K48]" office:value-type="float" office:value="-0.0603784974222863" calcext:value-type="float">
            <text:p>-0,060378497422286</text:p>
          </table:table-cell>
          <table:table-cell table:number-columns-repeated="5"/>
          <table:table-cell office:value-type="float" office:value="47" calcext:value-type="float">
            <text:p>47</text:p>
          </table:table-cell>
          <table:table-cell table:formula="of:=DEC2HEX([.K49]*2^15;4)" office:value-type="string" office:string-value="7FC4" calcext:value-type="string">
            <text:p>7FC4</text:p>
          </table:table-cell>
          <table:table-cell table:formula="of:=DEC2HEX([.L49]*2^15;4)" office:value-type="string" office:string-value="FFFFFFF845" calcext:value-type="string">
            <text:p>FFFFFFF845</text:p>
          </table:table-cell>
        </table:table-row>
        <table:table-row table:style-name="ro1">
          <table:table-cell table:number-columns-repeated="9"/>
          <table:table-cell office:value-type="float" office:value="48" calcext:value-type="float">
            <text:p>48</text:p>
          </table:table-cell>
          <table:table-cell table:formula="of:=[.$C$12]*[.K49]+[.$B$12]*[.L49]" office:value-type="float" office:value="0.935016242685429" calcext:value-type="float">
            <text:p>0,935016242685429</text:p>
          </table:table-cell>
          <table:table-cell table:formula="of:=[.$C$12]*[.L49]-[.$B$12]*[.K49]" office:value-type="float" office:value="-0.35460488704254" calcext:value-type="float">
            <text:p>-0,35460488704254</text:p>
          </table:table-cell>
          <table:table-cell table:number-columns-repeated="5"/>
          <table:table-cell office:value-type="float" office:value="48" calcext:value-type="float">
            <text:p>48</text:p>
          </table:table-cell>
          <table:table-cell table:formula="of:=DEC2HEX([.K50]*2^15;4)" office:value-type="string" office:string-value="77AE" calcext:value-type="string">
            <text:p>77AE</text:p>
          </table:table-cell>
          <table:table-cell table:formula="of:=DEC2HEX([.L50]*2^15;4)" office:value-type="string" office:string-value="FFFFFFD29C" calcext:value-type="string">
            <text:p>FFFFFFD29C</text:p>
          </table:table-cell>
        </table:table-row>
        <table:table-row table:style-name="ro1">
          <table:table-cell table:number-columns-repeated="9"/>
          <table:table-cell office:value-type="float" office:value="49" calcext:value-type="float">
            <text:p>49</text:p>
          </table:table-cell>
          <table:table-cell table:formula="of:=[.$C$12]*[.K50]+[.$B$12]*[.L50]" office:value-type="float" office:value="0.787183480609063" calcext:value-type="float">
            <text:p>0,787183480609063</text:p>
          </table:table-cell>
          <table:table-cell table:formula="of:=[.$C$12]*[.L50]-[.$B$12]*[.K50]" office:value-type="float" office:value="-0.616718872628552" calcext:value-type="float">
            <text:p>-0,616718872628552</text:p>
          </table:table-cell>
          <table:table-cell table:number-columns-repeated="5"/>
          <table:table-cell office:value-type="float" office:value="49" calcext:value-type="float">
            <text:p>49</text:p>
          </table:table-cell>
          <table:table-cell table:formula="of:=DEC2HEX([.K51]*2^15;4)" office:value-type="string" office:string-value="64C2" calcext:value-type="string">
            <text:p>64C2</text:p>
          </table:table-cell>
          <table:table-cell table:formula="of:=DEC2HEX([.L51]*2^15;4)" office:value-type="string" office:string-value="FFFFFFB10F" calcext:value-type="string">
            <text:p>FFFFFFB10F</text:p>
          </table:table-cell>
        </table:table-row>
        <table:table-row table:style-name="ro1">
          <table:table-cell table:number-columns-repeated="9"/>
          <table:table-cell office:value-type="float" office:value="50" calcext:value-type="float">
            <text:p>50</text:p>
          </table:table-cell>
          <table:table-cell table:formula="of:=[.$C$12]*[.K51]+[.$B$12]*[.L51]" office:value-type="float" office:value="0.568064746731165" calcext:value-type="float">
            <text:p>0,568064746731165</text:p>
          </table:table-cell>
          <table:table-cell table:formula="of:=[.$C$12]*[.L51]-[.$B$12]*[.K51]" office:value-type="float" office:value="-0.822983865893669" calcext:value-type="float">
            <text:p>-0,822983865893669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table:formula="of:=DEC2HEX([.K52]*2^15;4)" office:value-type="string" office:string-value="48B6" calcext:value-type="string">
            <text:p>48B6</text:p>
          </table:table-cell>
          <table:table-cell table:formula="of:=DEC2HEX([.L52]*2^15;4)" office:value-type="string" office:string-value="FFFFFF96A8" calcext:value-type="string">
            <text:p>FFFFFF96A8</text:p>
          </table:table-cell>
        </table:table-row>
        <table:table-row table:style-name="ro1">
          <table:table-cell table:number-columns-repeated="9"/>
          <table:table-cell office:value-type="float" office:value="51" calcext:value-type="float">
            <text:p>51</text:p>
          </table:table-cell>
          <table:table-cell table:formula="of:=[.$C$12]*[.K52]+[.$B$12]*[.L52]" office:value-type="float" office:value="0.297503053855208" calcext:value-type="float">
            <text:p>0,297503053855208</text:p>
          </table:table-cell>
          <table:table-cell table:formula="of:=[.$C$12]*[.L52]-[.$B$12]*[.K52]" office:value-type="float" office:value="-0.95472086650856" calcext:value-type="float">
            <text:p>-0,95472086650856</text:p>
          </table:table-cell>
          <table:table-cell table:number-columns-repeated="5"/>
          <table:table-cell office:value-type="float" office:value="51" calcext:value-type="float">
            <text:p>51</text:p>
          </table:table-cell>
          <table:table-cell table:formula="of:=DEC2HEX([.K53]*2^15;4)" office:value-type="string" office:string-value="2614" calcext:value-type="string">
            <text:p>2614</text:p>
          </table:table-cell>
          <table:table-cell table:formula="of:=DEC2HEX([.L53]*2^15;4)" office:value-type="string" office:string-value="FFFFFF85CB" calcext:value-type="string">
            <text:p>FFFFFF85CB</text:p>
          </table:table-cell>
        </table:table-row>
        <table:table-row table:style-name="ro1">
          <table:table-cell table:number-columns-repeated="9"/>
          <table:table-cell office:value-type="float" office:value="52" calcext:value-type="float">
            <text:p>52</text:p>
          </table:table-cell>
          <table:table-cell table:formula="of:=[.$C$12]*[.K53]+[.$B$12]*[.L53]" office:value-type="float" office:value="0" calcext:value-type="float">
            <text:p>0</text:p>
          </table:table-cell>
          <table:table-cell table:formula="of:=[.$C$12]*[.L53]-[.$B$12]*[.K53]" office:value-type="float" office:value="-1.00000000000002" calcext:value-type="float">
            <text:p>-1,00000000000002</text:p>
          </table:table-cell>
          <table:table-cell table:number-columns-repeated="5"/>
          <table:table-cell office:value-type="float" office:value="52" calcext:value-type="float">
            <text:p>52</text:p>
          </table:table-cell>
          <table:table-cell table:formula="of:=DEC2HEX([.K54]*2^15;4)" office:value-type="string" office:string-value="0000" calcext:value-type="string">
            <text:p>0000</text:p>
          </table:table-cell>
          <table:table-cell table:formula="of:=DEC2HEX([.L54]*2^15;4)" office:value-type="string" office:string-value="FFFFFF7FFF" calcext:value-type="string">
            <text:p>FFFFFF7FFF</text:p>
          </table:table-cell>
        </table:table-row>
        <table:table-row table:style-name="ro1">
          <table:table-cell table:number-columns-repeated="9"/>
          <table:table-cell office:value-type="float" office:value="53" calcext:value-type="float">
            <text:p>53</text:p>
          </table:table-cell>
          <table:table-cell table:formula="of:=[.$C$12]*[.K54]+[.$B$12]*[.L54]" office:value-type="float" office:value="-0.297503053855208" calcext:value-type="float">
            <text:p>-0,297503053855208</text:p>
          </table:table-cell>
          <table:table-cell table:formula="of:=[.$C$12]*[.L54]-[.$B$12]*[.K54]" office:value-type="float" office:value="-0.954720866508561" calcext:value-type="float">
            <text:p>-0,954720866508561</text:p>
          </table:table-cell>
          <table:table-cell table:number-columns-repeated="5"/>
          <table:table-cell office:value-type="float" office:value="53" calcext:value-type="float">
            <text:p>53</text:p>
          </table:table-cell>
          <table:table-cell table:formula="of:=DEC2HEX([.K55]*2^15;4)" office:value-type="string" office:string-value="FFFFFFD9EB" calcext:value-type="string">
            <text:p>FFFFFFD9EB</text:p>
          </table:table-cell>
          <table:table-cell table:formula="of:=DEC2HEX([.L55]*2^15;4)" office:value-type="string" office:string-value="FFFFFF85CB" calcext:value-type="string">
            <text:p>FFFFFF85CB</text:p>
          </table:table-cell>
        </table:table-row>
        <table:table-row table:style-name="ro1">
          <table:table-cell table:number-columns-repeated="9"/>
          <table:table-cell office:value-type="float" office:value="54" calcext:value-type="float">
            <text:p>54</text:p>
          </table:table-cell>
          <table:table-cell table:formula="of:=[.$C$12]*[.K55]+[.$B$12]*[.L55]" office:value-type="float" office:value="-0.568064746731165" calcext:value-type="float">
            <text:p>-0,568064746731165</text:p>
          </table:table-cell>
          <table:table-cell table:formula="of:=[.$C$12]*[.L55]-[.$B$12]*[.K55]" office:value-type="float" office:value="-0.82298386589367" calcext:value-type="float">
            <text:p>-0,82298386589367</text:p>
          </table:table-cell>
          <table:table-cell table:number-columns-repeated="5"/>
          <table:table-cell office:value-type="float" office:value="54" calcext:value-type="float">
            <text:p>54</text:p>
          </table:table-cell>
          <table:table-cell table:formula="of:=DEC2HEX([.K56]*2^15;4)" office:value-type="string" office:string-value="FFFFFFB749" calcext:value-type="string">
            <text:p>FFFFFFB749</text:p>
          </table:table-cell>
          <table:table-cell table:formula="of:=DEC2HEX([.L56]*2^15;4)" office:value-type="string" office:string-value="FFFFFF96A8" calcext:value-type="string">
            <text:p>FFFFFF96A8</text:p>
          </table:table-cell>
        </table:table-row>
        <table:table-row table:style-name="ro1">
          <table:table-cell table:number-columns-repeated="9"/>
          <table:table-cell office:value-type="float" office:value="55" calcext:value-type="float">
            <text:p>55</text:p>
          </table:table-cell>
          <table:table-cell table:formula="of:=[.$C$12]*[.K56]+[.$B$12]*[.L56]" office:value-type="float" office:value="-0.787183480609064" calcext:value-type="float">
            <text:p>-0,787183480609064</text:p>
          </table:table-cell>
          <table:table-cell table:formula="of:=[.$C$12]*[.L56]-[.$B$12]*[.K56]" office:value-type="float" office:value="-0.616718872628553" calcext:value-type="float">
            <text:p>-0,616718872628553</text:p>
          </table:table-cell>
          <table:table-cell table:number-columns-repeated="5"/>
          <table:table-cell office:value-type="float" office:value="55" calcext:value-type="float">
            <text:p>55</text:p>
          </table:table-cell>
          <table:table-cell table:formula="of:=DEC2HEX([.K57]*2^15;4)" office:value-type="string" office:string-value="FFFFFF9B3D" calcext:value-type="string">
            <text:p>FFFFFF9B3D</text:p>
          </table:table-cell>
          <table:table-cell table:formula="of:=DEC2HEX([.L57]*2^15;4)" office:value-type="string" office:string-value="FFFFFFB10F" calcext:value-type="string">
            <text:p>FFFFFFB10F</text:p>
          </table:table-cell>
        </table:table-row>
        <table:table-row table:style-name="ro1">
          <table:table-cell table:number-columns-repeated="9"/>
          <table:table-cell office:value-type="float" office:value="56" calcext:value-type="float">
            <text:p>56</text:p>
          </table:table-cell>
          <table:table-cell table:formula="of:=[.$C$12]*[.K57]+[.$B$12]*[.L57]" office:value-type="float" office:value="-0.935016242685431" calcext:value-type="float">
            <text:p>-0,935016242685431</text:p>
          </table:table-cell>
          <table:table-cell table:formula="of:=[.$C$12]*[.L57]-[.$B$12]*[.K57]" office:value-type="float" office:value="-0.354604887042542" calcext:value-type="float">
            <text:p>-0,354604887042542</text:p>
          </table:table-cell>
          <table:table-cell table:number-columns-repeated="5"/>
          <table:table-cell office:value-type="float" office:value="56" calcext:value-type="float">
            <text:p>56</text:p>
          </table:table-cell>
          <table:table-cell table:formula="of:=DEC2HEX([.K58]*2^15;4)" office:value-type="string" office:string-value="FFFFFF8851" calcext:value-type="string">
            <text:p>FFFFFF8851</text:p>
          </table:table-cell>
          <table:table-cell table:formula="of:=DEC2HEX([.L58]*2^15;4)" office:value-type="string" office:string-value="FFFFFFD29C" calcext:value-type="string">
            <text:p>FFFFFFD29C</text:p>
          </table:table-cell>
        </table:table-row>
        <table:table-row table:style-name="ro1">
          <table:table-cell table:number-columns-repeated="9"/>
          <table:table-cell office:value-type="float" office:value="57" calcext:value-type="float">
            <text:p>57</text:p>
          </table:table-cell>
          <table:table-cell table:formula="of:=[.$C$12]*[.K58]+[.$B$12]*[.L58]" office:value-type="float" office:value="-0.998175554223335" calcext:value-type="float">
            <text:p>-0,998175554223335</text:p>
          </table:table-cell>
          <table:table-cell table:formula="of:=[.$C$12]*[.L58]-[.$B$12]*[.K58]" office:value-type="float" office:value="-0.0603784974222871" calcext:value-type="float">
            <text:p>-0,060378497422287</text:p>
          </table:table-cell>
          <table:table-cell table:number-columns-repeated="5"/>
          <table:table-cell office:value-type="float" office:value="57" calcext:value-type="float">
            <text:p>57</text:p>
          </table:table-cell>
          <table:table-cell table:formula="of:=DEC2HEX([.K59]*2^15;4)" office:value-type="string" office:string-value="FFFFFF803B" calcext:value-type="string">
            <text:p>FFFFFF803B</text:p>
          </table:table-cell>
          <table:table-cell table:formula="of:=DEC2HEX([.L59]*2^15;4)" office:value-type="string" office:string-value="FFFFFFF845" calcext:value-type="string">
            <text:p>FFFFFFF845</text:p>
          </table:table-cell>
        </table:table-row>
        <table:table-row table:style-name="ro1">
          <table:table-cell table:number-columns-repeated="9"/>
          <table:table-cell office:value-type="float" office:value="58" calcext:value-type="float">
            <text:p>58</text:p>
          </table:table-cell>
          <table:table-cell table:formula="of:=[.$C$12]*[.K59]+[.$B$12]*[.L59]" office:value-type="float" office:value="-0.970941817426069" calcext:value-type="float">
            <text:p>-0,970941817426069</text:p>
          </table:table-cell>
          <table:table-cell table:formula="of:=[.$C$12]*[.L59]-[.$B$12]*[.K59]" office:value-type="float" office:value="0.239315664287562" calcext:value-type="float">
            <text:p>0,239315664287562</text:p>
          </table:table-cell>
          <table:table-cell table:number-columns-repeated="5"/>
          <table:table-cell office:value-type="float" office:value="58" calcext:value-type="float">
            <text:p>58</text:p>
          </table:table-cell>
          <table:table-cell table:formula="of:=DEC2HEX([.K60]*2^15;4)" office:value-type="string" office:string-value="FFFFFF83B8" calcext:value-type="string">
            <text:p>FFFFFF83B8</text:p>
          </table:table-cell>
          <table:table-cell table:formula="of:=DEC2HEX([.L60]*2^15;4)" office:value-type="string" office:string-value="1EA1" calcext:value-type="string">
            <text:p>1EA1</text:p>
          </table:table-cell>
        </table:table-row>
        <table:table-row table:style-name="ro1">
          <table:table-cell table:number-columns-repeated="9"/>
          <table:table-cell office:value-type="float" office:value="59" calcext:value-type="float">
            <text:p>59</text:p>
          </table:table-cell>
          <table:table-cell table:formula="of:=[.$C$12]*[.K60]+[.$B$12]*[.L60]" office:value-type="float" office:value="-0.855781272301463" calcext:value-type="float">
            <text:p>-0,855781272301463</text:p>
          </table:table-cell>
          <table:table-cell table:formula="of:=[.$C$12]*[.L60]-[.$B$12]*[.K60]" office:value-type="float" office:value="0.517337814177666" calcext:value-type="float">
            <text:p>0,517337814177666</text:p>
          </table:table-cell>
          <table:table-cell table:number-columns-repeated="5"/>
          <table:table-cell office:value-type="float" office:value="59" calcext:value-type="float">
            <text:p>59</text:p>
          </table:table-cell>
          <table:table-cell table:formula="of:=DEC2HEX([.K61]*2^15;4)" office:value-type="string" office:string-value="FFFFFF9275" calcext:value-type="string">
            <text:p>FFFFFF9275</text:p>
          </table:table-cell>
          <table:table-cell table:formula="of:=DEC2HEX([.L61]*2^15;4)" office:value-type="string" office:string-value="4238" calcext:value-type="string">
            <text:p>4238</text:p>
          </table:table-cell>
        </table:table-row>
        <table:table-row table:style-name="ro1">
          <table:table-cell table:number-columns-repeated="9"/>
          <table:table-cell office:value-type="float" office:value="60" calcext:value-type="float">
            <text:p>60</text:p>
          </table:table-cell>
          <table:table-cell table:formula="of:=[.$C$12]*[.K61]+[.$B$12]*[.L61]" office:value-type="float" office:value="-0.663122658240807" calcext:value-type="float">
            <text:p>-0,663122658240807</text:p>
          </table:table-cell>
          <table:table-cell table:formula="of:=[.$C$12]*[.L61]-[.$B$12]*[.K61]" office:value-type="float" office:value="0.748510748171115" calcext:value-type="float">
            <text:p>0,748510748171115</text:p>
          </table:table-cell>
          <table:table-cell table:number-columns-repeated="5"/>
          <table:table-cell office:value-type="float" office:value="60" calcext:value-type="float">
            <text:p>60</text:p>
          </table:table-cell>
          <table:table-cell table:formula="of:=DEC2HEX([.K62]*2^15;4)" office:value-type="string" office:string-value="FFFFFFAB1E" calcext:value-type="string">
            <text:p>FFFFFFAB1E</text:p>
          </table:table-cell>
          <table:table-cell table:formula="of:=DEC2HEX([.L62]*2^15;4)" office:value-type="string" office:string-value="5FCF" calcext:value-type="string">
            <text:p>5FCF</text:p>
          </table:table-cell>
        </table:table-row>
        <table:table-row table:style-name="ro1">
          <table:table-cell table:number-columns-repeated="9"/>
          <table:table-cell office:value-type="float" office:value="61" calcext:value-type="float">
            <text:p>61</text:p>
          </table:table-cell>
          <table:table-cell table:formula="of:=[.$C$12]*[.K62]+[.$B$12]*[.L62]" office:value-type="float" office:value="-0.410412805452765" calcext:value-type="float">
            <text:p>-0,410412805452765</text:p>
          </table:table-cell>
          <table:table-cell table:formula="of:=[.$C$12]*[.L62]-[.$B$12]*[.K62]" office:value-type="float" office:value="0.911899845992107" calcext:value-type="float">
            <text:p>0,911899845992107</text:p>
          </table:table-cell>
          <table:table-cell table:number-columns-repeated="5"/>
          <table:table-cell office:value-type="float" office:value="61" calcext:value-type="float">
            <text:p>61</text:p>
          </table:table-cell>
          <table:table-cell table:formula="of:=DEC2HEX([.K63]*2^15;4)" office:value-type="string" office:string-value="FFFFFFCB77" calcext:value-type="string">
            <text:p>FFFFFFCB77</text:p>
          </table:table-cell>
          <table:table-cell table:formula="of:=DEC2HEX([.L63]*2^15;4)" office:value-type="string" office:string-value="74B9" calcext:value-type="string">
            <text:p>74B9</text:p>
          </table:table-cell>
        </table:table-row>
        <table:table-row table:style-name="ro1">
          <table:table-cell table:number-columns-repeated="9"/>
          <table:table-cell office:value-type="float" office:value="62" calcext:value-type="float">
            <text:p>62</text:p>
          </table:table-cell>
          <table:table-cell table:formula="of:=[.$C$12]*[.K63]+[.$B$12]*[.L63]" office:value-type="float" office:value="-0.120536680255326" calcext:value-type="float">
            <text:p>-0,120536680255326</text:p>
          </table:table-cell>
          <table:table-cell table:formula="of:=[.$C$12]*[.L63]-[.$B$12]*[.K63]" office:value-type="float" office:value="0.992708874098073" calcext:value-type="float">
            <text:p>0,992708874098073</text:p>
          </table:table-cell>
          <table:table-cell table:number-columns-repeated="5"/>
          <table:table-cell office:value-type="float" office:value="62" calcext:value-type="float">
            <text:p>62</text:p>
          </table:table-cell>
          <table:table-cell table:formula="of:=DEC2HEX([.K64]*2^15;4)" office:value-type="string" office:string-value="FFFFFFF092" calcext:value-type="string">
            <text:p>FFFFFFF092</text:p>
          </table:table-cell>
          <table:table-cell table:formula="of:=DEC2HEX([.L64]*2^15;4)" office:value-type="string" office:string-value="7F11" calcext:value-type="string">
            <text:p>7F11</text:p>
          </table:table-cell>
        </table:table-row>
        <table:table-row table:style-name="ro1">
          <table:table-cell table:number-columns-repeated="9"/>
          <table:table-cell office:value-type="float" office:value="63" calcext:value-type="float">
            <text:p>63</text:p>
          </table:table-cell>
          <table:table-cell table:formula="of:=[.$C$12]*[.K64]+[.$B$12]*[.L64]" office:value-type="float" office:value="0.180255037813909" calcext:value-type="float">
            <text:p>0,180255037813909</text:p>
          </table:table-cell>
          <table:table-cell table:formula="of:=[.$C$12]*[.L64]-[.$B$12]*[.K64]" office:value-type="float" office:value="0.983619906947163" calcext:value-type="float">
            <text:p>0,983619906947163</text:p>
          </table:table-cell>
          <table:table-cell table:number-columns-repeated="5"/>
          <table:table-cell office:value-type="float" office:value="63" calcext:value-type="float">
            <text:p>63</text:p>
          </table:table-cell>
          <table:table-cell table:formula="of:=DEC2HEX([.K65]*2^15;4)" office:value-type="string" office:string-value="1712" calcext:value-type="string">
            <text:p>1712</text:p>
          </table:table-cell>
          <table:table-cell table:formula="of:=DEC2HEX([.L65]*2^15;4)" office:value-type="string" office:string-value="7DE7" calcext:value-type="string">
            <text:p>7DE7</text:p>
          </table:table-cell>
        </table:table-row>
        <table:table-row table:style-name="ro1">
          <table:table-cell table:number-columns-repeated="9"/>
          <table:table-cell office:value-type="float" office:value="64" calcext:value-type="float">
            <text:p>64</text:p>
          </table:table-cell>
          <table:table-cell table:formula="of:=[.$C$12]*[.K65]+[.$B$12]*[.L65]" office:value-type="float" office:value="0.464723172043778" calcext:value-type="float">
            <text:p>0,464723172043778</text:p>
          </table:table-cell>
          <table:table-cell table:formula="of:=[.$C$12]*[.L65]-[.$B$12]*[.K65]" office:value-type="float" office:value="0.885456025653227" calcext:value-type="float">
            <text:p>0,885456025653227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formula="of:=DEC2HEX([.K66]*2^15;4)" office:value-type="string" office:string-value="3B7C" calcext:value-type="string">
            <text:p>3B7C</text:p>
          </table:table-cell>
          <table:table-cell table:formula="of:=DEC2HEX([.L66]*2^15;4)" office:value-type="string" office:string-value="7156" calcext:value-type="string">
            <text:p>7156</text:p>
          </table:table-cell>
        </table:table-row>
        <table:table-row table:style-name="ro1">
          <table:table-cell table:number-columns-repeated="9"/>
          <table:table-cell office:value-type="float" office:value="65" calcext:value-type="float">
            <text:p>65</text:p>
          </table:table-cell>
          <table:table-cell table:formula="of:=[.$C$12]*[.K66]+[.$B$12]*[.L66]" office:value-type="float" office:value="0.707106781186562" calcext:value-type="float">
            <text:p>0,707106781186562</text:p>
          </table:table-cell>
          <table:table-cell table:formula="of:=[.$C$12]*[.L66]-[.$B$12]*[.K66]" office:value-type="float" office:value="0.707106781186562" calcext:value-type="float">
            <text:p>0,707106781186562</text:p>
          </table:table-cell>
          <table:table-cell table:number-columns-repeated="5"/>
          <table:table-cell office:value-type="float" office:value="65" calcext:value-type="float">
            <text:p>65</text:p>
          </table:table-cell>
          <table:table-cell table:formula="of:=DEC2HEX([.K67]*2^15;4)" office:value-type="string" office:string-value="5A82" calcext:value-type="string">
            <text:p>5A82</text:p>
          </table:table-cell>
          <table:table-cell table:formula="of:=DEC2HEX([.L67]*2^15;4)" office:value-type="string" office:string-value="5A82" calcext:value-type="string">
            <text:p>5A82</text:p>
          </table:table-cell>
        </table:table-row>
        <table:table-row table:style-name="ro1">
          <table:table-cell table:number-columns-repeated="9"/>
          <table:table-cell office:value-type="float" office:value="66" calcext:value-type="float">
            <text:p>66</text:p>
          </table:table-cell>
          <table:table-cell table:formula="of:=[.$C$12]*[.K67]+[.$B$12]*[.L67]" office:value-type="float" office:value="0.885456025653228" calcext:value-type="float">
            <text:p>0,885456025653228</text:p>
          </table:table-cell>
          <table:table-cell table:formula="of:=[.$C$12]*[.L67]-[.$B$12]*[.K67]" office:value-type="float" office:value="0.464723172043778" calcext:value-type="float">
            <text:p>0,464723172043778</text:p>
          </table:table-cell>
          <table:table-cell table:number-columns-repeated="5"/>
          <table:table-cell office:value-type="float" office:value="66" calcext:value-type="float">
            <text:p>66</text:p>
          </table:table-cell>
          <table:table-cell table:formula="of:=DEC2HEX([.K68]*2^15;4)" office:value-type="string" office:string-value="7156" calcext:value-type="string">
            <text:p>7156</text:p>
          </table:table-cell>
          <table:table-cell table:formula="of:=DEC2HEX([.L68]*2^15;4)" office:value-type="string" office:string-value="3B7C" calcext:value-type="string">
            <text:p>3B7C</text:p>
          </table:table-cell>
        </table:table-row>
        <table:table-row table:style-name="ro1">
          <table:table-cell table:number-columns-repeated="9"/>
          <table:table-cell office:value-type="float" office:value="67" calcext:value-type="float">
            <text:p>67</text:p>
          </table:table-cell>
          <table:table-cell table:formula="of:=[.$C$12]*[.K68]+[.$B$12]*[.L68]" office:value-type="float" office:value="0.983619906947164" calcext:value-type="float">
            <text:p>0,983619906947164</text:p>
          </table:table-cell>
          <table:table-cell table:formula="of:=[.$C$12]*[.L68]-[.$B$12]*[.K68]" office:value-type="float" office:value="0.18025503781391" calcext:value-type="float">
            <text:p>0,18025503781391</text:p>
          </table:table-cell>
          <table:table-cell table:number-columns-repeated="5"/>
          <table:table-cell office:value-type="float" office:value="67" calcext:value-type="float">
            <text:p>67</text:p>
          </table:table-cell>
          <table:table-cell table:formula="of:=DEC2HEX([.K69]*2^15;4)" office:value-type="string" office:string-value="7DE7" calcext:value-type="string">
            <text:p>7DE7</text:p>
          </table:table-cell>
          <table:table-cell table:formula="of:=DEC2HEX([.L69]*2^15;4)" office:value-type="string" office:string-value="1712" calcext:value-type="string">
            <text:p>1712</text:p>
          </table:table-cell>
        </table:table-row>
        <table:table-row table:style-name="ro1">
          <table:table-cell table:number-columns-repeated="9"/>
          <table:table-cell office:value-type="float" office:value="68" calcext:value-type="float">
            <text:p>68</text:p>
          </table:table-cell>
          <table:table-cell table:formula="of:=[.$C$12]*[.K69]+[.$B$12]*[.L69]" office:value-type="float" office:value="0.992708874098075" calcext:value-type="float">
            <text:p>0,992708874098075</text:p>
          </table:table-cell>
          <table:table-cell table:formula="of:=[.$C$12]*[.L69]-[.$B$12]*[.K69]" office:value-type="float" office:value="-0.120536680255325" calcext:value-type="float">
            <text:p>-0,120536680255325</text:p>
          </table:table-cell>
          <table:table-cell table:number-columns-repeated="5"/>
          <table:table-cell office:value-type="float" office:value="68" calcext:value-type="float">
            <text:p>68</text:p>
          </table:table-cell>
          <table:table-cell table:formula="of:=DEC2HEX([.K70]*2^15;4)" office:value-type="string" office:string-value="7F11" calcext:value-type="string">
            <text:p>7F11</text:p>
          </table:table-cell>
          <table:table-cell table:formula="of:=DEC2HEX([.L70]*2^15;4)" office:value-type="string" office:string-value="FFFFFFF092" calcext:value-type="string">
            <text:p>FFFFFFF092</text:p>
          </table:table-cell>
        </table:table-row>
        <table:table-row table:style-name="ro1">
          <table:table-cell table:number-columns-repeated="9"/>
          <table:table-cell office:value-type="float" office:value="69" calcext:value-type="float">
            <text:p>69</text:p>
          </table:table-cell>
          <table:table-cell table:formula="of:=[.$C$12]*[.K70]+[.$B$12]*[.L70]" office:value-type="float" office:value="0.91189984599211" calcext:value-type="float">
            <text:p>0,91189984599211</text:p>
          </table:table-cell>
          <table:table-cell table:formula="of:=[.$C$12]*[.L70]-[.$B$12]*[.K70]" office:value-type="float" office:value="-0.410412805452765" calcext:value-type="float">
            <text:p>-0,410412805452765</text:p>
          </table:table-cell>
          <table:table-cell table:number-columns-repeated="5"/>
          <table:table-cell office:value-type="float" office:value="69" calcext:value-type="float">
            <text:p>69</text:p>
          </table:table-cell>
          <table:table-cell table:formula="of:=DEC2HEX([.K71]*2^15;4)" office:value-type="string" office:string-value="74B9" calcext:value-type="string">
            <text:p>74B9</text:p>
          </table:table-cell>
          <table:table-cell table:formula="of:=DEC2HEX([.L71]*2^15;4)" office:value-type="string" office:string-value="FFFFFFCB77" calcext:value-type="string">
            <text:p>FFFFFFCB77</text:p>
          </table:table-cell>
        </table:table-row>
        <table:table-row table:style-name="ro1">
          <table:table-cell table:number-columns-repeated="9"/>
          <table:table-cell office:value-type="float" office:value="70" calcext:value-type="float">
            <text:p>70</text:p>
          </table:table-cell>
          <table:table-cell table:formula="of:=[.$C$12]*[.K71]+[.$B$12]*[.L71]" office:value-type="float" office:value="0.748510748171118" calcext:value-type="float">
            <text:p>0,748510748171118</text:p>
          </table:table-cell>
          <table:table-cell table:formula="of:=[.$C$12]*[.L71]-[.$B$12]*[.K71]" office:value-type="float" office:value="-0.663122658240809" calcext:value-type="float">
            <text:p>-0,663122658240809</text:p>
          </table:table-cell>
          <table:table-cell table:number-columns-repeated="5"/>
          <table:table-cell office:value-type="float" office:value="70" calcext:value-type="float">
            <text:p>70</text:p>
          </table:table-cell>
          <table:table-cell table:formula="of:=DEC2HEX([.K72]*2^15;4)" office:value-type="string" office:string-value="5FCF" calcext:value-type="string">
            <text:p>5FCF</text:p>
          </table:table-cell>
          <table:table-cell table:formula="of:=DEC2HEX([.L72]*2^15;4)" office:value-type="string" office:string-value="FFFFFFAB1E" calcext:value-type="string">
            <text:p>FFFFFFAB1E</text:p>
          </table:table-cell>
        </table:table-row>
        <table:table-row table:style-name="ro1">
          <table:table-cell table:number-columns-repeated="9"/>
          <table:table-cell office:value-type="float" office:value="71" calcext:value-type="float">
            <text:p>71</text:p>
          </table:table-cell>
          <table:table-cell table:formula="of:=[.$C$12]*[.K72]+[.$B$12]*[.L72]" office:value-type="float" office:value="0.517337814177669" calcext:value-type="float">
            <text:p>0,517337814177669</text:p>
          </table:table-cell>
          <table:table-cell table:formula="of:=[.$C$12]*[.L72]-[.$B$12]*[.K72]" office:value-type="float" office:value="-0.855781272301466" calcext:value-type="float">
            <text:p>-0,855781272301466</text:p>
          </table:table-cell>
          <table:table-cell table:number-columns-repeated="5"/>
          <table:table-cell office:value-type="float" office:value="71" calcext:value-type="float">
            <text:p>71</text:p>
          </table:table-cell>
          <table:table-cell table:formula="of:=DEC2HEX([.K73]*2^15;4)" office:value-type="string" office:string-value="4238" calcext:value-type="string">
            <text:p>4238</text:p>
          </table:table-cell>
          <table:table-cell table:formula="of:=DEC2HEX([.L73]*2^15;4)" office:value-type="string" office:string-value="FFFFFF9275" calcext:value-type="string">
            <text:p>FFFFFF9275</text:p>
          </table:table-cell>
        </table:table-row>
        <table:table-row table:style-name="ro1">
          <table:table-cell table:number-columns-repeated="9"/>
          <table:table-cell office:value-type="float" office:value="72" calcext:value-type="float">
            <text:p>72</text:p>
          </table:table-cell>
          <table:table-cell table:formula="of:=[.$C$12]*[.K73]+[.$B$12]*[.L73]" office:value-type="float" office:value="0.239315664287564" calcext:value-type="float">
            <text:p>0,239315664287564</text:p>
          </table:table-cell>
          <table:table-cell table:formula="of:=[.$C$12]*[.L73]-[.$B$12]*[.K73]" office:value-type="float" office:value="-0.970941817426073" calcext:value-type="float">
            <text:p>-0,970941817426073</text:p>
          </table:table-cell>
          <table:table-cell table:number-columns-repeated="5"/>
          <table:table-cell office:value-type="float" office:value="72" calcext:value-type="float">
            <text:p>72</text:p>
          </table:table-cell>
          <table:table-cell table:formula="of:=DEC2HEX([.K74]*2^15;4)" office:value-type="string" office:string-value="1EA1" calcext:value-type="string">
            <text:p>1EA1</text:p>
          </table:table-cell>
          <table:table-cell table:formula="of:=DEC2HEX([.L74]*2^15;4)" office:value-type="string" office:string-value="FFFFFF83B8" calcext:value-type="string">
            <text:p>FFFFFF83B8</text:p>
          </table:table-cell>
        </table:table-row>
        <table:table-row table:style-name="ro1">
          <table:table-cell table:number-columns-repeated="9"/>
          <table:table-cell office:value-type="float" office:value="73" calcext:value-type="float">
            <text:p>73</text:p>
          </table:table-cell>
          <table:table-cell table:formula="of:=[.$C$12]*[.K74]+[.$B$12]*[.L74]" office:value-type="float" office:value="-0.0603784974222868" calcext:value-type="float">
            <text:p>-0,060378497422287</text:p>
          </table:table-cell>
          <table:table-cell table:formula="of:=[.$C$12]*[.L74]-[.$B$12]*[.K74]" office:value-type="float" office:value="-0.99817555422334" calcext:value-type="float">
            <text:p>-0,99817555422334</text:p>
          </table:table-cell>
          <table:table-cell table:number-columns-repeated="5"/>
          <table:table-cell office:value-type="float" office:value="73" calcext:value-type="float">
            <text:p>73</text:p>
          </table:table-cell>
          <table:table-cell table:formula="of:=DEC2HEX([.K75]*2^15;4)" office:value-type="string" office:string-value="FFFFFFF845" calcext:value-type="string">
            <text:p>FFFFFFF845</text:p>
          </table:table-cell>
          <table:table-cell table:formula="of:=DEC2HEX([.L75]*2^15;4)" office:value-type="string" office:string-value="FFFFFF803B" calcext:value-type="string">
            <text:p>FFFFFF803B</text:p>
          </table:table-cell>
        </table:table-row>
        <table:table-row table:style-name="ro1">
          <table:table-cell table:number-columns-repeated="9"/>
          <table:table-cell office:value-type="float" office:value="74" calcext:value-type="float">
            <text:p>74</text:p>
          </table:table-cell>
          <table:table-cell table:formula="of:=[.$C$12]*[.K75]+[.$B$12]*[.L75]" office:value-type="float" office:value="-0.354604887042543" calcext:value-type="float">
            <text:p>-0,354604887042543</text:p>
          </table:table-cell>
          <table:table-cell table:formula="of:=[.$C$12]*[.L75]-[.$B$12]*[.K75]" office:value-type="float" office:value="-0.935016242685436" calcext:value-type="float">
            <text:p>-0,935016242685436</text:p>
          </table:table-cell>
          <table:table-cell table:number-columns-repeated="5"/>
          <table:table-cell office:value-type="float" office:value="74" calcext:value-type="float">
            <text:p>74</text:p>
          </table:table-cell>
          <table:table-cell table:formula="of:=DEC2HEX([.K76]*2^15;4)" office:value-type="string" office:string-value="FFFFFFD29C" calcext:value-type="string">
            <text:p>FFFFFFD29C</text:p>
          </table:table-cell>
          <table:table-cell table:formula="of:=DEC2HEX([.L76]*2^15;4)" office:value-type="string" office:string-value="FFFFFF8851" calcext:value-type="string">
            <text:p>FFFFFF8851</text:p>
          </table:table-cell>
        </table:table-row>
        <table:table-row table:style-name="ro1">
          <table:table-cell table:number-columns-repeated="9"/>
          <table:table-cell office:value-type="float" office:value="75" calcext:value-type="float">
            <text:p>75</text:p>
          </table:table-cell>
          <table:table-cell table:formula="of:=[.$C$12]*[.K76]+[.$B$12]*[.L76]" office:value-type="float" office:value="-0.616718872628557" calcext:value-type="float">
            <text:p>-0,616718872628557</text:p>
          </table:table-cell>
          <table:table-cell table:formula="of:=[.$C$12]*[.L76]-[.$B$12]*[.K76]" office:value-type="float" office:value="-0.787183480609069" calcext:value-type="float">
            <text:p>-0,787183480609069</text:p>
          </table:table-cell>
          <table:table-cell table:number-columns-repeated="5"/>
          <table:table-cell office:value-type="float" office:value="75" calcext:value-type="float">
            <text:p>75</text:p>
          </table:table-cell>
          <table:table-cell table:formula="of:=DEC2HEX([.K77]*2^15;4)" office:value-type="string" office:string-value="FFFFFFB10F" calcext:value-type="string">
            <text:p>FFFFFFB10F</text:p>
          </table:table-cell>
          <table:table-cell table:formula="of:=DEC2HEX([.L77]*2^15;4)" office:value-type="string" office:string-value="FFFFFF9B3D" calcext:value-type="string">
            <text:p>FFFFFF9B3D</text:p>
          </table:table-cell>
        </table:table-row>
        <table:table-row table:style-name="ro1">
          <table:table-cell table:number-columns-repeated="9"/>
          <table:table-cell office:value-type="float" office:value="76" calcext:value-type="float">
            <text:p>76</text:p>
          </table:table-cell>
          <table:table-cell table:formula="of:=[.$C$12]*[.K77]+[.$B$12]*[.L77]" office:value-type="float" office:value="-0.822983865893675" calcext:value-type="float">
            <text:p>-0,822983865893675</text:p>
          </table:table-cell>
          <table:table-cell table:formula="of:=[.$C$12]*[.L77]-[.$B$12]*[.K77]" office:value-type="float" office:value="-0.56806474673117" calcext:value-type="float">
            <text:p>-0,56806474673117</text:p>
          </table:table-cell>
          <table:table-cell table:number-columns-repeated="5"/>
          <table:table-cell office:value-type="float" office:value="76" calcext:value-type="float">
            <text:p>76</text:p>
          </table:table-cell>
          <table:table-cell table:formula="of:=DEC2HEX([.K78]*2^15;4)" office:value-type="string" office:string-value="FFFFFF96A8" calcext:value-type="string">
            <text:p>FFFFFF96A8</text:p>
          </table:table-cell>
          <table:table-cell table:formula="of:=DEC2HEX([.L78]*2^15;4)" office:value-type="string" office:string-value="FFFFFFB749" calcext:value-type="string">
            <text:p>FFFFFFB749</text:p>
          </table:table-cell>
        </table:table-row>
        <table:table-row table:style-name="ro1">
          <table:table-cell table:number-columns-repeated="9"/>
          <table:table-cell office:value-type="float" office:value="77" calcext:value-type="float">
            <text:p>77</text:p>
          </table:table-cell>
          <table:table-cell table:formula="of:=[.$C$12]*[.K78]+[.$B$12]*[.L78]" office:value-type="float" office:value="-0.954720866508568" calcext:value-type="float">
            <text:p>-0,954720866508568</text:p>
          </table:table-cell>
          <table:table-cell table:formula="of:=[.$C$12]*[.L78]-[.$B$12]*[.K78]" office:value-type="float" office:value="-0.297503053855211" calcext:value-type="float">
            <text:p>-0,297503053855211</text:p>
          </table:table-cell>
          <table:table-cell table:number-columns-repeated="5"/>
          <table:table-cell office:value-type="float" office:value="77" calcext:value-type="float">
            <text:p>77</text:p>
          </table:table-cell>
          <table:table-cell table:formula="of:=DEC2HEX([.K79]*2^15;4)" office:value-type="string" office:string-value="FFFFFF85CB" calcext:value-type="string">
            <text:p>FFFFFF85CB</text:p>
          </table:table-cell>
          <table:table-cell table:formula="of:=DEC2HEX([.L79]*2^15;4)" office:value-type="string" office:string-value="FFFFFFD9EB" calcext:value-type="string">
            <text:p>FFFFFFD9EB</text:p>
          </table:table-cell>
        </table:table-row>
        <table:table-row table:style-name="ro1">
          <table:table-cell table:number-columns-repeated="9"/>
          <table:table-cell office:value-type="float" office:value="78" calcext:value-type="float">
            <text:p>78</text:p>
          </table:table-cell>
          <table:table-cell table:formula="of:=[.$C$12]*[.K79]+[.$B$12]*[.L79]" office:value-type="float" office:value="-1.00000000000002" calcext:value-type="float">
            <text:p>-1,00000000000002</text:p>
          </table:table-cell>
          <table:table-cell table:formula="of:=[.$C$12]*[.L79]-[.$B$12]*[.K79]" office:value-type="float" office:value="0" calcext:value-type="float">
            <text:p>0</text:p>
          </table:table-cell>
          <table:table-cell table:number-columns-repeated="5"/>
          <table:table-cell office:value-type="float" office:value="78" calcext:value-type="float">
            <text:p>78</text:p>
          </table:table-cell>
          <table:table-cell table:formula="of:=DEC2HEX([.K80]*2^15;4)" office:value-type="string" office:string-value="FFFFFF7FFF" calcext:value-type="string">
            <text:p>FFFFFF7FFF</text:p>
          </table:table-cell>
          <table:table-cell table:formula="of:=DEC2HEX([.L80]*2^15;4)" office:value-type="string" office:string-value="0000" calcext:value-type="string">
            <text:p>0000</text:p>
          </table:table-cell>
        </table:table-row>
        <table:table-row table:style-name="ro1">
          <table:table-cell table:number-columns-repeated="9"/>
          <table:table-cell office:value-type="float" office:value="79" calcext:value-type="float">
            <text:p>79</text:p>
          </table:table-cell>
          <table:table-cell table:formula="of:=[.$C$12]*[.K80]+[.$B$12]*[.L80]" office:value-type="float" office:value="-0.954720866508569" calcext:value-type="float">
            <text:p>-0,954720866508569</text:p>
          </table:table-cell>
          <table:table-cell table:formula="of:=[.$C$12]*[.L80]-[.$B$12]*[.K80]" office:value-type="float" office:value="0.29750305385521" calcext:value-type="float">
            <text:p>0,29750305385521</text:p>
          </table:table-cell>
          <table:table-cell table:number-columns-repeated="5"/>
          <table:table-cell office:value-type="float" office:value="79" calcext:value-type="float">
            <text:p>79</text:p>
          </table:table-cell>
          <table:table-cell table:formula="of:=DEC2HEX([.K81]*2^15;4)" office:value-type="string" office:string-value="FFFFFF85CB" calcext:value-type="string">
            <text:p>FFFFFF85CB</text:p>
          </table:table-cell>
          <table:table-cell table:formula="of:=DEC2HEX([.L81]*2^15;4)" office:value-type="string" office:string-value="2614" calcext:value-type="string">
            <text:p>2614</text:p>
          </table:table-cell>
        </table:table-row>
        <table:table-row table:style-name="ro1">
          <table:table-cell table:number-columns-repeated="9"/>
          <table:table-cell office:value-type="float" office:value="80" calcext:value-type="float">
            <text:p>80</text:p>
          </table:table-cell>
          <table:table-cell table:formula="of:=[.$C$12]*[.K81]+[.$B$12]*[.L81]" office:value-type="float" office:value="-0.822983865893677" calcext:value-type="float">
            <text:p>-0,822983865893677</text:p>
          </table:table-cell>
          <table:table-cell table:formula="of:=[.$C$12]*[.L81]-[.$B$12]*[.K81]" office:value-type="float" office:value="0.56806474673117" calcext:value-type="float">
            <text:p>0,56806474673117</text:p>
          </table:table-cell>
          <table:table-cell table:number-columns-repeated="5"/>
          <table:table-cell office:value-type="float" office:value="80" calcext:value-type="float">
            <text:p>80</text:p>
          </table:table-cell>
          <table:table-cell table:formula="of:=DEC2HEX([.K82]*2^15;4)" office:value-type="string" office:string-value="FFFFFF96A8" calcext:value-type="string">
            <text:p>FFFFFF96A8</text:p>
          </table:table-cell>
          <table:table-cell table:formula="of:=DEC2HEX([.L82]*2^15;4)" office:value-type="string" office:string-value="48B6" calcext:value-type="string">
            <text:p>48B6</text:p>
          </table:table-cell>
        </table:table-row>
        <table:table-row table:style-name="ro1">
          <table:table-cell table:number-columns-repeated="9"/>
          <table:table-cell office:value-type="float" office:value="81" calcext:value-type="float">
            <text:p>81</text:p>
          </table:table-cell>
          <table:table-cell table:formula="of:=[.$C$12]*[.K82]+[.$B$12]*[.L82]" office:value-type="float" office:value="-0.616718872628559" calcext:value-type="float">
            <text:p>-0,616718872628559</text:p>
          </table:table-cell>
          <table:table-cell table:formula="of:=[.$C$12]*[.L82]-[.$B$12]*[.K82]" office:value-type="float" office:value="0.78718348060907" calcext:value-type="float">
            <text:p>0,78718348060907</text:p>
          </table:table-cell>
          <table:table-cell table:number-columns-repeated="5"/>
          <table:table-cell office:value-type="float" office:value="81" calcext:value-type="float">
            <text:p>81</text:p>
          </table:table-cell>
          <table:table-cell table:formula="of:=DEC2HEX([.K83]*2^15;4)" office:value-type="string" office:string-value="FFFFFFB10F" calcext:value-type="string">
            <text:p>FFFFFFB10F</text:p>
          </table:table-cell>
          <table:table-cell table:formula="of:=DEC2HEX([.L83]*2^15;4)" office:value-type="string" office:string-value="64C2" calcext:value-type="string">
            <text:p>64C2</text:p>
          </table:table-cell>
        </table:table-row>
        <table:table-row table:style-name="ro1">
          <table:table-cell table:number-columns-repeated="9"/>
          <table:table-cell office:value-type="float" office:value="82" calcext:value-type="float">
            <text:p>82</text:p>
          </table:table-cell>
          <table:table-cell table:formula="of:=[.$C$12]*[.K83]+[.$B$12]*[.L83]" office:value-type="float" office:value="-0.354604887042545" calcext:value-type="float">
            <text:p>-0,354604887042545</text:p>
          </table:table-cell>
          <table:table-cell table:formula="of:=[.$C$12]*[.L83]-[.$B$12]*[.K83]" office:value-type="float" office:value="0.935016242685438" calcext:value-type="float">
            <text:p>0,935016242685438</text:p>
          </table:table-cell>
          <table:table-cell table:number-columns-repeated="5"/>
          <table:table-cell office:value-type="float" office:value="82" calcext:value-type="float">
            <text:p>82</text:p>
          </table:table-cell>
          <table:table-cell table:formula="of:=DEC2HEX([.K84]*2^15;4)" office:value-type="string" office:string-value="FFFFFFD29C" calcext:value-type="string">
            <text:p>FFFFFFD29C</text:p>
          </table:table-cell>
          <table:table-cell table:formula="of:=DEC2HEX([.L84]*2^15;4)" office:value-type="string" office:string-value="77AE" calcext:value-type="string">
            <text:p>77AE</text:p>
          </table:table-cell>
        </table:table-row>
        <table:table-row table:style-name="ro1">
          <table:table-cell table:number-columns-repeated="9"/>
          <table:table-cell office:value-type="float" office:value="83" calcext:value-type="float">
            <text:p>83</text:p>
          </table:table-cell>
          <table:table-cell table:formula="of:=[.$C$12]*[.K84]+[.$B$12]*[.L84]" office:value-type="float" office:value="-0.0603784974222878" calcext:value-type="float">
            <text:p>-0,060378497422288</text:p>
          </table:table-cell>
          <table:table-cell table:formula="of:=[.$C$12]*[.L84]-[.$B$12]*[.K84]" office:value-type="float" office:value="0.998175554223343" calcext:value-type="float">
            <text:p>0,998175554223343</text:p>
          </table:table-cell>
          <table:table-cell table:number-columns-repeated="5"/>
          <table:table-cell office:value-type="float" office:value="83" calcext:value-type="float">
            <text:p>83</text:p>
          </table:table-cell>
          <table:table-cell table:formula="of:=DEC2HEX([.K85]*2^15;4)" office:value-type="string" office:string-value="FFFFFFF845" calcext:value-type="string">
            <text:p>FFFFFFF845</text:p>
          </table:table-cell>
          <table:table-cell table:formula="of:=DEC2HEX([.L85]*2^15;4)" office:value-type="string" office:string-value="7FC4" calcext:value-type="string">
            <text:p>7FC4</text:p>
          </table:table-cell>
        </table:table-row>
        <table:table-row table:style-name="ro1">
          <table:table-cell table:number-columns-repeated="9"/>
          <table:table-cell office:value-type="float" office:value="84" calcext:value-type="float">
            <text:p>84</text:p>
          </table:table-cell>
          <table:table-cell table:formula="of:=[.$C$12]*[.K85]+[.$B$12]*[.L85]" office:value-type="float" office:value="0.239315664287564" calcext:value-type="float">
            <text:p>0,239315664287564</text:p>
          </table:table-cell>
          <table:table-cell table:formula="of:=[.$C$12]*[.L85]-[.$B$12]*[.K85]" office:value-type="float" office:value="0.970941817426077" calcext:value-type="float">
            <text:p>0,970941817426077</text:p>
          </table:table-cell>
          <table:table-cell table:number-columns-repeated="5"/>
          <table:table-cell office:value-type="float" office:value="84" calcext:value-type="float">
            <text:p>84</text:p>
          </table:table-cell>
          <table:table-cell table:formula="of:=DEC2HEX([.K86]*2^15;4)" office:value-type="string" office:string-value="1EA1" calcext:value-type="string">
            <text:p>1EA1</text:p>
          </table:table-cell>
          <table:table-cell table:formula="of:=DEC2HEX([.L86]*2^15;4)" office:value-type="string" office:string-value="7C47" calcext:value-type="string">
            <text:p>7C47</text:p>
          </table:table-cell>
        </table:table-row>
        <table:table-row table:style-name="ro1">
          <table:table-cell table:number-columns-repeated="9"/>
          <table:table-cell office:value-type="float" office:value="85" calcext:value-type="float">
            <text:p>85</text:p>
          </table:table-cell>
          <table:table-cell table:formula="of:=[.$C$12]*[.K86]+[.$B$12]*[.L86]" office:value-type="float" office:value="0.51733781417767" calcext:value-type="float">
            <text:p>0,51733781417767</text:p>
          </table:table-cell>
          <table:table-cell table:formula="of:=[.$C$12]*[.L86]-[.$B$12]*[.K86]" office:value-type="float" office:value="0.85578127230147" calcext:value-type="float">
            <text:p>0,85578127230147</text:p>
          </table:table-cell>
          <table:table-cell table:number-columns-repeated="5"/>
          <table:table-cell office:value-type="float" office:value="85" calcext:value-type="float">
            <text:p>85</text:p>
          </table:table-cell>
          <table:table-cell table:formula="of:=DEC2HEX([.K87]*2^15;4)" office:value-type="string" office:string-value="4238" calcext:value-type="string">
            <text:p>4238</text:p>
          </table:table-cell>
          <table:table-cell table:formula="of:=DEC2HEX([.L87]*2^15;4)" office:value-type="string" office:string-value="6D8A" calcext:value-type="string">
            <text:p>6D8A</text:p>
          </table:table-cell>
        </table:table-row>
        <table:table-row table:style-name="ro1">
          <table:table-cell table:number-columns-repeated="9"/>
          <table:table-cell office:value-type="float" office:value="86" calcext:value-type="float">
            <text:p>86</text:p>
          </table:table-cell>
          <table:table-cell table:formula="of:=[.$C$12]*[.K87]+[.$B$12]*[.L87]" office:value-type="float" office:value="0.748510748171121" calcext:value-type="float">
            <text:p>0,748510748171121</text:p>
          </table:table-cell>
          <table:table-cell table:formula="of:=[.$C$12]*[.L87]-[.$B$12]*[.K87]" office:value-type="float" office:value="0.663122658240813" calcext:value-type="float">
            <text:p>0,663122658240813</text:p>
          </table:table-cell>
          <table:table-cell table:number-columns-repeated="5"/>
          <table:table-cell office:value-type="float" office:value="86" calcext:value-type="float">
            <text:p>86</text:p>
          </table:table-cell>
          <table:table-cell table:formula="of:=DEC2HEX([.K88]*2^15;4)" office:value-type="string" office:string-value="5FCF" calcext:value-type="string">
            <text:p>5FCF</text:p>
          </table:table-cell>
          <table:table-cell table:formula="of:=DEC2HEX([.L88]*2^15;4)" office:value-type="string" office:string-value="54E1" calcext:value-type="string">
            <text:p>54E1</text:p>
          </table:table-cell>
        </table:table-row>
        <table:table-row table:style-name="ro1">
          <table:table-cell table:number-columns-repeated="9"/>
          <table:table-cell office:value-type="float" office:value="87" calcext:value-type="float">
            <text:p>87</text:p>
          </table:table-cell>
          <table:table-cell table:formula="of:=[.$C$12]*[.K88]+[.$B$12]*[.L88]" office:value-type="float" office:value="0.911899845992114" calcext:value-type="float">
            <text:p>0,911899845992114</text:p>
          </table:table-cell>
          <table:table-cell table:formula="of:=[.$C$12]*[.L88]-[.$B$12]*[.K88]" office:value-type="float" office:value="0.410412805452768" calcext:value-type="float">
            <text:p>0,410412805452768</text:p>
          </table:table-cell>
          <table:table-cell table:number-columns-repeated="5"/>
          <table:table-cell office:value-type="float" office:value="87" calcext:value-type="float">
            <text:p>87</text:p>
          </table:table-cell>
          <table:table-cell table:formula="of:=DEC2HEX([.K89]*2^15;4)" office:value-type="string" office:string-value="74B9" calcext:value-type="string">
            <text:p>74B9</text:p>
          </table:table-cell>
          <table:table-cell table:formula="of:=DEC2HEX([.L89]*2^15;4)" office:value-type="string" office:string-value="3488" calcext:value-type="string">
            <text:p>3488</text:p>
          </table:table-cell>
        </table:table-row>
        <table:table-row table:style-name="ro1">
          <table:table-cell table:number-columns-repeated="9"/>
          <table:table-cell office:value-type="float" office:value="88" calcext:value-type="float">
            <text:p>88</text:p>
          </table:table-cell>
          <table:table-cell table:formula="of:=[.$C$12]*[.K89]+[.$B$12]*[.L89]" office:value-type="float" office:value="0.992708874098081" calcext:value-type="float">
            <text:p>0,992708874098081</text:p>
          </table:table-cell>
          <table:table-cell table:formula="of:=[.$C$12]*[.L89]-[.$B$12]*[.K89]" office:value-type="float" office:value="0.120536680255327" calcext:value-type="float">
            <text:p>0,120536680255327</text:p>
          </table:table-cell>
          <table:table-cell table:number-columns-repeated="5"/>
          <table:table-cell office:value-type="float" office:value="88" calcext:value-type="float">
            <text:p>88</text:p>
          </table:table-cell>
          <table:table-cell table:formula="of:=DEC2HEX([.K90]*2^15;4)" office:value-type="string" office:string-value="7F11" calcext:value-type="string">
            <text:p>7F11</text:p>
          </table:table-cell>
          <table:table-cell table:formula="of:=DEC2HEX([.L90]*2^15;4)" office:value-type="string" office:string-value="0F6D" calcext:value-type="string">
            <text:p>0F6D</text:p>
          </table:table-cell>
        </table:table-row>
        <table:table-row table:style-name="ro1">
          <table:table-cell table:number-columns-repeated="9"/>
          <table:table-cell office:value-type="float" office:value="89" calcext:value-type="float">
            <text:p>89</text:p>
          </table:table-cell>
          <table:table-cell table:formula="of:=[.$C$12]*[.K90]+[.$B$12]*[.L90]" office:value-type="float" office:value="0.98361990694717" calcext:value-type="float">
            <text:p>0,98361990694717</text:p>
          </table:table-cell>
          <table:table-cell table:formula="of:=[.$C$12]*[.L90]-[.$B$12]*[.K90]" office:value-type="float" office:value="-0.18025503781391" calcext:value-type="float">
            <text:p>-0,18025503781391</text:p>
          </table:table-cell>
          <table:table-cell table:number-columns-repeated="5"/>
          <table:table-cell office:value-type="float" office:value="89" calcext:value-type="float">
            <text:p>89</text:p>
          </table:table-cell>
          <table:table-cell table:formula="of:=DEC2HEX([.K91]*2^15;4)" office:value-type="string" office:string-value="7DE7" calcext:value-type="string">
            <text:p>7DE7</text:p>
          </table:table-cell>
          <table:table-cell table:formula="of:=DEC2HEX([.L91]*2^15;4)" office:value-type="string" office:string-value="FFFFFFE8ED" calcext:value-type="string">
            <text:p>FFFFFFE8ED</text:p>
          </table:table-cell>
        </table:table-row>
        <table:table-row table:style-name="ro1">
          <table:table-cell table:number-columns-repeated="9"/>
          <table:table-cell office:value-type="float" office:value="90" calcext:value-type="float">
            <text:p>90</text:p>
          </table:table-cell>
          <table:table-cell table:formula="of:=[.$C$12]*[.K91]+[.$B$12]*[.L91]" office:value-type="float" office:value="0.885456025653234" calcext:value-type="float">
            <text:p>0,885456025653234</text:p>
          </table:table-cell>
          <table:table-cell table:formula="of:=[.$C$12]*[.L91]-[.$B$12]*[.K91]" office:value-type="float" office:value="-0.464723172043781" calcext:value-type="float">
            <text:p>-0,464723172043781</text:p>
          </table:table-cell>
          <table:table-cell table:number-columns-repeated="5"/>
          <table:table-cell office:value-type="float" office:value="90" calcext:value-type="float">
            <text:p>90</text:p>
          </table:table-cell>
          <table:table-cell table:formula="of:=DEC2HEX([.K92]*2^15;4)" office:value-type="string" office:string-value="7156" calcext:value-type="string">
            <text:p>7156</text:p>
          </table:table-cell>
          <table:table-cell table:formula="of:=DEC2HEX([.L92]*2^15;4)" office:value-type="string" office:string-value="FFFFFFC483" calcext:value-type="string">
            <text:p>FFFFFFC483</text:p>
          </table:table-cell>
        </table:table-row>
        <table:table-row table:style-name="ro1">
          <table:table-cell table:number-columns-repeated="9"/>
          <table:table-cell office:value-type="float" office:value="91" calcext:value-type="float">
            <text:p>91</text:p>
          </table:table-cell>
          <table:table-cell table:formula="of:=[.$C$12]*[.K92]+[.$B$12]*[.L92]" office:value-type="float" office:value="0.707106781186567" calcext:value-type="float">
            <text:p>0,707106781186567</text:p>
          </table:table-cell>
          <table:table-cell table:formula="of:=[.$C$12]*[.L92]-[.$B$12]*[.K92]" office:value-type="float" office:value="-0.707106781186567" calcext:value-type="float">
            <text:p>-0,707106781186567</text:p>
          </table:table-cell>
          <table:table-cell table:number-columns-repeated="5"/>
          <table:table-cell office:value-type="float" office:value="91" calcext:value-type="float">
            <text:p>91</text:p>
          </table:table-cell>
          <table:table-cell table:formula="of:=DEC2HEX([.K93]*2^15;4)" office:value-type="string" office:string-value="5A82" calcext:value-type="string">
            <text:p>5A82</text:p>
          </table:table-cell>
          <table:table-cell table:formula="of:=DEC2HEX([.L93]*2^15;4)" office:value-type="string" office:string-value="FFFFFFA57D" calcext:value-type="string">
            <text:p>FFFFFFA57D</text:p>
          </table:table-cell>
        </table:table-row>
        <table:table-row table:style-name="ro1">
          <table:table-cell table:number-columns-repeated="9"/>
          <table:table-cell office:value-type="float" office:value="92" calcext:value-type="float">
            <text:p>92</text:p>
          </table:table-cell>
          <table:table-cell table:formula="of:=[.$C$12]*[.K93]+[.$B$12]*[.L93]" office:value-type="float" office:value="0.464723172043782" calcext:value-type="float">
            <text:p>0,464723172043782</text:p>
          </table:table-cell>
          <table:table-cell table:formula="of:=[.$C$12]*[.L93]-[.$B$12]*[.K93]" office:value-type="float" office:value="-0.885456025653234" calcext:value-type="float">
            <text:p>-0,885456025653234</text:p>
          </table:table-cell>
          <table:table-cell table:number-columns-repeated="5"/>
          <table:table-cell office:value-type="float" office:value="92" calcext:value-type="float">
            <text:p>92</text:p>
          </table:table-cell>
          <table:table-cell table:formula="of:=DEC2HEX([.K94]*2^15;4)" office:value-type="string" office:string-value="3B7C" calcext:value-type="string">
            <text:p>3B7C</text:p>
          </table:table-cell>
          <table:table-cell table:formula="of:=DEC2HEX([.L94]*2^15;4)" office:value-type="string" office:string-value="FFFFFF8EA9" calcext:value-type="string">
            <text:p>FFFFFF8EA9</text:p>
          </table:table-cell>
        </table:table-row>
        <table:table-row table:style-name="ro1">
          <table:table-cell table:number-columns-repeated="9"/>
          <table:table-cell office:value-type="float" office:value="93" calcext:value-type="float">
            <text:p>93</text:p>
          </table:table-cell>
          <table:table-cell table:formula="of:=[.$C$12]*[.K94]+[.$B$12]*[.L94]" office:value-type="float" office:value="0.180255037813911" calcext:value-type="float">
            <text:p>0,180255037813911</text:p>
          </table:table-cell>
          <table:table-cell table:formula="of:=[.$C$12]*[.L94]-[.$B$12]*[.K94]" office:value-type="float" office:value="-0.983619906947171" calcext:value-type="float">
            <text:p>-0,983619906947171</text:p>
          </table:table-cell>
          <table:table-cell table:number-columns-repeated="5"/>
          <table:table-cell office:value-type="float" office:value="93" calcext:value-type="float">
            <text:p>93</text:p>
          </table:table-cell>
          <table:table-cell table:formula="of:=DEC2HEX([.K95]*2^15;4)" office:value-type="string" office:string-value="1712" calcext:value-type="string">
            <text:p>1712</text:p>
          </table:table-cell>
          <table:table-cell table:formula="of:=DEC2HEX([.L95]*2^15;4)" office:value-type="string" office:string-value="FFFFFF8218" calcext:value-type="string">
            <text:p>FFFFFF8218</text:p>
          </table:table-cell>
        </table:table-row>
        <table:table-row table:style-name="ro1">
          <table:table-cell table:number-columns-repeated="9"/>
          <table:table-cell office:value-type="float" office:value="94" calcext:value-type="float">
            <text:p>94</text:p>
          </table:table-cell>
          <table:table-cell table:formula="of:=[.$C$12]*[.K95]+[.$B$12]*[.L95]" office:value-type="float" office:value="-0.120536680255326" calcext:value-type="float">
            <text:p>-0,120536680255326</text:p>
          </table:table-cell>
          <table:table-cell table:formula="of:=[.$C$12]*[.L95]-[.$B$12]*[.K95]" office:value-type="float" office:value="-0.992708874098082" calcext:value-type="float">
            <text:p>-0,992708874098082</text:p>
          </table:table-cell>
          <table:table-cell table:number-columns-repeated="5"/>
          <table:table-cell office:value-type="float" office:value="94" calcext:value-type="float">
            <text:p>94</text:p>
          </table:table-cell>
          <table:table-cell table:formula="of:=DEC2HEX([.K96]*2^15;4)" office:value-type="string" office:string-value="FFFFFFF092" calcext:value-type="string">
            <text:p>FFFFFFF092</text:p>
          </table:table-cell>
          <table:table-cell table:formula="of:=DEC2HEX([.L96]*2^15;4)" office:value-type="string" office:string-value="FFFFFF80EE" calcext:value-type="string">
            <text:p>FFFFFF80EE</text:p>
          </table:table-cell>
        </table:table-row>
        <table:table-row table:style-name="ro1">
          <table:table-cell table:number-columns-repeated="9"/>
          <table:table-cell office:value-type="float" office:value="95" calcext:value-type="float">
            <text:p>95</text:p>
          </table:table-cell>
          <table:table-cell table:formula="of:=[.$C$12]*[.K96]+[.$B$12]*[.L96]" office:value-type="float" office:value="-0.410412805452768" calcext:value-type="float">
            <text:p>-0,410412805452768</text:p>
          </table:table-cell>
          <table:table-cell table:formula="of:=[.$C$12]*[.L96]-[.$B$12]*[.K96]" office:value-type="float" office:value="-0.911899845992117" calcext:value-type="float">
            <text:p>-0,911899845992117</text:p>
          </table:table-cell>
          <table:table-cell table:number-columns-repeated="5"/>
          <table:table-cell office:value-type="float" office:value="95" calcext:value-type="float">
            <text:p>95</text:p>
          </table:table-cell>
          <table:table-cell table:formula="of:=DEC2HEX([.K97]*2^15;4)" office:value-type="string" office:string-value="FFFFFFCB77" calcext:value-type="string">
            <text:p>FFFFFFCB77</text:p>
          </table:table-cell>
          <table:table-cell table:formula="of:=DEC2HEX([.L97]*2^15;4)" office:value-type="string" office:string-value="FFFFFF8B46" calcext:value-type="string">
            <text:p>FFFFFF8B46</text:p>
          </table:table-cell>
        </table:table-row>
        <table:table-row table:style-name="ro1">
          <table:table-cell table:number-columns-repeated="9"/>
          <table:table-cell office:value-type="float" office:value="96" calcext:value-type="float">
            <text:p>96</text:p>
          </table:table-cell>
          <table:table-cell table:formula="of:=[.$C$12]*[.K97]+[.$B$12]*[.L97]" office:value-type="float" office:value="-0.663122658240814" calcext:value-type="float">
            <text:p>-0,663122658240814</text:p>
          </table:table-cell>
          <table:table-cell table:formula="of:=[.$C$12]*[.L97]-[.$B$12]*[.K97]" office:value-type="float" office:value="-0.748510748171123" calcext:value-type="float">
            <text:p>-0,748510748171123</text:p>
          </table:table-cell>
          <table:table-cell table:number-columns-repeated="5"/>
          <table:table-cell office:value-type="float" office:value="96" calcext:value-type="float">
            <text:p>96</text:p>
          </table:table-cell>
          <table:table-cell table:formula="of:=DEC2HEX([.K98]*2^15;4)" office:value-type="string" office:string-value="FFFFFFAB1E" calcext:value-type="string">
            <text:p>FFFFFFAB1E</text:p>
          </table:table-cell>
          <table:table-cell table:formula="of:=DEC2HEX([.L98]*2^15;4)" office:value-type="string" office:string-value="FFFFFFA030" calcext:value-type="string">
            <text:p>FFFFFFA030</text:p>
          </table:table-cell>
        </table:table-row>
        <table:table-row table:style-name="ro1">
          <table:table-cell table:number-columns-repeated="9"/>
          <table:table-cell office:value-type="float" office:value="97" calcext:value-type="float">
            <text:p>97</text:p>
          </table:table-cell>
          <table:table-cell table:formula="of:=[.$C$12]*[.K98]+[.$B$12]*[.L98]" office:value-type="float" office:value="-0.855781272301473" calcext:value-type="float">
            <text:p>-0,855781272301473</text:p>
          </table:table-cell>
          <table:table-cell table:formula="of:=[.$C$12]*[.L98]-[.$B$12]*[.K98]" office:value-type="float" office:value="-0.517337814177673" calcext:value-type="float">
            <text:p>-0,517337814177673</text:p>
          </table:table-cell>
          <table:table-cell table:number-columns-repeated="5"/>
          <table:table-cell office:value-type="float" office:value="97" calcext:value-type="float">
            <text:p>97</text:p>
          </table:table-cell>
          <table:table-cell table:formula="of:=DEC2HEX([.K99]*2^15;4)" office:value-type="string" office:string-value="FFFFFF9275" calcext:value-type="string">
            <text:p>FFFFFF9275</text:p>
          </table:table-cell>
          <table:table-cell table:formula="of:=DEC2HEX([.L99]*2^15;4)" office:value-type="string" office:string-value="FFFFFFBDC7" calcext:value-type="string">
            <text:p>FFFFFFBDC7</text:p>
          </table:table-cell>
        </table:table-row>
        <table:table-row table:style-name="ro1">
          <table:table-cell table:number-columns-repeated="9"/>
          <table:table-cell office:value-type="float" office:value="98" calcext:value-type="float">
            <text:p>98</text:p>
          </table:table-cell>
          <table:table-cell table:formula="of:=[.$C$12]*[.K99]+[.$B$12]*[.L99]" office:value-type="float" office:value="-0.970941817426081" calcext:value-type="float">
            <text:p>-0,970941817426081</text:p>
          </table:table-cell>
          <table:table-cell table:formula="of:=[.$C$12]*[.L99]-[.$B$12]*[.K99]" office:value-type="float" office:value="-0.239315664287565" calcext:value-type="float">
            <text:p>-0,239315664287565</text:p>
          </table:table-cell>
          <table:table-cell table:number-columns-repeated="5"/>
          <table:table-cell office:value-type="float" office:value="98" calcext:value-type="float">
            <text:p>98</text:p>
          </table:table-cell>
          <table:table-cell table:formula="of:=DEC2HEX([.K100]*2^15;4)" office:value-type="string" office:string-value="FFFFFF83B8" calcext:value-type="string">
            <text:p>FFFFFF83B8</text:p>
          </table:table-cell>
          <table:table-cell table:formula="of:=DEC2HEX([.L100]*2^15;4)" office:value-type="string" office:string-value="FFFFFFE15E" calcext:value-type="string">
            <text:p>FFFFFFE15E</text:p>
          </table:table-cell>
        </table:table-row>
        <table:table-row table:style-name="ro1">
          <table:table-cell table:number-columns-repeated="9"/>
          <table:table-cell office:value-type="float" office:value="99" calcext:value-type="float">
            <text:p>99</text:p>
          </table:table-cell>
          <table:table-cell table:formula="of:=[.$C$12]*[.K100]+[.$B$12]*[.L100]" office:value-type="float" office:value="-0.998175554223348" calcext:value-type="float">
            <text:p>-0,998175554223348</text:p>
          </table:table-cell>
          <table:table-cell table:formula="of:=[.$C$12]*[.L100]-[.$B$12]*[.K100]" office:value-type="float" office:value="0.0603784974222873" calcext:value-type="float">
            <text:p>0,060378497422287</text:p>
          </table:table-cell>
          <table:table-cell table:number-columns-repeated="5"/>
          <table:table-cell office:value-type="float" office:value="99" calcext:value-type="float">
            <text:p>99</text:p>
          </table:table-cell>
          <table:table-cell table:formula="of:=DEC2HEX([.K101]*2^15;4)" office:value-type="string" office:string-value="FFFFFF803B" calcext:value-type="string">
            <text:p>FFFFFF803B</text:p>
          </table:table-cell>
          <table:table-cell table:formula="of:=DEC2HEX([.L101]*2^15;4)" office:value-type="string" office:string-value="07BA" calcext:value-type="string">
            <text:p>07BA</text:p>
          </table:table-cell>
        </table:table-row>
        <table:table-row table:style-name="ro1">
          <table:table-cell table:number-columns-repeated="9"/>
          <table:table-cell office:value-type="float" office:value="100" calcext:value-type="float">
            <text:p>100</text:p>
          </table:table-cell>
          <table:table-cell table:formula="of:=[.$C$12]*[.K101]+[.$B$12]*[.L101]" office:value-type="float" office:value="-0.935016242685444" calcext:value-type="float">
            <text:p>-0,935016242685444</text:p>
          </table:table-cell>
          <table:table-cell table:formula="of:=[.$C$12]*[.L101]-[.$B$12]*[.K101]" office:value-type="float" office:value="0.354604887042546" calcext:value-type="float">
            <text:p>0,354604887042546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formula="of:=DEC2HEX([.K102]*2^15;4)" office:value-type="string" office:string-value="FFFFFF8851" calcext:value-type="string">
            <text:p>FFFFFF8851</text:p>
          </table:table-cell>
          <table:table-cell table:formula="of:=DEC2HEX([.L102]*2^15;4)" office:value-type="string" office:string-value="2D63" calcext:value-type="string">
            <text:p>2D63</text:p>
          </table:table-cell>
        </table:table-row>
        <table:table-row table:style-name="ro1">
          <table:table-cell table:number-columns-repeated="9"/>
          <table:table-cell office:value-type="float" office:value="101" calcext:value-type="float">
            <text:p>101</text:p>
          </table:table-cell>
          <table:table-cell table:formula="of:=[.$C$12]*[.K102]+[.$B$12]*[.L102]" office:value-type="float" office:value="-0.787183480609075" calcext:value-type="float">
            <text:p>-0,787183480609075</text:p>
          </table:table-cell>
          <table:table-cell table:formula="of:=[.$C$12]*[.L102]-[.$B$12]*[.K102]" office:value-type="float" office:value="0.616718872628562" calcext:value-type="float">
            <text:p>0,616718872628562</text:p>
          </table:table-cell>
          <table:table-cell table:number-columns-repeated="5"/>
          <table:table-cell office:value-type="float" office:value="101" calcext:value-type="float">
            <text:p>101</text:p>
          </table:table-cell>
          <table:table-cell table:formula="of:=DEC2HEX([.K103]*2^15;4)" office:value-type="string" office:string-value="FFFFFF9B3D" calcext:value-type="string">
            <text:p>FFFFFF9B3D</text:p>
          </table:table-cell>
          <table:table-cell table:formula="of:=DEC2HEX([.L103]*2^15;4)" office:value-type="string" office:string-value="4EF0" calcext:value-type="string">
            <text:p>4EF0</text:p>
          </table:table-cell>
        </table:table-row>
        <table:table-row table:style-name="ro1">
          <table:table-cell table:number-columns-repeated="9"/>
          <table:table-cell office:value-type="float" office:value="102" calcext:value-type="float">
            <text:p>102</text:p>
          </table:table-cell>
          <table:table-cell table:formula="of:=[.$C$12]*[.K103]+[.$B$12]*[.L103]" office:value-type="float" office:value="-0.568064746731174" calcext:value-type="float">
            <text:p>-0,568064746731174</text:p>
          </table:table-cell>
          <table:table-cell table:formula="of:=[.$C$12]*[.L103]-[.$B$12]*[.K103]" office:value-type="float" office:value="0.822983865893682" calcext:value-type="float">
            <text:p>0,822983865893682</text:p>
          </table:table-cell>
          <table:table-cell table:number-columns-repeated="5"/>
          <table:table-cell office:value-type="float" office:value="102" calcext:value-type="float">
            <text:p>102</text:p>
          </table:table-cell>
          <table:table-cell table:formula="of:=DEC2HEX([.K104]*2^15;4)" office:value-type="string" office:string-value="FFFFFFB749" calcext:value-type="string">
            <text:p>FFFFFFB749</text:p>
          </table:table-cell>
          <table:table-cell table:formula="of:=DEC2HEX([.L104]*2^15;4)" office:value-type="string" office:string-value="6957" calcext:value-type="string">
            <text:p>6957</text:p>
          </table:table-cell>
        </table:table-row>
        <table:table-row table:style-name="ro1">
          <table:table-cell table:number-columns-repeated="9"/>
          <table:table-cell office:value-type="float" office:value="103" calcext:value-type="float">
            <text:p>103</text:p>
          </table:table-cell>
          <table:table-cell table:formula="of:=[.$C$12]*[.K104]+[.$B$12]*[.L104]" office:value-type="float" office:value="-0.297503053855213" calcext:value-type="float">
            <text:p>-0,297503053855213</text:p>
          </table:table-cell>
          <table:table-cell table:formula="of:=[.$C$12]*[.L104]-[.$B$12]*[.K104]" office:value-type="float" office:value="0.954720866508576" calcext:value-type="float">
            <text:p>0,954720866508576</text:p>
          </table:table-cell>
          <table:table-cell table:number-columns-repeated="5"/>
          <table:table-cell office:value-type="float" office:value="103" calcext:value-type="float">
            <text:p>103</text:p>
          </table:table-cell>
          <table:table-cell table:formula="of:=DEC2HEX([.K105]*2^15;4)" office:value-type="string" office:string-value="FFFFFFD9EB" calcext:value-type="string">
            <text:p>FFFFFFD9EB</text:p>
          </table:table-cell>
          <table:table-cell table:formula="of:=DEC2HEX([.L105]*2^15;4)" office:value-type="string" office:string-value="7A34" calcext:value-type="string">
            <text:p>7A34</text:p>
          </table:table-cell>
        </table:table-row>
        <table:table-row table:style-name="ro1">
          <table:table-cell table:number-columns-repeated="9"/>
          <table:table-cell office:value-type="float" office:value="104" calcext:value-type="float">
            <text:p>104</text:p>
          </table:table-cell>
          <table:table-cell table:formula="of:=[.$C$12]*[.K105]+[.$B$12]*[.L105]" office:value-type="float" office:value="0" calcext:value-type="float">
            <text:p>0</text:p>
          </table:table-cell>
          <table:table-cell table:formula="of:=[.$C$12]*[.L105]-[.$B$12]*[.K105]" office:value-type="float" office:value="1.00000000000003" calcext:value-type="float">
            <text:p>1,00000000000003</text:p>
          </table:table-cell>
          <table:table-cell table:number-columns-repeated="5"/>
          <table:table-cell office:value-type="float" office:value="104" calcext:value-type="float">
            <text:p>104</text:p>
          </table:table-cell>
          <table:table-cell table:formula="of:=DEC2HEX([.K106]*2^15;4)" office:value-type="string" office:string-value="0000" calcext:value-type="string">
            <text:p>0000</text:p>
          </table:table-cell>
          <table:table-cell table:formula="of:=DEC2HEX([.L106]*2^15;4)" office:value-type="string" office:string-value="8000" calcext:value-type="string">
            <text:p>8000</text:p>
          </table:table-cell>
        </table:table-row>
        <table:table-row table:style-name="ro1">
          <table:table-cell table:number-columns-repeated="9"/>
          <table:table-cell office:value-type="float" office:value="105" calcext:value-type="float">
            <text:p>105</text:p>
          </table:table-cell>
          <table:table-cell table:formula="of:=[.$C$12]*[.K106]+[.$B$12]*[.L106]" office:value-type="float" office:value="0.297503053855212" calcext:value-type="float">
            <text:p>0,297503053855212</text:p>
          </table:table-cell>
          <table:table-cell table:formula="of:=[.$C$12]*[.L106]-[.$B$12]*[.K106]" office:value-type="float" office:value="0.954720866508576" calcext:value-type="float">
            <text:p>0,954720866508576</text:p>
          </table:table-cell>
          <table:table-cell table:number-columns-repeated="5"/>
          <table:table-cell office:value-type="float" office:value="105" calcext:value-type="float">
            <text:p>105</text:p>
          </table:table-cell>
          <table:table-cell table:formula="of:=DEC2HEX([.K107]*2^15;4)" office:value-type="string" office:string-value="2614" calcext:value-type="string">
            <text:p>2614</text:p>
          </table:table-cell>
          <table:table-cell table:formula="of:=DEC2HEX([.L107]*2^15;4)" office:value-type="string" office:string-value="7A34" calcext:value-type="string">
            <text:p>7A34</text:p>
          </table:table-cell>
        </table:table-row>
        <table:table-row table:style-name="ro1">
          <table:table-cell table:number-columns-repeated="9"/>
          <table:table-cell office:value-type="float" office:value="106" calcext:value-type="float">
            <text:p>106</text:p>
          </table:table-cell>
          <table:table-cell table:formula="of:=[.$C$12]*[.K107]+[.$B$12]*[.L107]" office:value-type="float" office:value="0.568064746731174" calcext:value-type="float">
            <text:p>0,568064746731174</text:p>
          </table:table-cell>
          <table:table-cell table:formula="of:=[.$C$12]*[.L107]-[.$B$12]*[.K107]" office:value-type="float" office:value="0.822983865893683" calcext:value-type="float">
            <text:p>0,822983865893683</text:p>
          </table:table-cell>
          <table:table-cell table:number-columns-repeated="5"/>
          <table:table-cell office:value-type="float" office:value="106" calcext:value-type="float">
            <text:p>106</text:p>
          </table:table-cell>
          <table:table-cell table:formula="of:=DEC2HEX([.K108]*2^15;4)" office:value-type="string" office:string-value="48B6" calcext:value-type="string">
            <text:p>48B6</text:p>
          </table:table-cell>
          <table:table-cell table:formula="of:=DEC2HEX([.L108]*2^15;4)" office:value-type="string" office:string-value="6957" calcext:value-type="string">
            <text:p>6957</text:p>
          </table:table-cell>
        </table:table-row>
        <table:table-row table:style-name="ro1">
          <table:table-cell table:number-columns-repeated="9"/>
          <table:table-cell office:value-type="float" office:value="107" calcext:value-type="float">
            <text:p>107</text:p>
          </table:table-cell>
          <table:table-cell table:formula="of:=[.$C$12]*[.K108]+[.$B$12]*[.L108]" office:value-type="float" office:value="0.787183480609076" calcext:value-type="float">
            <text:p>0,787183480609076</text:p>
          </table:table-cell>
          <table:table-cell table:formula="of:=[.$C$12]*[.L108]-[.$B$12]*[.K108]" office:value-type="float" office:value="0.616718872628563" calcext:value-type="float">
            <text:p>0,616718872628563</text:p>
          </table:table-cell>
          <table:table-cell table:number-columns-repeated="5"/>
          <table:table-cell office:value-type="float" office:value="107" calcext:value-type="float">
            <text:p>107</text:p>
          </table:table-cell>
          <table:table-cell table:formula="of:=DEC2HEX([.K109]*2^15;4)" office:value-type="string" office:string-value="64C2" calcext:value-type="string">
            <text:p>64C2</text:p>
          </table:table-cell>
          <table:table-cell table:formula="of:=DEC2HEX([.L109]*2^15;4)" office:value-type="string" office:string-value="4EF0" calcext:value-type="string">
            <text:p>4EF0</text:p>
          </table:table-cell>
        </table:table-row>
        <table:table-row table:style-name="ro1">
          <table:table-cell table:number-columns-repeated="9"/>
          <table:table-cell office:value-type="float" office:value="108" calcext:value-type="float">
            <text:p>108</text:p>
          </table:table-cell>
          <table:table-cell table:formula="of:=[.$C$12]*[.K109]+[.$B$12]*[.L109]" office:value-type="float" office:value="0.935016242685446" calcext:value-type="float">
            <text:p>0,935016242685446</text:p>
          </table:table-cell>
          <table:table-cell table:formula="of:=[.$C$12]*[.L109]-[.$B$12]*[.K109]" office:value-type="float" office:value="0.354604887042547" calcext:value-type="float">
            <text:p>0,354604887042547</text:p>
          </table:table-cell>
          <table:table-cell table:number-columns-repeated="5"/>
          <table:table-cell office:value-type="float" office:value="108" calcext:value-type="float">
            <text:p>108</text:p>
          </table:table-cell>
          <table:table-cell table:formula="of:=DEC2HEX([.K110]*2^15;4)" office:value-type="string" office:string-value="77AE" calcext:value-type="string">
            <text:p>77AE</text:p>
          </table:table-cell>
          <table:table-cell table:formula="of:=DEC2HEX([.L110]*2^15;4)" office:value-type="string" office:string-value="2D63" calcext:value-type="string">
            <text:p>2D63</text:p>
          </table:table-cell>
        </table:table-row>
        <table:table-row table:style-name="ro1">
          <table:table-cell table:number-columns-repeated="9"/>
          <table:table-cell office:value-type="float" office:value="109" calcext:value-type="float">
            <text:p>109</text:p>
          </table:table-cell>
          <table:table-cell table:formula="of:=[.$C$12]*[.K110]+[.$B$12]*[.L110]" office:value-type="float" office:value="0.998175554223351" calcext:value-type="float">
            <text:p>0,998175554223351</text:p>
          </table:table-cell>
          <table:table-cell table:formula="of:=[.$C$12]*[.L110]-[.$B$12]*[.K110]" office:value-type="float" office:value="0.0603784974222882" calcext:value-type="float">
            <text:p>0,060378497422288</text:p>
          </table:table-cell>
          <table:table-cell table:number-columns-repeated="5"/>
          <table:table-cell office:value-type="float" office:value="109" calcext:value-type="float">
            <text:p>109</text:p>
          </table:table-cell>
          <table:table-cell table:formula="of:=DEC2HEX([.K111]*2^15;4)" office:value-type="string" office:string-value="7FC4" calcext:value-type="string">
            <text:p>7FC4</text:p>
          </table:table-cell>
          <table:table-cell table:formula="of:=DEC2HEX([.L111]*2^15;4)" office:value-type="string" office:string-value="07BA" calcext:value-type="string">
            <text:p>07BA</text:p>
          </table:table-cell>
        </table:table-row>
        <table:table-row table:style-name="ro1">
          <table:table-cell table:number-columns-repeated="9"/>
          <table:table-cell office:value-type="float" office:value="110" calcext:value-type="float">
            <text:p>110</text:p>
          </table:table-cell>
          <table:table-cell table:formula="of:=[.$C$12]*[.K111]+[.$B$12]*[.L111]" office:value-type="float" office:value="0.970941817426085" calcext:value-type="float">
            <text:p>0,970941817426085</text:p>
          </table:table-cell>
          <table:table-cell table:formula="of:=[.$C$12]*[.L111]-[.$B$12]*[.K111]" office:value-type="float" office:value="-0.239315664287566" calcext:value-type="float">
            <text:p>-0,239315664287566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table:formula="of:=DEC2HEX([.K112]*2^15;4)" office:value-type="string" office:string-value="7C47" calcext:value-type="string">
            <text:p>7C47</text:p>
          </table:table-cell>
          <table:table-cell table:formula="of:=DEC2HEX([.L112]*2^15;4)" office:value-type="string" office:string-value="FFFFFFE15E" calcext:value-type="string">
            <text:p>FFFFFFE15E</text:p>
          </table:table-cell>
        </table:table-row>
        <table:table-row table:style-name="ro1">
          <table:table-cell table:number-columns-repeated="9"/>
          <table:table-cell office:value-type="float" office:value="111" calcext:value-type="float">
            <text:p>111</text:p>
          </table:table-cell>
          <table:table-cell table:formula="of:=[.$C$12]*[.K112]+[.$B$12]*[.L112]" office:value-type="float" office:value="0.855781272301477" calcext:value-type="float">
            <text:p>0,855781272301477</text:p>
          </table:table-cell>
          <table:table-cell table:formula="of:=[.$C$12]*[.L112]-[.$B$12]*[.K112]" office:value-type="float" office:value="-0.517337814177674" calcext:value-type="float">
            <text:p>-0,517337814177674</text:p>
          </table:table-cell>
          <table:table-cell table:number-columns-repeated="5"/>
          <table:table-cell office:value-type="float" office:value="111" calcext:value-type="float">
            <text:p>111</text:p>
          </table:table-cell>
          <table:table-cell table:formula="of:=DEC2HEX([.K113]*2^15;4)" office:value-type="string" office:string-value="6D8A" calcext:value-type="string">
            <text:p>6D8A</text:p>
          </table:table-cell>
          <table:table-cell table:formula="of:=DEC2HEX([.L113]*2^15;4)" office:value-type="string" office:string-value="FFFFFFBDC7" calcext:value-type="string">
            <text:p>FFFFFFBDC7</text:p>
          </table:table-cell>
        </table:table-row>
        <table:table-row table:style-name="ro1">
          <table:table-cell table:number-columns-repeated="9"/>
          <table:table-cell office:value-type="float" office:value="112" calcext:value-type="float">
            <text:p>112</text:p>
          </table:table-cell>
          <table:table-cell table:formula="of:=[.$C$12]*[.K113]+[.$B$12]*[.L113]" office:value-type="float" office:value="0.663122658240818" calcext:value-type="float">
            <text:p>0,663122658240818</text:p>
          </table:table-cell>
          <table:table-cell table:formula="of:=[.$C$12]*[.L113]-[.$B$12]*[.K113]" office:value-type="float" office:value="-0.748510748171127" calcext:value-type="float">
            <text:p>-0,748510748171127</text:p>
          </table:table-cell>
          <table:table-cell table:number-columns-repeated="5"/>
          <table:table-cell office:value-type="float" office:value="112" calcext:value-type="float">
            <text:p>112</text:p>
          </table:table-cell>
          <table:table-cell table:formula="of:=DEC2HEX([.K114]*2^15;4)" office:value-type="string" office:string-value="54E1" calcext:value-type="string">
            <text:p>54E1</text:p>
          </table:table-cell>
          <table:table-cell table:formula="of:=DEC2HEX([.L114]*2^15;4)" office:value-type="string" office:string-value="FFFFFFA030" calcext:value-type="string">
            <text:p>FFFFFFA030</text:p>
          </table:table-cell>
        </table:table-row>
        <table:table-row table:style-name="ro1">
          <table:table-cell table:number-columns-repeated="9"/>
          <table:table-cell office:value-type="float" office:value="113" calcext:value-type="float">
            <text:p>113</text:p>
          </table:table-cell>
          <table:table-cell table:formula="of:=[.$C$12]*[.K114]+[.$B$12]*[.L114]" office:value-type="float" office:value="0.410412805452771" calcext:value-type="float">
            <text:p>0,410412805452771</text:p>
          </table:table-cell>
          <table:table-cell table:formula="of:=[.$C$12]*[.L114]-[.$B$12]*[.K114]" office:value-type="float" office:value="-0.911899845992121" calcext:value-type="float">
            <text:p>-0,911899845992121</text:p>
          </table:table-cell>
          <table:table-cell table:number-columns-repeated="5"/>
          <table:table-cell office:value-type="float" office:value="113" calcext:value-type="float">
            <text:p>113</text:p>
          </table:table-cell>
          <table:table-cell table:formula="of:=DEC2HEX([.K115]*2^15;4)" office:value-type="string" office:string-value="3488" calcext:value-type="string">
            <text:p>3488</text:p>
          </table:table-cell>
          <table:table-cell table:formula="of:=DEC2HEX([.L115]*2^15;4)" office:value-type="string" office:string-value="FFFFFF8B46" calcext:value-type="string">
            <text:p>FFFFFF8B46</text:p>
          </table:table-cell>
        </table:table-row>
        <table:table-row table:style-name="ro1">
          <table:table-cell table:number-columns-repeated="9"/>
          <table:table-cell office:value-type="float" office:value="114" calcext:value-type="float">
            <text:p>114</text:p>
          </table:table-cell>
          <table:table-cell table:formula="of:=[.$C$12]*[.K115]+[.$B$12]*[.L115]" office:value-type="float" office:value="0.120536680255328" calcext:value-type="float">
            <text:p>0,120536680255328</text:p>
          </table:table-cell>
          <table:table-cell table:formula="of:=[.$C$12]*[.L115]-[.$B$12]*[.K115]" office:value-type="float" office:value="-0.992708874098089" calcext:value-type="float">
            <text:p>-0,992708874098089</text:p>
          </table:table-cell>
          <table:table-cell table:number-columns-repeated="5"/>
          <table:table-cell office:value-type="float" office:value="114" calcext:value-type="float">
            <text:p>114</text:p>
          </table:table-cell>
          <table:table-cell table:formula="of:=DEC2HEX([.K116]*2^15;4)" office:value-type="string" office:string-value="0F6D" calcext:value-type="string">
            <text:p>0F6D</text:p>
          </table:table-cell>
          <table:table-cell table:formula="of:=DEC2HEX([.L116]*2^15;4)" office:value-type="string" office:string-value="FFFFFF80EE" calcext:value-type="string">
            <text:p>FFFFFF80EE</text:p>
          </table:table-cell>
        </table:table-row>
        <table:table-row table:style-name="ro1">
          <table:table-cell table:number-columns-repeated="9"/>
          <table:table-cell office:value-type="float" office:value="115" calcext:value-type="float">
            <text:p>115</text:p>
          </table:table-cell>
          <table:table-cell table:formula="of:=[.$C$12]*[.K116]+[.$B$12]*[.L116]" office:value-type="float" office:value="-0.180255037813912" calcext:value-type="float">
            <text:p>-0,180255037813912</text:p>
          </table:table-cell>
          <table:table-cell table:formula="of:=[.$C$12]*[.L116]-[.$B$12]*[.K116]" office:value-type="float" office:value="-0.983619906947178" calcext:value-type="float">
            <text:p>-0,983619906947178</text:p>
          </table:table-cell>
          <table:table-cell table:number-columns-repeated="5"/>
          <table:table-cell office:value-type="float" office:value="115" calcext:value-type="float">
            <text:p>115</text:p>
          </table:table-cell>
          <table:table-cell table:formula="of:=DEC2HEX([.K117]*2^15;4)" office:value-type="string" office:string-value="FFFFFFE8ED" calcext:value-type="string">
            <text:p>FFFFFFE8ED</text:p>
          </table:table-cell>
          <table:table-cell table:formula="of:=DEC2HEX([.L117]*2^15;4)" office:value-type="string" office:string-value="FFFFFF8218" calcext:value-type="string">
            <text:p>FFFFFF8218</text:p>
          </table:table-cell>
        </table:table-row>
        <table:table-row table:style-name="ro1">
          <table:table-cell table:number-columns-repeated="9"/>
          <table:table-cell office:value-type="float" office:value="116" calcext:value-type="float">
            <text:p>116</text:p>
          </table:table-cell>
          <table:table-cell table:formula="of:=[.$C$12]*[.K117]+[.$B$12]*[.L117]" office:value-type="float" office:value="-0.464723172043785" calcext:value-type="float">
            <text:p>-0,464723172043785</text:p>
          </table:table-cell>
          <table:table-cell table:formula="of:=[.$C$12]*[.L117]-[.$B$12]*[.K117]" office:value-type="float" office:value="-0.885456025653241" calcext:value-type="float">
            <text:p>-0,885456025653241</text:p>
          </table:table-cell>
          <table:table-cell table:number-columns-repeated="5"/>
          <table:table-cell office:value-type="float" office:value="116" calcext:value-type="float">
            <text:p>116</text:p>
          </table:table-cell>
          <table:table-cell table:formula="of:=DEC2HEX([.K118]*2^15;4)" office:value-type="string" office:string-value="FFFFFFC483" calcext:value-type="string">
            <text:p>FFFFFFC483</text:p>
          </table:table-cell>
          <table:table-cell table:formula="of:=DEC2HEX([.L118]*2^15;4)" office:value-type="string" office:string-value="FFFFFF8EA9" calcext:value-type="string">
            <text:p>FFFFFF8EA9</text:p>
          </table:table-cell>
        </table:table-row>
        <table:table-row table:style-name="ro1">
          <table:table-cell table:number-columns-repeated="9"/>
          <table:table-cell office:value-type="float" office:value="117" calcext:value-type="float">
            <text:p>117</text:p>
          </table:table-cell>
          <table:table-cell table:formula="of:=[.$C$12]*[.K118]+[.$B$12]*[.L118]" office:value-type="float" office:value="-0.707106781186573" calcext:value-type="float">
            <text:p>-0,707106781186573</text:p>
          </table:table-cell>
          <table:table-cell table:formula="of:=[.$C$12]*[.L118]-[.$B$12]*[.K118]" office:value-type="float" office:value="-0.707106781186573" calcext:value-type="float">
            <text:p>-0,707106781186573</text:p>
          </table:table-cell>
          <table:table-cell table:number-columns-repeated="5"/>
          <table:table-cell office:value-type="float" office:value="117" calcext:value-type="float">
            <text:p>117</text:p>
          </table:table-cell>
          <table:table-cell table:formula="of:=DEC2HEX([.K119]*2^15;4)" office:value-type="string" office:string-value="FFFFFFA57D" calcext:value-type="string">
            <text:p>FFFFFFA57D</text:p>
          </table:table-cell>
          <table:table-cell table:formula="of:=DEC2HEX([.L119]*2^15;4)" office:value-type="string" office:string-value="FFFFFFA57D" calcext:value-type="string">
            <text:p>FFFFFFA57D</text:p>
          </table:table-cell>
        </table:table-row>
        <table:table-row table:style-name="ro1">
          <table:table-cell table:number-columns-repeated="9"/>
          <table:table-cell office:value-type="float" office:value="118" calcext:value-type="float">
            <text:p>118</text:p>
          </table:table-cell>
          <table:table-cell table:formula="of:=[.$C$12]*[.K119]+[.$B$12]*[.L119]" office:value-type="float" office:value="-0.885456025653242" calcext:value-type="float">
            <text:p>-0,885456025653242</text:p>
          </table:table-cell>
          <table:table-cell table:formula="of:=[.$C$12]*[.L119]-[.$B$12]*[.K119]" office:value-type="float" office:value="-0.464723172043786" calcext:value-type="float">
            <text:p>-0,464723172043786</text:p>
          </table:table-cell>
          <table:table-cell table:number-columns-repeated="5"/>
          <table:table-cell office:value-type="float" office:value="118" calcext:value-type="float">
            <text:p>118</text:p>
          </table:table-cell>
          <table:table-cell table:formula="of:=DEC2HEX([.K120]*2^15;4)" office:value-type="string" office:string-value="FFFFFF8EA9" calcext:value-type="string">
            <text:p>FFFFFF8EA9</text:p>
          </table:table-cell>
          <table:table-cell table:formula="of:=DEC2HEX([.L120]*2^15;4)" office:value-type="string" office:string-value="FFFFFFC483" calcext:value-type="string">
            <text:p>FFFFFFC483</text:p>
          </table:table-cell>
        </table:table-row>
        <table:table-row table:style-name="ro1">
          <table:table-cell table:number-columns-repeated="9"/>
          <table:table-cell office:value-type="float" office:value="119" calcext:value-type="float">
            <text:p>119</text:p>
          </table:table-cell>
          <table:table-cell table:formula="of:=[.$C$12]*[.K120]+[.$B$12]*[.L120]" office:value-type="float" office:value="-0.983619906947179" calcext:value-type="float">
            <text:p>-0,983619906947179</text:p>
          </table:table-cell>
          <table:table-cell table:formula="of:=[.$C$12]*[.L120]-[.$B$12]*[.K120]" office:value-type="float" office:value="-0.180255037813913" calcext:value-type="float">
            <text:p>-0,180255037813913</text:p>
          </table:table-cell>
          <table:table-cell table:number-columns-repeated="5"/>
          <table:table-cell office:value-type="float" office:value="119" calcext:value-type="float">
            <text:p>119</text:p>
          </table:table-cell>
          <table:table-cell table:formula="of:=DEC2HEX([.K121]*2^15;4)" office:value-type="string" office:string-value="FFFFFF8218" calcext:value-type="string">
            <text:p>FFFFFF8218</text:p>
          </table:table-cell>
          <table:table-cell table:formula="of:=DEC2HEX([.L121]*2^15;4)" office:value-type="string" office:string-value="FFFFFFE8ED" calcext:value-type="string">
            <text:p>FFFFFFE8ED</text:p>
          </table:table-cell>
        </table:table-row>
        <table:table-row table:style-name="ro1">
          <table:table-cell table:number-columns-repeated="9"/>
          <table:table-cell office:value-type="float" office:value="120" calcext:value-type="float">
            <text:p>120</text:p>
          </table:table-cell>
          <table:table-cell table:formula="of:=[.$C$12]*[.K121]+[.$B$12]*[.L121]" office:value-type="float" office:value="-0.992708874098091" calcext:value-type="float">
            <text:p>-0,992708874098091</text:p>
          </table:table-cell>
          <table:table-cell table:formula="of:=[.$C$12]*[.L121]-[.$B$12]*[.K121]" office:value-type="float" office:value="0.120536680255327" calcext:value-type="float">
            <text:p>0,120536680255327</text:p>
          </table:table-cell>
          <table:table-cell table:number-columns-repeated="5"/>
          <table:table-cell office:value-type="float" office:value="120" calcext:value-type="float">
            <text:p>120</text:p>
          </table:table-cell>
          <table:table-cell table:formula="of:=DEC2HEX([.K122]*2^15;4)" office:value-type="string" office:string-value="FFFFFF80EE" calcext:value-type="string">
            <text:p>FFFFFF80EE</text:p>
          </table:table-cell>
          <table:table-cell table:formula="of:=DEC2HEX([.L122]*2^15;4)" office:value-type="string" office:string-value="0F6D" calcext:value-type="string">
            <text:p>0F6D</text:p>
          </table:table-cell>
        </table:table-row>
        <table:table-row table:style-name="ro1">
          <table:table-cell table:number-columns-repeated="9"/>
          <table:table-cell office:value-type="float" office:value="121" calcext:value-type="float">
            <text:p>121</text:p>
          </table:table-cell>
          <table:table-cell table:formula="of:=[.$C$12]*[.K122]+[.$B$12]*[.L122]" office:value-type="float" office:value="-0.911899845992124" calcext:value-type="float">
            <text:p>-0,911899845992124</text:p>
          </table:table-cell>
          <table:table-cell table:formula="of:=[.$C$12]*[.L122]-[.$B$12]*[.K122]" office:value-type="float" office:value="0.410412805452772" calcext:value-type="float">
            <text:p>0,410412805452772</text:p>
          </table:table-cell>
          <table:table-cell table:number-columns-repeated="5"/>
          <table:table-cell office:value-type="float" office:value="121" calcext:value-type="float">
            <text:p>121</text:p>
          </table:table-cell>
          <table:table-cell table:formula="of:=DEC2HEX([.K123]*2^15;4)" office:value-type="string" office:string-value="FFFFFF8B46" calcext:value-type="string">
            <text:p>FFFFFF8B46</text:p>
          </table:table-cell>
          <table:table-cell table:formula="of:=DEC2HEX([.L123]*2^15;4)" office:value-type="string" office:string-value="3488" calcext:value-type="string">
            <text:p>3488</text:p>
          </table:table-cell>
        </table:table-row>
        <table:table-row table:style-name="ro1">
          <table:table-cell table:number-columns-repeated="9"/>
          <table:table-cell office:value-type="float" office:value="122" calcext:value-type="float">
            <text:p>122</text:p>
          </table:table-cell>
          <table:table-cell table:formula="of:=[.$C$12]*[.K123]+[.$B$12]*[.L123]" office:value-type="float" office:value="-0.74851074817113" calcext:value-type="float">
            <text:p>-0,74851074817113</text:p>
          </table:table-cell>
          <table:table-cell table:formula="of:=[.$C$12]*[.L123]-[.$B$12]*[.K123]" office:value-type="float" office:value="0.66312265824082" calcext:value-type="float">
            <text:p>0,66312265824082</text:p>
          </table:table-cell>
          <table:table-cell table:number-columns-repeated="5"/>
          <table:table-cell office:value-type="float" office:value="122" calcext:value-type="float">
            <text:p>122</text:p>
          </table:table-cell>
          <table:table-cell table:formula="of:=DEC2HEX([.K124]*2^15;4)" office:value-type="string" office:string-value="FFFFFFA030" calcext:value-type="string">
            <text:p>FFFFFFA030</text:p>
          </table:table-cell>
          <table:table-cell table:formula="of:=DEC2HEX([.L124]*2^15;4)" office:value-type="string" office:string-value="54E1" calcext:value-type="string">
            <text:p>54E1</text:p>
          </table:table-cell>
        </table:table-row>
        <table:table-row table:style-name="ro1">
          <table:table-cell table:number-columns-repeated="9"/>
          <table:table-cell office:value-type="float" office:value="123" calcext:value-type="float">
            <text:p>123</text:p>
          </table:table-cell>
          <table:table-cell table:formula="of:=[.$C$12]*[.K124]+[.$B$12]*[.L124]" office:value-type="float" office:value="-0.517337814177677" calcext:value-type="float">
            <text:p>-0,517337814177677</text:p>
          </table:table-cell>
          <table:table-cell table:formula="of:=[.$C$12]*[.L124]-[.$B$12]*[.K124]" office:value-type="float" office:value="0.85578127230148" calcext:value-type="float">
            <text:p>0,85578127230148</text:p>
          </table:table-cell>
          <table:table-cell table:number-columns-repeated="5"/>
          <table:table-cell office:value-type="float" office:value="123" calcext:value-type="float">
            <text:p>123</text:p>
          </table:table-cell>
          <table:table-cell table:formula="of:=DEC2HEX([.K125]*2^15;4)" office:value-type="string" office:string-value="FFFFFFBDC7" calcext:value-type="string">
            <text:p>FFFFFFBDC7</text:p>
          </table:table-cell>
          <table:table-cell table:formula="of:=DEC2HEX([.L125]*2^15;4)" office:value-type="string" office:string-value="6D8A" calcext:value-type="string">
            <text:p>6D8A</text:p>
          </table:table-cell>
        </table:table-row>
        <table:table-row table:style-name="ro1">
          <table:table-cell table:number-columns-repeated="9"/>
          <table:table-cell office:value-type="float" office:value="124" calcext:value-type="float">
            <text:p>124</text:p>
          </table:table-cell>
          <table:table-cell table:formula="of:=[.$C$12]*[.K125]+[.$B$12]*[.L125]" office:value-type="float" office:value="-0.239315664287567" calcext:value-type="float">
            <text:p>-0,239315664287567</text:p>
          </table:table-cell>
          <table:table-cell table:formula="of:=[.$C$12]*[.L125]-[.$B$12]*[.K125]" office:value-type="float" office:value="0.970941817426089" calcext:value-type="float">
            <text:p>0,970941817426089</text:p>
          </table:table-cell>
          <table:table-cell table:number-columns-repeated="5"/>
          <table:table-cell office:value-type="float" office:value="124" calcext:value-type="float">
            <text:p>124</text:p>
          </table:table-cell>
          <table:table-cell table:formula="of:=DEC2HEX([.K126]*2^15;4)" office:value-type="string" office:string-value="FFFFFFE15E" calcext:value-type="string">
            <text:p>FFFFFFE15E</text:p>
          </table:table-cell>
          <table:table-cell table:formula="of:=DEC2HEX([.L126]*2^15;4)" office:value-type="string" office:string-value="7C47" calcext:value-type="string">
            <text:p>7C47</text:p>
          </table:table-cell>
        </table:table-row>
        <table:table-row table:style-name="ro1">
          <table:table-cell table:number-columns-repeated="9"/>
          <table:table-cell office:value-type="float" office:value="125" calcext:value-type="float">
            <text:p>125</text:p>
          </table:table-cell>
          <table:table-cell table:formula="of:=[.$C$12]*[.K126]+[.$B$12]*[.L126]" office:value-type="float" office:value="0.0603784974222877" calcext:value-type="float">
            <text:p>0,060378497422288</text:p>
          </table:table-cell>
          <table:table-cell table:formula="of:=[.$C$12]*[.L126]-[.$B$12]*[.K126]" office:value-type="float" office:value="0.998175554223356" calcext:value-type="float">
            <text:p>0,998175554223356</text:p>
          </table:table-cell>
          <table:table-cell table:number-columns-repeated="5"/>
          <table:table-cell office:value-type="float" office:value="125" calcext:value-type="float">
            <text:p>125</text:p>
          </table:table-cell>
          <table:table-cell table:formula="of:=DEC2HEX([.K127]*2^15;4)" office:value-type="string" office:string-value="07BA" calcext:value-type="string">
            <text:p>07BA</text:p>
          </table:table-cell>
          <table:table-cell table:formula="of:=DEC2HEX([.L127]*2^15;4)" office:value-type="string" office:string-value="7FC4" calcext:value-type="string">
            <text:p>7FC4</text:p>
          </table:table-cell>
        </table:table-row>
        <table:table-row table:style-name="ro1">
          <table:table-cell table:number-columns-repeated="9"/>
          <table:table-cell office:value-type="float" office:value="126" calcext:value-type="float">
            <text:p>126</text:p>
          </table:table-cell>
          <table:table-cell table:formula="of:=[.$C$12]*[.K127]+[.$B$12]*[.L127]" office:value-type="float" office:value="0.354604887042549" calcext:value-type="float">
            <text:p>0,354604887042549</text:p>
          </table:table-cell>
          <table:table-cell table:formula="of:=[.$C$12]*[.L127]-[.$B$12]*[.K127]" office:value-type="float" office:value="0.935016242685451" calcext:value-type="float">
            <text:p>0,935016242685451</text:p>
          </table:table-cell>
          <table:table-cell table:number-columns-repeated="5"/>
          <table:table-cell office:value-type="float" office:value="126" calcext:value-type="float">
            <text:p>126</text:p>
          </table:table-cell>
          <table:table-cell table:formula="of:=DEC2HEX([.K128]*2^15;4)" office:value-type="string" office:string-value="2D63" calcext:value-type="string">
            <text:p>2D63</text:p>
          </table:table-cell>
          <table:table-cell table:formula="of:=DEC2HEX([.L128]*2^15;4)" office:value-type="string" office:string-value="77AE" calcext:value-type="string">
            <text:p>77AE</text:p>
          </table:table-cell>
        </table:table-row>
        <table:table-row table:style-name="ro1">
          <table:table-cell table:number-columns-repeated="9"/>
          <table:table-cell office:value-type="float" office:value="127" calcext:value-type="float">
            <text:p>127</text:p>
          </table:table-cell>
          <table:table-cell table:formula="of:=[.$C$12]*[.K128]+[.$B$12]*[.L128]" office:value-type="float" office:value="0.616718872628567" calcext:value-type="float">
            <text:p>0,616718872628567</text:p>
          </table:table-cell>
          <table:table-cell table:formula="of:=[.$C$12]*[.L128]-[.$B$12]*[.K128]" office:value-type="float" office:value="0.787183480609081" calcext:value-type="float">
            <text:p>0,787183480609081</text:p>
          </table:table-cell>
          <table:table-cell table:number-columns-repeated="5"/>
          <table:table-cell office:value-type="float" office:value="127" calcext:value-type="float">
            <text:p>127</text:p>
          </table:table-cell>
          <table:table-cell table:formula="of:=DEC2HEX([.K129]*2^15;4)" office:value-type="string" office:string-value="4EF0" calcext:value-type="string">
            <text:p>4EF0</text:p>
          </table:table-cell>
          <table:table-cell table:formula="of:=DEC2HEX([.L129]*2^15;4)" office:value-type="string" office:string-value="64C2" calcext:value-type="string">
            <text:p>64C2</text:p>
          </table:table-cell>
        </table:table-row>
        <table:table-row table:style-name="ro1">
          <table:table-cell table:number-columns-repeated="9"/>
          <table:table-cell office:value-type="float" office:value="128" calcext:value-type="float">
            <text:p>128</text:p>
          </table:table-cell>
          <table:table-cell table:formula="of:=[.$C$12]*[.K129]+[.$B$12]*[.L129]" office:value-type="float" office:value="0.822983865893688" calcext:value-type="float">
            <text:p>0,822983865893688</text:p>
          </table:table-cell>
          <table:table-cell table:formula="of:=[.$C$12]*[.L129]-[.$B$12]*[.K129]" office:value-type="float" office:value="0.568064746731179" calcext:value-type="float">
            <text:p>0,568064746731179</text:p>
          </table:table-cell>
          <table:table-cell table:number-columns-repeated="5"/>
          <table:table-cell office:value-type="float" office:value="128" calcext:value-type="float">
            <text:p>128</text:p>
          </table:table-cell>
          <table:table-cell table:formula="of:=DEC2HEX([.K130]*2^15;4)" office:value-type="string" office:string-value="6957" calcext:value-type="string">
            <text:p>6957</text:p>
          </table:table-cell>
          <table:table-cell table:formula="of:=DEC2HEX([.L130]*2^15;4)" office:value-type="string" office:string-value="48B6" calcext:value-type="string">
            <text:p>48B6</text:p>
          </table:table-cell>
        </table:table-row>
        <table:table-row table:style-name="ro1">
          <table:table-cell table:number-columns-repeated="9"/>
          <table:table-cell office:value-type="float" office:value="129" calcext:value-type="float">
            <text:p>129</text:p>
          </table:table-cell>
          <table:table-cell table:formula="of:=[.$C$12]*[.K130]+[.$B$12]*[.L130]" office:value-type="float" office:value="0.954720866508583" calcext:value-type="float">
            <text:p>0,954720866508583</text:p>
          </table:table-cell>
          <table:table-cell table:formula="of:=[.$C$12]*[.L130]-[.$B$12]*[.K130]" office:value-type="float" office:value="0.297503053855215" calcext:value-type="float">
            <text:p>0,297503053855215</text:p>
          </table:table-cell>
          <table:table-cell table:number-columns-repeated="5"/>
          <table:table-cell office:value-type="float" office:value="129" calcext:value-type="float">
            <text:p>129</text:p>
          </table:table-cell>
          <table:table-cell table:formula="of:=DEC2HEX([.K131]*2^15;4)" office:value-type="string" office:string-value="7A34" calcext:value-type="string">
            <text:p>7A34</text:p>
          </table:table-cell>
          <table:table-cell table:formula="of:=DEC2HEX([.L131]*2^15;4)" office:value-type="string" office:string-value="2614" calcext:value-type="string">
            <text:p>2614</text:p>
          </table:table-cell>
        </table:table-row>
        <table:table-row table:style-name="ro1">
          <table:table-cell table:number-columns-repeated="9"/>
          <table:table-cell office:value-type="float" office:value="130" calcext:value-type="float">
            <text:p>130</text:p>
          </table:table-cell>
          <table:table-cell table:formula="of:=[.$C$12]*[.K131]+[.$B$12]*[.L131]" office:value-type="float" office:value="1.00000000000004" calcext:value-type="float">
            <text:p>1,00000000000004</text:p>
          </table:table-cell>
          <table:table-cell table:formula="of:=[.$C$12]*[.L131]-[.$B$12]*[.K131]" office:value-type="float" office:value="0" calcext:value-type="float">
            <text:p>0</text:p>
          </table:table-cell>
          <table:table-cell table:number-columns-repeated="5"/>
          <table:table-cell office:value-type="float" office:value="130" calcext:value-type="float">
            <text:p>130</text:p>
          </table:table-cell>
          <table:table-cell table:formula="of:=DEC2HEX([.K132]*2^15;4)" office:value-type="string" office:string-value="8000" calcext:value-type="string">
            <text:p>8000</text:p>
          </table:table-cell>
          <table:table-cell table:formula="of:=DEC2HEX([.L132]*2^15;4)" office:value-type="string" office:string-value="0000" calcext:value-type="string">
            <text:p>0000</text:p>
          </table:table-cell>
        </table:table-row>
        <table:table-row table:style-name="ro1">
          <table:table-cell table:number-columns-repeated="9"/>
          <table:table-cell office:value-type="float" office:value="131" calcext:value-type="float">
            <text:p>131</text:p>
          </table:table-cell>
          <table:table-cell table:formula="of:=[.$C$12]*[.K132]+[.$B$12]*[.L132]" office:value-type="float" office:value="0.954720866508584" calcext:value-type="float">
            <text:p>0,954720866508584</text:p>
          </table:table-cell>
          <table:table-cell table:formula="of:=[.$C$12]*[.L132]-[.$B$12]*[.K132]" office:value-type="float" office:value="-0.297503053855215" calcext:value-type="float">
            <text:p>-0,297503053855215</text:p>
          </table:table-cell>
          <table:table-cell table:number-columns-repeated="5"/>
          <table:table-cell office:value-type="float" office:value="131" calcext:value-type="float">
            <text:p>131</text:p>
          </table:table-cell>
          <table:table-cell table:formula="of:=DEC2HEX([.K133]*2^15;4)" office:value-type="string" office:string-value="7A34" calcext:value-type="string">
            <text:p>7A34</text:p>
          </table:table-cell>
          <table:table-cell table:formula="of:=DEC2HEX([.L133]*2^15;4)" office:value-type="string" office:string-value="FFFFFFD9EB" calcext:value-type="string">
            <text:p>FFFFFFD9EB</text:p>
          </table:table-cell>
        </table:table-row>
        <table:table-row table:style-name="ro1">
          <table:table-cell table:number-columns-repeated="9"/>
          <table:table-cell office:value-type="float" office:value="132" calcext:value-type="float">
            <text:p>132</text:p>
          </table:table-cell>
          <table:table-cell table:formula="of:=[.$C$12]*[.K133]+[.$B$12]*[.L133]" office:value-type="float" office:value="0.82298386589369" calcext:value-type="float">
            <text:p>0,82298386589369</text:p>
          </table:table-cell>
          <table:table-cell table:formula="of:=[.$C$12]*[.L133]-[.$B$12]*[.K133]" office:value-type="float" office:value="-0.568064746731179" calcext:value-type="float">
            <text:p>-0,568064746731179</text:p>
          </table:table-cell>
          <table:table-cell table:number-columns-repeated="5"/>
          <table:table-cell office:value-type="float" office:value="132" calcext:value-type="float">
            <text:p>132</text:p>
          </table:table-cell>
          <table:table-cell table:formula="of:=DEC2HEX([.K134]*2^15;4)" office:value-type="string" office:string-value="6957" calcext:value-type="string">
            <text:p>6957</text:p>
          </table:table-cell>
          <table:table-cell table:formula="of:=DEC2HEX([.L134]*2^15;4)" office:value-type="string" office:string-value="FFFFFFB749" calcext:value-type="string">
            <text:p>FFFFFFB749</text:p>
          </table:table-cell>
        </table:table-row>
        <table:table-row table:style-name="ro1">
          <table:table-cell table:number-columns-repeated="9"/>
          <table:table-cell office:value-type="float" office:value="133" calcext:value-type="float">
            <text:p>133</text:p>
          </table:table-cell>
          <table:table-cell table:formula="of:=[.$C$12]*[.K134]+[.$B$12]*[.L134]" office:value-type="float" office:value="0.616718872628568" calcext:value-type="float">
            <text:p>0,616718872628568</text:p>
          </table:table-cell>
          <table:table-cell table:formula="of:=[.$C$12]*[.L134]-[.$B$12]*[.K134]" office:value-type="float" office:value="-0.787183480609082" calcext:value-type="float">
            <text:p>-0,787183480609082</text:p>
          </table:table-cell>
          <table:table-cell table:number-columns-repeated="5"/>
          <table:table-cell office:value-type="float" office:value="133" calcext:value-type="float">
            <text:p>133</text:p>
          </table:table-cell>
          <table:table-cell table:formula="of:=DEC2HEX([.K135]*2^15;4)" office:value-type="string" office:string-value="4EF0" calcext:value-type="string">
            <text:p>4EF0</text:p>
          </table:table-cell>
          <table:table-cell table:formula="of:=DEC2HEX([.L135]*2^15;4)" office:value-type="string" office:string-value="FFFFFF9B3D" calcext:value-type="string">
            <text:p>FFFFFF9B3D</text:p>
          </table:table-cell>
        </table:table-row>
        <table:table-row table:style-name="ro1">
          <table:table-cell table:number-columns-repeated="9"/>
          <table:table-cell office:value-type="float" office:value="134" calcext:value-type="float">
            <text:p>134</text:p>
          </table:table-cell>
          <table:table-cell table:formula="of:=[.$C$12]*[.K135]+[.$B$12]*[.L135]" office:value-type="float" office:value="0.35460488704255" calcext:value-type="float">
            <text:p>0,35460488704255</text:p>
          </table:table-cell>
          <table:table-cell table:formula="of:=[.$C$12]*[.L135]-[.$B$12]*[.K135]" office:value-type="float" office:value="-0.935016242685453" calcext:value-type="float">
            <text:p>-0,935016242685453</text:p>
          </table:table-cell>
          <table:table-cell table:number-columns-repeated="5"/>
          <table:table-cell office:value-type="float" office:value="134" calcext:value-type="float">
            <text:p>134</text:p>
          </table:table-cell>
          <table:table-cell table:formula="of:=DEC2HEX([.K136]*2^15;4)" office:value-type="string" office:string-value="2D63" calcext:value-type="string">
            <text:p>2D63</text:p>
          </table:table-cell>
          <table:table-cell table:formula="of:=DEC2HEX([.L136]*2^15;4)" office:value-type="string" office:string-value="FFFFFF8851" calcext:value-type="string">
            <text:p>FFFFFF8851</text:p>
          </table:table-cell>
        </table:table-row>
        <table:table-row table:style-name="ro1">
          <table:table-cell table:number-columns-repeated="9"/>
          <table:table-cell office:value-type="float" office:value="135" calcext:value-type="float">
            <text:p>135</text:p>
          </table:table-cell>
          <table:table-cell table:formula="of:=[.$C$12]*[.K136]+[.$B$12]*[.L136]" office:value-type="float" office:value="0.0603784974222887" calcext:value-type="float">
            <text:p>0,060378497422289</text:p>
          </table:table-cell>
          <table:table-cell table:formula="of:=[.$C$12]*[.L136]-[.$B$12]*[.K136]" office:value-type="float" office:value="-0.998175554223358" calcext:value-type="float">
            <text:p>-0,998175554223358</text:p>
          </table:table-cell>
          <table:table-cell table:number-columns-repeated="5"/>
          <table:table-cell office:value-type="float" office:value="135" calcext:value-type="float">
            <text:p>135</text:p>
          </table:table-cell>
          <table:table-cell table:formula="of:=DEC2HEX([.K137]*2^15;4)" office:value-type="string" office:string-value="07BA" calcext:value-type="string">
            <text:p>07BA</text:p>
          </table:table-cell>
          <table:table-cell table:formula="of:=DEC2HEX([.L137]*2^15;4)" office:value-type="string" office:string-value="FFFFFF803B" calcext:value-type="string">
            <text:p>FFFFFF803B</text:p>
          </table:table-cell>
        </table:table-row>
        <table:table-row table:style-name="ro1">
          <table:table-cell table:number-columns-repeated="9"/>
          <table:table-cell office:value-type="float" office:value="136" calcext:value-type="float">
            <text:p>136</text:p>
          </table:table-cell>
          <table:table-cell table:formula="of:=[.$C$12]*[.K137]+[.$B$12]*[.L137]" office:value-type="float" office:value="-0.239315664287567" calcext:value-type="float">
            <text:p>-0,239315664287567</text:p>
          </table:table-cell>
          <table:table-cell table:formula="of:=[.$C$12]*[.L137]-[.$B$12]*[.K137]" office:value-type="float" office:value="-0.970941817426092" calcext:value-type="float">
            <text:p>-0,970941817426092</text:p>
          </table:table-cell>
          <table:table-cell table:number-columns-repeated="5"/>
          <table:table-cell office:value-type="float" office:value="136" calcext:value-type="float">
            <text:p>136</text:p>
          </table:table-cell>
          <table:table-cell table:formula="of:=DEC2HEX([.K138]*2^15;4)" office:value-type="string" office:string-value="FFFFFFE15E" calcext:value-type="string">
            <text:p>FFFFFFE15E</text:p>
          </table:table-cell>
          <table:table-cell table:formula="of:=DEC2HEX([.L138]*2^15;4)" office:value-type="string" office:string-value="FFFFFF83B8" calcext:value-type="string">
            <text:p>FFFFFF83B8</text:p>
          </table:table-cell>
        </table:table-row>
        <table:table-row table:style-name="ro1">
          <table:table-cell table:number-columns-repeated="9"/>
          <table:table-cell office:value-type="float" office:value="137" calcext:value-type="float">
            <text:p>137</text:p>
          </table:table-cell>
          <table:table-cell table:formula="of:=[.$C$12]*[.K138]+[.$B$12]*[.L138]" office:value-type="float" office:value="-0.517337814177678" calcext:value-type="float">
            <text:p>-0,517337814177678</text:p>
          </table:table-cell>
          <table:table-cell table:formula="of:=[.$C$12]*[.L138]-[.$B$12]*[.K138]" office:value-type="float" office:value="-0.855781272301483" calcext:value-type="float">
            <text:p>-0,855781272301483</text:p>
          </table:table-cell>
          <table:table-cell table:number-columns-repeated="5"/>
          <table:table-cell office:value-type="float" office:value="137" calcext:value-type="float">
            <text:p>137</text:p>
          </table:table-cell>
          <table:table-cell table:formula="of:=DEC2HEX([.K139]*2^15;4)" office:value-type="string" office:string-value="FFFFFFBDC7" calcext:value-type="string">
            <text:p>FFFFFFBDC7</text:p>
          </table:table-cell>
          <table:table-cell table:formula="of:=DEC2HEX([.L139]*2^15;4)" office:value-type="string" office:string-value="FFFFFF9275" calcext:value-type="string">
            <text:p>FFFFFF9275</text:p>
          </table:table-cell>
        </table:table-row>
        <table:table-row table:style-name="ro1">
          <table:table-cell table:number-columns-repeated="9"/>
          <table:table-cell office:value-type="float" office:value="138" calcext:value-type="float">
            <text:p>138</text:p>
          </table:table-cell>
          <table:table-cell table:formula="of:=[.$C$12]*[.K139]+[.$B$12]*[.L139]" office:value-type="float" office:value="-0.748510748171132" calcext:value-type="float">
            <text:p>-0,748510748171132</text:p>
          </table:table-cell>
          <table:table-cell table:formula="of:=[.$C$12]*[.L139]-[.$B$12]*[.K139]" office:value-type="float" office:value="-0.663122658240823" calcext:value-type="float">
            <text:p>-0,663122658240823</text:p>
          </table:table-cell>
          <table:table-cell table:number-columns-repeated="5"/>
          <table:table-cell office:value-type="float" office:value="138" calcext:value-type="float">
            <text:p>138</text:p>
          </table:table-cell>
          <table:table-cell table:formula="of:=DEC2HEX([.K140]*2^15;4)" office:value-type="string" office:string-value="FFFFFFA030" calcext:value-type="string">
            <text:p>FFFFFFA030</text:p>
          </table:table-cell>
          <table:table-cell table:formula="of:=DEC2HEX([.L140]*2^15;4)" office:value-type="string" office:string-value="FFFFFFAB1E" calcext:value-type="string">
            <text:p>FFFFFFAB1E</text:p>
          </table:table-cell>
        </table:table-row>
        <table:table-row table:style-name="ro1">
          <table:table-cell table:number-columns-repeated="9"/>
          <table:table-cell office:value-type="float" office:value="139" calcext:value-type="float">
            <text:p>139</text:p>
          </table:table-cell>
          <table:table-cell table:formula="of:=[.$C$12]*[.K140]+[.$B$12]*[.L140]" office:value-type="float" office:value="-0.911899845992128" calcext:value-type="float">
            <text:p>-0,911899845992128</text:p>
          </table:table-cell>
          <table:table-cell table:formula="of:=[.$C$12]*[.L140]-[.$B$12]*[.K140]" office:value-type="float" office:value="-0.410412805452775" calcext:value-type="float">
            <text:p>-0,410412805452775</text:p>
          </table:table-cell>
          <table:table-cell table:number-columns-repeated="5"/>
          <table:table-cell office:value-type="float" office:value="139" calcext:value-type="float">
            <text:p>139</text:p>
          </table:table-cell>
          <table:table-cell table:formula="of:=DEC2HEX([.K141]*2^15;4)" office:value-type="string" office:string-value="FFFFFF8B46" calcext:value-type="string">
            <text:p>FFFFFF8B46</text:p>
          </table:table-cell>
          <table:table-cell table:formula="of:=DEC2HEX([.L141]*2^15;4)" office:value-type="string" office:string-value="FFFFFFCB77" calcext:value-type="string">
            <text:p>FFFFFFCB77</text:p>
          </table:table-cell>
        </table:table-row>
        <table:table-row table:style-name="ro1">
          <table:table-cell table:number-columns-repeated="9"/>
          <table:table-cell office:value-type="float" office:value="140" calcext:value-type="float">
            <text:p>140</text:p>
          </table:table-cell>
          <table:table-cell table:formula="of:=[.$C$12]*[.K141]+[.$B$12]*[.L141]" office:value-type="float" office:value="-0.992708874098096" calcext:value-type="float">
            <text:p>-0,992708874098096</text:p>
          </table:table-cell>
          <table:table-cell table:formula="of:=[.$C$12]*[.L141]-[.$B$12]*[.K141]" office:value-type="float" office:value="-0.120536680255329" calcext:value-type="float">
            <text:p>-0,120536680255329</text:p>
          </table:table-cell>
          <table:table-cell table:number-columns-repeated="5"/>
          <table:table-cell office:value-type="float" office:value="140" calcext:value-type="float">
            <text:p>140</text:p>
          </table:table-cell>
          <table:table-cell table:formula="of:=DEC2HEX([.K142]*2^15;4)" office:value-type="string" office:string-value="FFFFFF80EE" calcext:value-type="string">
            <text:p>FFFFFF80EE</text:p>
          </table:table-cell>
          <table:table-cell table:formula="of:=DEC2HEX([.L142]*2^15;4)" office:value-type="string" office:string-value="FFFFFFF092" calcext:value-type="string">
            <text:p>FFFFFFF092</text:p>
          </table:table-cell>
        </table:table-row>
        <table:table-row table:style-name="ro1">
          <table:table-cell table:number-columns-repeated="9"/>
          <table:table-cell office:value-type="float" office:value="141" calcext:value-type="float">
            <text:p>141</text:p>
          </table:table-cell>
          <table:table-cell table:formula="of:=[.$C$12]*[.K142]+[.$B$12]*[.L142]" office:value-type="float" office:value="-0.983619906947186" calcext:value-type="float">
            <text:p>-0,983619906947186</text:p>
          </table:table-cell>
          <table:table-cell table:formula="of:=[.$C$12]*[.L142]-[.$B$12]*[.K142]" office:value-type="float" office:value="0.180255037813913" calcext:value-type="float">
            <text:p>0,180255037813913</text:p>
          </table:table-cell>
          <table:table-cell table:number-columns-repeated="5"/>
          <table:table-cell office:value-type="float" office:value="141" calcext:value-type="float">
            <text:p>141</text:p>
          </table:table-cell>
          <table:table-cell table:formula="of:=DEC2HEX([.K143]*2^15;4)" office:value-type="string" office:string-value="FFFFFF8218" calcext:value-type="string">
            <text:p>FFFFFF8218</text:p>
          </table:table-cell>
          <table:table-cell table:formula="of:=DEC2HEX([.L143]*2^15;4)" office:value-type="string" office:string-value="1712" calcext:value-type="string">
            <text:p>1712</text:p>
          </table:table-cell>
        </table:table-row>
        <table:table-row table:style-name="ro1">
          <table:table-cell table:number-columns-repeated="9"/>
          <table:table-cell office:value-type="float" office:value="142" calcext:value-type="float">
            <text:p>142</text:p>
          </table:table-cell>
          <table:table-cell table:formula="of:=[.$C$12]*[.K143]+[.$B$12]*[.L143]" office:value-type="float" office:value="-0.885456025653248" calcext:value-type="float">
            <text:p>-0,885456025653248</text:p>
          </table:table-cell>
          <table:table-cell table:formula="of:=[.$C$12]*[.L143]-[.$B$12]*[.K143]" office:value-type="float" office:value="0.464723172043788" calcext:value-type="float">
            <text:p>0,464723172043788</text:p>
          </table:table-cell>
          <table:table-cell table:number-columns-repeated="5"/>
          <table:table-cell office:value-type="float" office:value="142" calcext:value-type="float">
            <text:p>142</text:p>
          </table:table-cell>
          <table:table-cell table:formula="of:=DEC2HEX([.K144]*2^15;4)" office:value-type="string" office:string-value="FFFFFF8EA9" calcext:value-type="string">
            <text:p>FFFFFF8EA9</text:p>
          </table:table-cell>
          <table:table-cell table:formula="of:=DEC2HEX([.L144]*2^15;4)" office:value-type="string" office:string-value="3B7C" calcext:value-type="string">
            <text:p>3B7C</text:p>
          </table:table-cell>
        </table:table-row>
        <table:table-row table:style-name="ro1">
          <table:table-cell table:number-columns-repeated="9"/>
          <table:table-cell office:value-type="float" office:value="143" calcext:value-type="float">
            <text:p>143</text:p>
          </table:table-cell>
          <table:table-cell table:formula="of:=[.$C$12]*[.K144]+[.$B$12]*[.L144]" office:value-type="float" office:value="-0.707106781186579" calcext:value-type="float">
            <text:p>-0,707106781186579</text:p>
          </table:table-cell>
          <table:table-cell table:formula="of:=[.$C$12]*[.L144]-[.$B$12]*[.K144]" office:value-type="float" office:value="0.707106781186578" calcext:value-type="float">
            <text:p>0,707106781186578</text:p>
          </table:table-cell>
          <table:table-cell table:number-columns-repeated="5"/>
          <table:table-cell office:value-type="float" office:value="143" calcext:value-type="float">
            <text:p>143</text:p>
          </table:table-cell>
          <table:table-cell table:formula="of:=DEC2HEX([.K145]*2^15;4)" office:value-type="string" office:string-value="FFFFFFA57D" calcext:value-type="string">
            <text:p>FFFFFFA57D</text:p>
          </table:table-cell>
          <table:table-cell table:formula="of:=DEC2HEX([.L145]*2^15;4)" office:value-type="string" office:string-value="5A82" calcext:value-type="string">
            <text:p>5A82</text:p>
          </table:table-cell>
        </table:table-row>
        <table:table-row table:style-name="ro1">
          <table:table-cell table:number-columns-repeated="9"/>
          <table:table-cell office:value-type="float" office:value="144" calcext:value-type="float">
            <text:p>144</text:p>
          </table:table-cell>
          <table:table-cell table:formula="of:=[.$C$12]*[.K145]+[.$B$12]*[.L145]" office:value-type="float" office:value="-0.46472317204379" calcext:value-type="float">
            <text:p>-0,46472317204379</text:p>
          </table:table-cell>
          <table:table-cell table:formula="of:=[.$C$12]*[.L145]-[.$B$12]*[.K145]" office:value-type="float" office:value="0.885456025653248" calcext:value-type="float">
            <text:p>0,885456025653248</text:p>
          </table:table-cell>
          <table:table-cell table:number-columns-repeated="5"/>
          <table:table-cell office:value-type="float" office:value="144" calcext:value-type="float">
            <text:p>144</text:p>
          </table:table-cell>
          <table:table-cell table:formula="of:=DEC2HEX([.K146]*2^15;4)" office:value-type="string" office:string-value="FFFFFFC483" calcext:value-type="string">
            <text:p>FFFFFFC483</text:p>
          </table:table-cell>
          <table:table-cell table:formula="of:=DEC2HEX([.L146]*2^15;4)" office:value-type="string" office:string-value="7156" calcext:value-type="string">
            <text:p>7156</text:p>
          </table:table-cell>
        </table:table-row>
        <table:table-row table:style-name="ro1">
          <table:table-cell table:number-columns-repeated="9"/>
          <table:table-cell office:value-type="float" office:value="145" calcext:value-type="float">
            <text:p>145</text:p>
          </table:table-cell>
          <table:table-cell table:formula="of:=[.$C$12]*[.K146]+[.$B$12]*[.L146]" office:value-type="float" office:value="-0.180255037813914" calcext:value-type="float">
            <text:p>-0,180255037813914</text:p>
          </table:table-cell>
          <table:table-cell table:formula="of:=[.$C$12]*[.L146]-[.$B$12]*[.K146]" office:value-type="float" office:value="0.983619906947187" calcext:value-type="float">
            <text:p>0,983619906947187</text:p>
          </table:table-cell>
          <table:table-cell table:number-columns-repeated="5"/>
          <table:table-cell office:value-type="float" office:value="145" calcext:value-type="float">
            <text:p>145</text:p>
          </table:table-cell>
          <table:table-cell table:formula="of:=DEC2HEX([.K147]*2^15;4)" office:value-type="string" office:string-value="FFFFFFE8ED" calcext:value-type="string">
            <text:p>FFFFFFE8ED</text:p>
          </table:table-cell>
          <table:table-cell table:formula="of:=DEC2HEX([.L147]*2^15;4)" office:value-type="string" office:string-value="7DE7" calcext:value-type="string">
            <text:p>7DE7</text:p>
          </table:table-cell>
        </table:table-row>
        <table:table-row table:style-name="ro1">
          <table:table-cell table:number-columns-repeated="9"/>
          <table:table-cell office:value-type="float" office:value="146" calcext:value-type="float">
            <text:p>146</text:p>
          </table:table-cell>
          <table:table-cell table:formula="of:=[.$C$12]*[.K147]+[.$B$12]*[.L147]" office:value-type="float" office:value="0.120536680255328" calcext:value-type="float">
            <text:p>0,120536680255328</text:p>
          </table:table-cell>
          <table:table-cell table:formula="of:=[.$C$12]*[.L147]-[.$B$12]*[.K147]" office:value-type="float" office:value="0.992708874098098" calcext:value-type="float">
            <text:p>0,992708874098098</text:p>
          </table:table-cell>
          <table:table-cell table:number-columns-repeated="5"/>
          <table:table-cell office:value-type="float" office:value="146" calcext:value-type="float">
            <text:p>146</text:p>
          </table:table-cell>
          <table:table-cell table:formula="of:=DEC2HEX([.K148]*2^15;4)" office:value-type="string" office:string-value="0F6D" calcext:value-type="string">
            <text:p>0F6D</text:p>
          </table:table-cell>
          <table:table-cell table:formula="of:=DEC2HEX([.L148]*2^15;4)" office:value-type="string" office:string-value="7F11" calcext:value-type="string">
            <text:p>7F11</text:p>
          </table:table-cell>
        </table:table-row>
        <table:table-row table:style-name="ro1">
          <table:table-cell table:number-columns-repeated="9"/>
          <table:table-cell office:value-type="float" office:value="147" calcext:value-type="float">
            <text:p>147</text:p>
          </table:table-cell>
          <table:table-cell table:formula="of:=[.$C$12]*[.K148]+[.$B$12]*[.L148]" office:value-type="float" office:value="0.410412805452774" calcext:value-type="float">
            <text:p>0,410412805452774</text:p>
          </table:table-cell>
          <table:table-cell table:formula="of:=[.$C$12]*[.L148]-[.$B$12]*[.K148]" office:value-type="float" office:value="0.911899845992131" calcext:value-type="float">
            <text:p>0,911899845992131</text:p>
          </table:table-cell>
          <table:table-cell table:number-columns-repeated="5"/>
          <table:table-cell office:value-type="float" office:value="147" calcext:value-type="float">
            <text:p>147</text:p>
          </table:table-cell>
          <table:table-cell table:formula="of:=DEC2HEX([.K149]*2^15;4)" office:value-type="string" office:string-value="3488" calcext:value-type="string">
            <text:p>3488</text:p>
          </table:table-cell>
          <table:table-cell table:formula="of:=DEC2HEX([.L149]*2^15;4)" office:value-type="string" office:string-value="74B9" calcext:value-type="string">
            <text:p>74B9</text:p>
          </table:table-cell>
        </table:table-row>
        <table:table-row table:style-name="ro1">
          <table:table-cell table:number-columns-repeated="9"/>
          <table:table-cell office:value-type="float" office:value="148" calcext:value-type="float">
            <text:p>148</text:p>
          </table:table-cell>
          <table:table-cell table:formula="of:=[.$C$12]*[.K149]+[.$B$12]*[.L149]" office:value-type="float" office:value="0.663122658240825" calcext:value-type="float">
            <text:p>0,663122658240825</text:p>
          </table:table-cell>
          <table:table-cell table:formula="of:=[.$C$12]*[.L149]-[.$B$12]*[.K149]" office:value-type="float" office:value="0.748510748171135" calcext:value-type="float">
            <text:p>0,748510748171135</text:p>
          </table:table-cell>
          <table:table-cell table:number-columns-repeated="5"/>
          <table:table-cell office:value-type="float" office:value="148" calcext:value-type="float">
            <text:p>148</text:p>
          </table:table-cell>
          <table:table-cell table:formula="of:=DEC2HEX([.K150]*2^15;4)" office:value-type="string" office:string-value="54E1" calcext:value-type="string">
            <text:p>54E1</text:p>
          </table:table-cell>
          <table:table-cell table:formula="of:=DEC2HEX([.L150]*2^15;4)" office:value-type="string" office:string-value="5FCF" calcext:value-type="string">
            <text:p>5FCF</text:p>
          </table:table-cell>
        </table:table-row>
        <table:table-row table:style-name="ro1">
          <table:table-cell table:number-columns-repeated="9"/>
          <table:table-cell office:value-type="float" office:value="149" calcext:value-type="float">
            <text:p>149</text:p>
          </table:table-cell>
          <table:table-cell table:formula="of:=[.$C$12]*[.K150]+[.$B$12]*[.L150]" office:value-type="float" office:value="0.855781272301486" calcext:value-type="float">
            <text:p>0,855781272301486</text:p>
          </table:table-cell>
          <table:table-cell table:formula="of:=[.$C$12]*[.L150]-[.$B$12]*[.K150]" office:value-type="float" office:value="0.517337814177681" calcext:value-type="float">
            <text:p>0,517337814177681</text:p>
          </table:table-cell>
          <table:table-cell table:number-columns-repeated="5"/>
          <table:table-cell office:value-type="float" office:value="149" calcext:value-type="float">
            <text:p>149</text:p>
          </table:table-cell>
          <table:table-cell table:formula="of:=DEC2HEX([.K151]*2^15;4)" office:value-type="string" office:string-value="6D8A" calcext:value-type="string">
            <text:p>6D8A</text:p>
          </table:table-cell>
          <table:table-cell table:formula="of:=DEC2HEX([.L151]*2^15;4)" office:value-type="string" office:string-value="4238" calcext:value-type="string">
            <text:p>4238</text:p>
          </table:table-cell>
        </table:table-row>
        <table:table-row table:style-name="ro1">
          <table:table-cell table:number-columns-repeated="9"/>
          <table:table-cell office:value-type="float" office:value="150" calcext:value-type="float">
            <text:p>150</text:p>
          </table:table-cell>
          <table:table-cell table:formula="of:=[.$C$12]*[.K151]+[.$B$12]*[.L151]" office:value-type="float" office:value="0.970941817426096" calcext:value-type="float">
            <text:p>0,970941817426096</text:p>
          </table:table-cell>
          <table:table-cell table:formula="of:=[.$C$12]*[.L151]-[.$B$12]*[.K151]" office:value-type="float" office:value="0.239315664287569" calcext:value-type="float">
            <text:p>0,239315664287569</text:p>
          </table:table-cell>
          <table:table-cell table:number-columns-repeated="5"/>
          <table:table-cell office:value-type="float" office:value="150" calcext:value-type="float">
            <text:p>150</text:p>
          </table:table-cell>
          <table:table-cell table:formula="of:=DEC2HEX([.K152]*2^15;4)" office:value-type="string" office:string-value="7C47" calcext:value-type="string">
            <text:p>7C47</text:p>
          </table:table-cell>
          <table:table-cell table:formula="of:=DEC2HEX([.L152]*2^15;4)" office:value-type="string" office:string-value="1EA1" calcext:value-type="string">
            <text:p>1EA1</text:p>
          </table:table-cell>
        </table:table-row>
        <table:table-row table:style-name="ro1">
          <table:table-cell table:number-columns-repeated="9"/>
          <table:table-cell office:value-type="float" office:value="151" calcext:value-type="float">
            <text:p>151</text:p>
          </table:table-cell>
          <table:table-cell table:formula="of:=[.$C$12]*[.K152]+[.$B$12]*[.L152]" office:value-type="float" office:value="0.998175554223363" calcext:value-type="float">
            <text:p>0,998175554223363</text:p>
          </table:table-cell>
          <table:table-cell table:formula="of:=[.$C$12]*[.L152]-[.$B$12]*[.K152]" office:value-type="float" office:value="-0.0603784974222882" calcext:value-type="float">
            <text:p>-0,060378497422288</text:p>
          </table:table-cell>
          <table:table-cell table:number-columns-repeated="5"/>
          <table:table-cell office:value-type="float" office:value="151" calcext:value-type="float">
            <text:p>151</text:p>
          </table:table-cell>
          <table:table-cell table:formula="of:=DEC2HEX([.K153]*2^15;4)" office:value-type="string" office:string-value="7FC4" calcext:value-type="string">
            <text:p>7FC4</text:p>
          </table:table-cell>
          <table:table-cell table:formula="of:=DEC2HEX([.L153]*2^15;4)" office:value-type="string" office:string-value="FFFFFFF845" calcext:value-type="string">
            <text:p>FFFFFFF845</text:p>
          </table:table-cell>
        </table:table-row>
        <table:table-row table:style-name="ro1">
          <table:table-cell table:number-columns-repeated="9"/>
          <table:table-cell office:value-type="float" office:value="152" calcext:value-type="float">
            <text:p>152</text:p>
          </table:table-cell>
          <table:table-cell table:formula="of:=[.$C$12]*[.K153]+[.$B$12]*[.L153]" office:value-type="float" office:value="0.935016242685458" calcext:value-type="float">
            <text:p>0,935016242685458</text:p>
          </table:table-cell>
          <table:table-cell table:formula="of:=[.$C$12]*[.L153]-[.$B$12]*[.K153]" office:value-type="float" office:value="-0.354604887042551" calcext:value-type="float">
            <text:p>-0,354604887042551</text:p>
          </table:table-cell>
          <table:table-cell table:number-columns-repeated="5"/>
          <table:table-cell office:value-type="float" office:value="152" calcext:value-type="float">
            <text:p>152</text:p>
          </table:table-cell>
          <table:table-cell table:formula="of:=DEC2HEX([.K154]*2^15;4)" office:value-type="string" office:string-value="77AE" calcext:value-type="string">
            <text:p>77AE</text:p>
          </table:table-cell>
          <table:table-cell table:formula="of:=DEC2HEX([.L154]*2^15;4)" office:value-type="string" office:string-value="FFFFFFD29C" calcext:value-type="string">
            <text:p>FFFFFFD29C</text:p>
          </table:table-cell>
        </table:table-row>
        <table:table-row table:style-name="ro1">
          <table:table-cell table:number-columns-repeated="9"/>
          <table:table-cell office:value-type="float" office:value="153" calcext:value-type="float">
            <text:p>153</text:p>
          </table:table-cell>
          <table:table-cell table:formula="of:=[.$C$12]*[.K154]+[.$B$12]*[.L154]" office:value-type="float" office:value="0.787183480609087" calcext:value-type="float">
            <text:p>0,787183480609087</text:p>
          </table:table-cell>
          <table:table-cell table:formula="of:=[.$C$12]*[.L154]-[.$B$12]*[.K154]" office:value-type="float" office:value="-0.616718872628571" calcext:value-type="float">
            <text:p>-0,616718872628571</text:p>
          </table:table-cell>
          <table:table-cell table:number-columns-repeated="5"/>
          <table:table-cell office:value-type="float" office:value="153" calcext:value-type="float">
            <text:p>153</text:p>
          </table:table-cell>
          <table:table-cell table:formula="of:=DEC2HEX([.K155]*2^15;4)" office:value-type="string" office:string-value="64C2" calcext:value-type="string">
            <text:p>64C2</text:p>
          </table:table-cell>
          <table:table-cell table:formula="of:=DEC2HEX([.L155]*2^15;4)" office:value-type="string" office:string-value="FFFFFFB10F" calcext:value-type="string">
            <text:p>FFFFFFB10F</text:p>
          </table:table-cell>
        </table:table-row>
        <table:table-row table:style-name="ro1">
          <table:table-cell table:number-columns-repeated="9"/>
          <table:table-cell office:value-type="float" office:value="154" calcext:value-type="float">
            <text:p>154</text:p>
          </table:table-cell>
          <table:table-cell table:formula="of:=[.$C$12]*[.K155]+[.$B$12]*[.L155]" office:value-type="float" office:value="0.568064746731183" calcext:value-type="float">
            <text:p>0,568064746731183</text:p>
          </table:table-cell>
          <table:table-cell table:formula="of:=[.$C$12]*[.L155]-[.$B$12]*[.K155]" office:value-type="float" office:value="-0.822983865893695" calcext:value-type="float">
            <text:p>-0,822983865893695</text:p>
          </table:table-cell>
          <table:table-cell table:number-columns-repeated="5"/>
          <table:table-cell office:value-type="float" office:value="154" calcext:value-type="float">
            <text:p>154</text:p>
          </table:table-cell>
          <table:table-cell table:formula="of:=DEC2HEX([.K156]*2^15;4)" office:value-type="string" office:string-value="48B6" calcext:value-type="string">
            <text:p>48B6</text:p>
          </table:table-cell>
          <table:table-cell table:formula="of:=DEC2HEX([.L156]*2^15;4)" office:value-type="string" office:string-value="FFFFFF96A8" calcext:value-type="string">
            <text:p>FFFFFF96A8</text:p>
          </table:table-cell>
        </table:table-row>
        <table:table-row table:style-name="ro1">
          <table:table-cell table:number-columns-repeated="9"/>
          <table:table-cell office:value-type="float" office:value="155" calcext:value-type="float">
            <text:p>155</text:p>
          </table:table-cell>
          <table:table-cell table:formula="of:=[.$C$12]*[.K156]+[.$B$12]*[.L156]" office:value-type="float" office:value="0.297503053855218" calcext:value-type="float">
            <text:p>0,297503053855218</text:p>
          </table:table-cell>
          <table:table-cell table:formula="of:=[.$C$12]*[.L156]-[.$B$12]*[.K156]" office:value-type="float" office:value="-0.95472086650859" calcext:value-type="float">
            <text:p>-0,95472086650859</text:p>
          </table:table-cell>
          <table:table-cell table:number-columns-repeated="5"/>
          <table:table-cell office:value-type="float" office:value="155" calcext:value-type="float">
            <text:p>155</text:p>
          </table:table-cell>
          <table:table-cell table:formula="of:=DEC2HEX([.K157]*2^15;4)" office:value-type="string" office:string-value="2614" calcext:value-type="string">
            <text:p>2614</text:p>
          </table:table-cell>
          <table:table-cell table:formula="of:=DEC2HEX([.L157]*2^15;4)" office:value-type="string" office:string-value="FFFFFF85CB" calcext:value-type="string">
            <text:p>FFFFFF85CB</text:p>
          </table:table-cell>
        </table:table-row>
        <table:table-row table:style-name="ro1">
          <table:table-cell table:number-columns-repeated="9"/>
          <table:table-cell office:value-type="float" office:value="156" calcext:value-type="float">
            <text:p>156</text:p>
          </table:table-cell>
          <table:table-cell table:formula="of:=[.$C$12]*[.K157]+[.$B$12]*[.L157]" office:value-type="float" office:value="0" calcext:value-type="float">
            <text:p>0</text:p>
          </table:table-cell>
          <table:table-cell table:formula="of:=[.$C$12]*[.L157]-[.$B$12]*[.K157]" office:value-type="float" office:value="-1.00000000000005" calcext:value-type="float">
            <text:p>-1,00000000000005</text:p>
          </table:table-cell>
          <table:table-cell table:number-columns-repeated="5"/>
          <table:table-cell office:value-type="float" office:value="156" calcext:value-type="float">
            <text:p>156</text:p>
          </table:table-cell>
          <table:table-cell table:formula="of:=DEC2HEX([.K158]*2^15;4)" office:value-type="string" office:string-value="0000" calcext:value-type="string">
            <text:p>0000</text:p>
          </table:table-cell>
          <table:table-cell table:formula="of:=DEC2HEX([.L158]*2^15;4)" office:value-type="string" office:string-value="FFFFFF7FFF" calcext:value-type="string">
            <text:p>FFFFFF7FFF</text:p>
          </table:table-cell>
        </table:table-row>
        <table:table-row table:style-name="ro1">
          <table:table-cell table:number-columns-repeated="9"/>
          <table:table-cell office:value-type="float" office:value="157" calcext:value-type="float">
            <text:p>157</text:p>
          </table:table-cell>
          <table:table-cell table:formula="of:=[.$C$12]*[.K158]+[.$B$12]*[.L158]" office:value-type="float" office:value="-0.297503053855217" calcext:value-type="float">
            <text:p>-0,297503053855217</text:p>
          </table:table-cell>
          <table:table-cell table:formula="of:=[.$C$12]*[.L158]-[.$B$12]*[.K158]" office:value-type="float" office:value="-0.954720866508591" calcext:value-type="float">
            <text:p>-0,954720866508591</text:p>
          </table:table-cell>
          <table:table-cell table:number-columns-repeated="5"/>
          <table:table-cell office:value-type="float" office:value="157" calcext:value-type="float">
            <text:p>157</text:p>
          </table:table-cell>
          <table:table-cell table:formula="of:=DEC2HEX([.K159]*2^15;4)" office:value-type="string" office:string-value="FFFFFFD9EB" calcext:value-type="string">
            <text:p>FFFFFFD9EB</text:p>
          </table:table-cell>
          <table:table-cell table:formula="of:=DEC2HEX([.L159]*2^15;4)" office:value-type="string" office:string-value="FFFFFF85CB" calcext:value-type="string">
            <text:p>FFFFFF85CB</text:p>
          </table:table-cell>
        </table:table-row>
        <table:table-row table:style-name="ro1">
          <table:table-cell table:number-columns-repeated="9"/>
          <table:table-cell office:value-type="float" office:value="158" calcext:value-type="float">
            <text:p>158</text:p>
          </table:table-cell>
          <table:table-cell table:formula="of:=[.$C$12]*[.K159]+[.$B$12]*[.L159]" office:value-type="float" office:value="-0.568064746731183" calcext:value-type="float">
            <text:p>-0,568064746731183</text:p>
          </table:table-cell>
          <table:table-cell table:formula="of:=[.$C$12]*[.L159]-[.$B$12]*[.K159]" office:value-type="float" office:value="-0.822983865893696" calcext:value-type="float">
            <text:p>-0,822983865893696</text:p>
          </table:table-cell>
          <table:table-cell table:number-columns-repeated="5"/>
          <table:table-cell office:value-type="float" office:value="158" calcext:value-type="float">
            <text:p>158</text:p>
          </table:table-cell>
          <table:table-cell table:formula="of:=DEC2HEX([.K160]*2^15;4)" office:value-type="string" office:string-value="FFFFFFB749" calcext:value-type="string">
            <text:p>FFFFFFB749</text:p>
          </table:table-cell>
          <table:table-cell table:formula="of:=DEC2HEX([.L160]*2^15;4)" office:value-type="string" office:string-value="FFFFFF96A8" calcext:value-type="string">
            <text:p>FFFFFF96A8</text:p>
          </table:table-cell>
        </table:table-row>
        <table:table-row table:style-name="ro1">
          <table:table-cell table:number-columns-repeated="9"/>
          <table:table-cell office:value-type="float" office:value="159" calcext:value-type="float">
            <text:p>159</text:p>
          </table:table-cell>
          <table:table-cell table:formula="of:=[.$C$12]*[.K160]+[.$B$12]*[.L160]" office:value-type="float" office:value="-0.787183480609088" calcext:value-type="float">
            <text:p>-0,787183480609088</text:p>
          </table:table-cell>
          <table:table-cell table:formula="of:=[.$C$12]*[.L160]-[.$B$12]*[.K160]" office:value-type="float" office:value="-0.616718872628573" calcext:value-type="float">
            <text:p>-0,616718872628573</text:p>
          </table:table-cell>
          <table:table-cell table:number-columns-repeated="5"/>
          <table:table-cell office:value-type="float" office:value="159" calcext:value-type="float">
            <text:p>159</text:p>
          </table:table-cell>
          <table:table-cell table:formula="of:=DEC2HEX([.K161]*2^15;4)" office:value-type="string" office:string-value="FFFFFF9B3D" calcext:value-type="string">
            <text:p>FFFFFF9B3D</text:p>
          </table:table-cell>
          <table:table-cell table:formula="of:=DEC2HEX([.L161]*2^15;4)" office:value-type="string" office:string-value="FFFFFFB10F" calcext:value-type="string">
            <text:p>FFFFFFB10F</text:p>
          </table:table-cell>
        </table:table-row>
        <table:table-row table:style-name="ro1">
          <table:table-cell table:number-columns-repeated="9"/>
          <table:table-cell office:value-type="float" office:value="160" calcext:value-type="float">
            <text:p>160</text:p>
          </table:table-cell>
          <table:table-cell table:formula="of:=[.$C$12]*[.K161]+[.$B$12]*[.L161]" office:value-type="float" office:value="-0.93501624268546" calcext:value-type="float">
            <text:p>-0,93501624268546</text:p>
          </table:table-cell>
          <table:table-cell table:formula="of:=[.$C$12]*[.L161]-[.$B$12]*[.K161]" office:value-type="float" office:value="-0.354604887042553" calcext:value-type="float">
            <text:p>-0,354604887042553</text:p>
          </table:table-cell>
          <table:table-cell table:number-columns-repeated="5"/>
          <table:table-cell office:value-type="float" office:value="160" calcext:value-type="float">
            <text:p>160</text:p>
          </table:table-cell>
          <table:table-cell table:formula="of:=DEC2HEX([.K162]*2^15;4)" office:value-type="string" office:string-value="FFFFFF8851" calcext:value-type="string">
            <text:p>FFFFFF8851</text:p>
          </table:table-cell>
          <table:table-cell table:formula="of:=DEC2HEX([.L162]*2^15;4)" office:value-type="string" office:string-value="FFFFFFD29C" calcext:value-type="string">
            <text:p>FFFFFFD29C</text:p>
          </table:table-cell>
        </table:table-row>
        <table:table-row table:style-name="ro1">
          <table:table-cell table:number-columns-repeated="9"/>
          <table:table-cell office:value-type="float" office:value="161" calcext:value-type="float">
            <text:p>161</text:p>
          </table:table-cell>
          <table:table-cell table:formula="of:=[.$C$12]*[.K162]+[.$B$12]*[.L162]" office:value-type="float" office:value="-0.998175554223366" calcext:value-type="float">
            <text:p>-0,998175554223366</text:p>
          </table:table-cell>
          <table:table-cell table:formula="of:=[.$C$12]*[.L162]-[.$B$12]*[.K162]" office:value-type="float" office:value="-0.0603784974222891" calcext:value-type="float">
            <text:p>-0,060378497422289</text:p>
          </table:table-cell>
          <table:table-cell table:number-columns-repeated="5"/>
          <table:table-cell office:value-type="float" office:value="161" calcext:value-type="float">
            <text:p>161</text:p>
          </table:table-cell>
          <table:table-cell table:formula="of:=DEC2HEX([.K163]*2^15;4)" office:value-type="string" office:string-value="FFFFFF803B" calcext:value-type="string">
            <text:p>FFFFFF803B</text:p>
          </table:table-cell>
          <table:table-cell table:formula="of:=DEC2HEX([.L163]*2^15;4)" office:value-type="string" office:string-value="FFFFFFF845" calcext:value-type="string">
            <text:p>FFFFFFF845</text:p>
          </table:table-cell>
        </table:table-row>
        <table:table-row table:style-name="ro1">
          <table:table-cell table:number-columns-repeated="9"/>
          <table:table-cell office:value-type="float" office:value="162" calcext:value-type="float">
            <text:p>162</text:p>
          </table:table-cell>
          <table:table-cell table:formula="of:=[.$C$12]*[.K163]+[.$B$12]*[.L163]" office:value-type="float" office:value="-0.9709418174261" calcext:value-type="float">
            <text:p>-0,9709418174261</text:p>
          </table:table-cell>
          <table:table-cell table:formula="of:=[.$C$12]*[.L163]-[.$B$12]*[.K163]" office:value-type="float" office:value="0.239315664287569" calcext:value-type="float">
            <text:p>0,239315664287569</text:p>
          </table:table-cell>
          <table:table-cell table:number-columns-repeated="5"/>
          <table:table-cell office:value-type="float" office:value="162" calcext:value-type="float">
            <text:p>162</text:p>
          </table:table-cell>
          <table:table-cell table:formula="of:=DEC2HEX([.K164]*2^15;4)" office:value-type="string" office:string-value="FFFFFF83B8" calcext:value-type="string">
            <text:p>FFFFFF83B8</text:p>
          </table:table-cell>
          <table:table-cell table:formula="of:=DEC2HEX([.L164]*2^15;4)" office:value-type="string" office:string-value="1EA1" calcext:value-type="string">
            <text:p>1EA1</text:p>
          </table:table-cell>
        </table:table-row>
        <table:table-row table:style-name="ro1">
          <table:table-cell table:number-columns-repeated="9"/>
          <table:table-cell office:value-type="float" office:value="163" calcext:value-type="float">
            <text:p>163</text:p>
          </table:table-cell>
          <table:table-cell table:formula="of:=[.$C$12]*[.K164]+[.$B$12]*[.L164]" office:value-type="float" office:value="-0.85578127230149" calcext:value-type="float">
            <text:p>-0,85578127230149</text:p>
          </table:table-cell>
          <table:table-cell table:formula="of:=[.$C$12]*[.L164]-[.$B$12]*[.K164]" office:value-type="float" office:value="0.517337814177682" calcext:value-type="float">
            <text:p>0,517337814177682</text:p>
          </table:table-cell>
          <table:table-cell table:number-columns-repeated="5"/>
          <table:table-cell office:value-type="float" office:value="163" calcext:value-type="float">
            <text:p>163</text:p>
          </table:table-cell>
          <table:table-cell table:formula="of:=DEC2HEX([.K165]*2^15;4)" office:value-type="string" office:string-value="FFFFFF9275" calcext:value-type="string">
            <text:p>FFFFFF9275</text:p>
          </table:table-cell>
          <table:table-cell table:formula="of:=DEC2HEX([.L165]*2^15;4)" office:value-type="string" office:string-value="4238" calcext:value-type="string">
            <text:p>4238</text:p>
          </table:table-cell>
        </table:table-row>
        <table:table-row table:style-name="ro1">
          <table:table-cell table:number-columns-repeated="9"/>
          <table:table-cell office:value-type="float" office:value="164" calcext:value-type="float">
            <text:p>164</text:p>
          </table:table-cell>
          <table:table-cell table:formula="of:=[.$C$12]*[.K165]+[.$B$12]*[.L165]" office:value-type="float" office:value="-0.663122658240829" calcext:value-type="float">
            <text:p>-0,663122658240829</text:p>
          </table:table-cell>
          <table:table-cell table:formula="of:=[.$C$12]*[.L165]-[.$B$12]*[.K165]" office:value-type="float" office:value="0.748510748171138" calcext:value-type="float">
            <text:p>0,748510748171138</text:p>
          </table:table-cell>
          <table:table-cell table:number-columns-repeated="5"/>
          <table:table-cell office:value-type="float" office:value="164" calcext:value-type="float">
            <text:p>164</text:p>
          </table:table-cell>
          <table:table-cell table:formula="of:=DEC2HEX([.K166]*2^15;4)" office:value-type="string" office:string-value="FFFFFFAB1E" calcext:value-type="string">
            <text:p>FFFFFFAB1E</text:p>
          </table:table-cell>
          <table:table-cell table:formula="of:=DEC2HEX([.L166]*2^15;4)" office:value-type="string" office:string-value="5FCF" calcext:value-type="string">
            <text:p>5FCF</text:p>
          </table:table-cell>
        </table:table-row>
        <table:table-row table:style-name="ro1">
          <table:table-cell table:number-columns-repeated="9"/>
          <table:table-cell office:value-type="float" office:value="165" calcext:value-type="float">
            <text:p>165</text:p>
          </table:table-cell>
          <table:table-cell table:formula="of:=[.$C$12]*[.K166]+[.$B$12]*[.L166]" office:value-type="float" office:value="-0.410412805452778" calcext:value-type="float">
            <text:p>-0,410412805452778</text:p>
          </table:table-cell>
          <table:table-cell table:formula="of:=[.$C$12]*[.L166]-[.$B$12]*[.K166]" office:value-type="float" office:value="0.911899845992136" calcext:value-type="float">
            <text:p>0,911899845992136</text:p>
          </table:table-cell>
          <table:table-cell table:number-columns-repeated="5"/>
          <table:table-cell office:value-type="float" office:value="165" calcext:value-type="float">
            <text:p>165</text:p>
          </table:table-cell>
          <table:table-cell table:formula="of:=DEC2HEX([.K167]*2^15;4)" office:value-type="string" office:string-value="FFFFFFCB77" calcext:value-type="string">
            <text:p>FFFFFFCB77</text:p>
          </table:table-cell>
          <table:table-cell table:formula="of:=DEC2HEX([.L167]*2^15;4)" office:value-type="string" office:string-value="74B9" calcext:value-type="string">
            <text:p>74B9</text:p>
          </table:table-cell>
        </table:table-row>
        <table:table-row table:style-name="ro1">
          <table:table-cell table:number-columns-repeated="9"/>
          <table:table-cell office:value-type="float" office:value="166" calcext:value-type="float">
            <text:p>166</text:p>
          </table:table-cell>
          <table:table-cell table:formula="of:=[.$C$12]*[.K167]+[.$B$12]*[.L167]" office:value-type="float" office:value="-0.120536680255329" calcext:value-type="float">
            <text:p>-0,120536680255329</text:p>
          </table:table-cell>
          <table:table-cell table:formula="of:=[.$C$12]*[.L167]-[.$B$12]*[.K167]" office:value-type="float" office:value="0.992708874098104" calcext:value-type="float">
            <text:p>0,992708874098104</text:p>
          </table:table-cell>
          <table:table-cell table:number-columns-repeated="5"/>
          <table:table-cell office:value-type="float" office:value="166" calcext:value-type="float">
            <text:p>166</text:p>
          </table:table-cell>
          <table:table-cell table:formula="of:=DEC2HEX([.K168]*2^15;4)" office:value-type="string" office:string-value="FFFFFFF092" calcext:value-type="string">
            <text:p>FFFFFFF092</text:p>
          </table:table-cell>
          <table:table-cell table:formula="of:=DEC2HEX([.L168]*2^15;4)" office:value-type="string" office:string-value="7F11" calcext:value-type="string">
            <text:p>7F11</text:p>
          </table:table-cell>
        </table:table-row>
        <table:table-row table:style-name="ro1">
          <table:table-cell table:number-columns-repeated="9"/>
          <table:table-cell office:value-type="float" office:value="167" calcext:value-type="float">
            <text:p>167</text:p>
          </table:table-cell>
          <table:table-cell table:formula="of:=[.$C$12]*[.K168]+[.$B$12]*[.L168]" office:value-type="float" office:value="0.180255037813915" calcext:value-type="float">
            <text:p>0,180255037813915</text:p>
          </table:table-cell>
          <table:table-cell table:formula="of:=[.$C$12]*[.L168]-[.$B$12]*[.K168]" office:value-type="float" office:value="0.983619906947194" calcext:value-type="float">
            <text:p>0,983619906947194</text:p>
          </table:table-cell>
          <table:table-cell table:number-columns-repeated="5"/>
          <table:table-cell office:value-type="float" office:value="167" calcext:value-type="float">
            <text:p>167</text:p>
          </table:table-cell>
          <table:table-cell table:formula="of:=DEC2HEX([.K169]*2^15;4)" office:value-type="string" office:string-value="1712" calcext:value-type="string">
            <text:p>1712</text:p>
          </table:table-cell>
          <table:table-cell table:formula="of:=DEC2HEX([.L169]*2^15;4)" office:value-type="string" office:string-value="7DE7" calcext:value-type="string">
            <text:p>7DE7</text:p>
          </table:table-cell>
        </table:table-row>
        <table:table-row table:style-name="ro1">
          <table:table-cell table:number-columns-repeated="9"/>
          <table:table-cell office:value-type="float" office:value="168" calcext:value-type="float">
            <text:p>168</text:p>
          </table:table-cell>
          <table:table-cell table:formula="of:=[.$C$12]*[.K169]+[.$B$12]*[.L169]" office:value-type="float" office:value="0.464723172043792" calcext:value-type="float">
            <text:p>0,464723172043792</text:p>
          </table:table-cell>
          <table:table-cell table:formula="of:=[.$C$12]*[.L169]-[.$B$12]*[.K169]" office:value-type="float" office:value="0.885456025653255" calcext:value-type="float">
            <text:p>0,885456025653255</text:p>
          </table:table-cell>
          <table:table-cell table:number-columns-repeated="5"/>
          <table:table-cell office:value-type="float" office:value="168" calcext:value-type="float">
            <text:p>168</text:p>
          </table:table-cell>
          <table:table-cell table:formula="of:=DEC2HEX([.K170]*2^15;4)" office:value-type="string" office:string-value="3B7C" calcext:value-type="string">
            <text:p>3B7C</text:p>
          </table:table-cell>
          <table:table-cell table:formula="of:=DEC2HEX([.L170]*2^15;4)" office:value-type="string" office:string-value="7156" calcext:value-type="string">
            <text:p>7156</text:p>
          </table:table-cell>
        </table:table-row>
        <table:table-row table:style-name="ro1">
          <table:table-cell table:number-columns-repeated="9"/>
          <table:table-cell office:value-type="float" office:value="169" calcext:value-type="float">
            <text:p>169</text:p>
          </table:table-cell>
          <table:table-cell table:formula="of:=[.$C$12]*[.K170]+[.$B$12]*[.L170]" office:value-type="float" office:value="0.707106781186584" calcext:value-type="float">
            <text:p>0,707106781186584</text:p>
          </table:table-cell>
          <table:table-cell table:formula="of:=[.$C$12]*[.L170]-[.$B$12]*[.K170]" office:value-type="float" office:value="0.707106781186584" calcext:value-type="float">
            <text:p>0,707106781186584</text:p>
          </table:table-cell>
          <table:table-cell table:number-columns-repeated="5"/>
          <table:table-cell office:value-type="float" office:value="169" calcext:value-type="float">
            <text:p>169</text:p>
          </table:table-cell>
          <table:table-cell table:formula="of:=DEC2HEX([.K171]*2^15;4)" office:value-type="string" office:string-value="5A82" calcext:value-type="string">
            <text:p>5A82</text:p>
          </table:table-cell>
          <table:table-cell table:formula="of:=DEC2HEX([.L171]*2^15;4)" office:value-type="string" office:string-value="5A82" calcext:value-type="string">
            <text:p>5A82</text:p>
          </table:table-cell>
        </table:table-row>
        <table:table-row table:style-name="ro1">
          <table:table-cell table:number-columns-repeated="9"/>
          <table:table-cell office:value-type="float" office:value="170" calcext:value-type="float">
            <text:p>170</text:p>
          </table:table-cell>
          <table:table-cell table:formula="of:=[.$C$12]*[.K171]+[.$B$12]*[.L171]" office:value-type="float" office:value="0.885456025653255" calcext:value-type="float">
            <text:p>0,885456025653255</text:p>
          </table:table-cell>
          <table:table-cell table:formula="of:=[.$C$12]*[.L171]-[.$B$12]*[.K171]" office:value-type="float" office:value="0.464723172043793" calcext:value-type="float">
            <text:p>0,464723172043793</text:p>
          </table:table-cell>
          <table:table-cell table:number-columns-repeated="5"/>
          <table:table-cell office:value-type="float" office:value="170" calcext:value-type="float">
            <text:p>170</text:p>
          </table:table-cell>
          <table:table-cell table:formula="of:=DEC2HEX([.K172]*2^15;4)" office:value-type="string" office:string-value="7156" calcext:value-type="string">
            <text:p>7156</text:p>
          </table:table-cell>
          <table:table-cell table:formula="of:=DEC2HEX([.L172]*2^15;4)" office:value-type="string" office:string-value="3B7C" calcext:value-type="string">
            <text:p>3B7C</text:p>
          </table:table-cell>
        </table:table-row>
        <table:table-row table:style-name="ro1">
          <table:table-cell table:number-columns-repeated="9"/>
          <table:table-cell office:value-type="float" office:value="171" calcext:value-type="float">
            <text:p>171</text:p>
          </table:table-cell>
          <table:table-cell table:formula="of:=[.$C$12]*[.K172]+[.$B$12]*[.L172]" office:value-type="float" office:value="0.983619906947195" calcext:value-type="float">
            <text:p>0,983619906947195</text:p>
          </table:table-cell>
          <table:table-cell table:formula="of:=[.$C$12]*[.L172]-[.$B$12]*[.K172]" office:value-type="float" office:value="0.180255037813916" calcext:value-type="float">
            <text:p>0,180255037813916</text:p>
          </table:table-cell>
          <table:table-cell table:number-columns-repeated="5"/>
          <table:table-cell office:value-type="float" office:value="171" calcext:value-type="float">
            <text:p>171</text:p>
          </table:table-cell>
          <table:table-cell table:formula="of:=DEC2HEX([.K173]*2^15;4)" office:value-type="string" office:string-value="7DE7" calcext:value-type="string">
            <text:p>7DE7</text:p>
          </table:table-cell>
          <table:table-cell table:formula="of:=DEC2HEX([.L173]*2^15;4)" office:value-type="string" office:string-value="1712" calcext:value-type="string">
            <text:p>1712</text:p>
          </table:table-cell>
        </table:table-row>
        <table:table-row table:style-name="ro1">
          <table:table-cell table:number-columns-repeated="9"/>
          <table:table-cell office:value-type="float" office:value="172" calcext:value-type="float">
            <text:p>172</text:p>
          </table:table-cell>
          <table:table-cell table:formula="of:=[.$C$12]*[.K173]+[.$B$12]*[.L173]" office:value-type="float" office:value="0.992708874098106" calcext:value-type="float">
            <text:p>0,992708874098106</text:p>
          </table:table-cell>
          <table:table-cell table:formula="of:=[.$C$12]*[.L173]-[.$B$12]*[.K173]" office:value-type="float" office:value="-0.120536680255329" calcext:value-type="float">
            <text:p>-0,120536680255329</text:p>
          </table:table-cell>
          <table:table-cell table:number-columns-repeated="5"/>
          <table:table-cell office:value-type="float" office:value="172" calcext:value-type="float">
            <text:p>172</text:p>
          </table:table-cell>
          <table:table-cell table:formula="of:=DEC2HEX([.K174]*2^15;4)" office:value-type="string" office:string-value="7F11" calcext:value-type="string">
            <text:p>7F11</text:p>
          </table:table-cell>
          <table:table-cell table:formula="of:=DEC2HEX([.L174]*2^15;4)" office:value-type="string" office:string-value="FFFFFFF092" calcext:value-type="string">
            <text:p>FFFFFFF092</text:p>
          </table:table-cell>
        </table:table-row>
        <table:table-row table:style-name="ro1">
          <table:table-cell table:number-columns-repeated="9"/>
          <table:table-cell office:value-type="float" office:value="173" calcext:value-type="float">
            <text:p>173</text:p>
          </table:table-cell>
          <table:table-cell table:formula="of:=[.$C$12]*[.K174]+[.$B$12]*[.L174]" office:value-type="float" office:value="0.911899845992138" calcext:value-type="float">
            <text:p>0,911899845992138</text:p>
          </table:table-cell>
          <table:table-cell table:formula="of:=[.$C$12]*[.L174]-[.$B$12]*[.K174]" office:value-type="float" office:value="-0.410412805452778" calcext:value-type="float">
            <text:p>-0,410412805452778</text:p>
          </table:table-cell>
          <table:table-cell table:number-columns-repeated="5"/>
          <table:table-cell office:value-type="float" office:value="173" calcext:value-type="float">
            <text:p>173</text:p>
          </table:table-cell>
          <table:table-cell table:formula="of:=DEC2HEX([.K175]*2^15;4)" office:value-type="string" office:string-value="74B9" calcext:value-type="string">
            <text:p>74B9</text:p>
          </table:table-cell>
          <table:table-cell table:formula="of:=DEC2HEX([.L175]*2^15;4)" office:value-type="string" office:string-value="FFFFFFCB77" calcext:value-type="string">
            <text:p>FFFFFFCB77</text:p>
          </table:table-cell>
        </table:table-row>
        <table:table-row table:style-name="ro1">
          <table:table-cell table:number-columns-repeated="9"/>
          <table:table-cell office:value-type="float" office:value="174" calcext:value-type="float">
            <text:p>174</text:p>
          </table:table-cell>
          <table:table-cell table:formula="of:=[.$C$12]*[.K175]+[.$B$12]*[.L175]" office:value-type="float" office:value="0.748510748171141" calcext:value-type="float">
            <text:p>0,748510748171141</text:p>
          </table:table-cell>
          <table:table-cell table:formula="of:=[.$C$12]*[.L175]-[.$B$12]*[.K175]" office:value-type="float" office:value="-0.66312265824083" calcext:value-type="float">
            <text:p>-0,66312265824083</text:p>
          </table:table-cell>
          <table:table-cell table:number-columns-repeated="5"/>
          <table:table-cell office:value-type="float" office:value="174" calcext:value-type="float">
            <text:p>174</text:p>
          </table:table-cell>
          <table:table-cell table:formula="of:=DEC2HEX([.K176]*2^15;4)" office:value-type="string" office:string-value="5FCF" calcext:value-type="string">
            <text:p>5FCF</text:p>
          </table:table-cell>
          <table:table-cell table:formula="of:=DEC2HEX([.L176]*2^15;4)" office:value-type="string" office:string-value="FFFFFFAB1E" calcext:value-type="string">
            <text:p>FFFFFFAB1E</text:p>
          </table:table-cell>
        </table:table-row>
        <table:table-row table:style-name="ro1">
          <table:table-cell table:number-columns-repeated="9"/>
          <table:table-cell office:value-type="float" office:value="175" calcext:value-type="float">
            <text:p>175</text:p>
          </table:table-cell>
          <table:table-cell table:formula="of:=[.$C$12]*[.K176]+[.$B$12]*[.L176]" office:value-type="float" office:value="0.517337814177685" calcext:value-type="float">
            <text:p>0,517337814177685</text:p>
          </table:table-cell>
          <table:table-cell table:formula="of:=[.$C$12]*[.L176]-[.$B$12]*[.K176]" office:value-type="float" office:value="-0.855781272301493" calcext:value-type="float">
            <text:p>-0,855781272301493</text:p>
          </table:table-cell>
          <table:table-cell table:number-columns-repeated="5"/>
          <table:table-cell office:value-type="float" office:value="175" calcext:value-type="float">
            <text:p>175</text:p>
          </table:table-cell>
          <table:table-cell table:formula="of:=DEC2HEX([.K177]*2^15;4)" office:value-type="string" office:string-value="4238" calcext:value-type="string">
            <text:p>4238</text:p>
          </table:table-cell>
          <table:table-cell table:formula="of:=DEC2HEX([.L177]*2^15;4)" office:value-type="string" office:string-value="FFFFFF9275" calcext:value-type="string">
            <text:p>FFFFFF9275</text:p>
          </table:table-cell>
        </table:table-row>
        <table:table-row table:style-name="ro1">
          <table:table-cell table:number-columns-repeated="9"/>
          <table:table-cell office:value-type="float" office:value="176" calcext:value-type="float">
            <text:p>176</text:p>
          </table:table-cell>
          <table:table-cell table:formula="of:=[.$C$12]*[.K177]+[.$B$12]*[.L177]" office:value-type="float" office:value="0.239315664287571" calcext:value-type="float">
            <text:p>0,239315664287571</text:p>
          </table:table-cell>
          <table:table-cell table:formula="of:=[.$C$12]*[.L177]-[.$B$12]*[.K177]" office:value-type="float" office:value="-0.970941817426104" calcext:value-type="float">
            <text:p>-0,970941817426104</text:p>
          </table:table-cell>
          <table:table-cell table:number-columns-repeated="5"/>
          <table:table-cell office:value-type="float" office:value="176" calcext:value-type="float">
            <text:p>176</text:p>
          </table:table-cell>
          <table:table-cell table:formula="of:=DEC2HEX([.K178]*2^15;4)" office:value-type="string" office:string-value="1EA1" calcext:value-type="string">
            <text:p>1EA1</text:p>
          </table:table-cell>
          <table:table-cell table:formula="of:=DEC2HEX([.L178]*2^15;4)" office:value-type="string" office:string-value="FFFFFF83B8" calcext:value-type="string">
            <text:p>FFFFFF83B8</text:p>
          </table:table-cell>
        </table:table-row>
        <table:table-row table:style-name="ro1">
          <table:table-cell table:number-columns-repeated="9"/>
          <table:table-cell office:value-type="float" office:value="177" calcext:value-type="float">
            <text:p>177</text:p>
          </table:table-cell>
          <table:table-cell table:formula="of:=[.$C$12]*[.K178]+[.$B$12]*[.L178]" office:value-type="float" office:value="-0.0603784974222886" calcext:value-type="float">
            <text:p>-0,060378497422289</text:p>
          </table:table-cell>
          <table:table-cell table:formula="of:=[.$C$12]*[.L178]-[.$B$12]*[.K178]" office:value-type="float" office:value="-0.998175554223371" calcext:value-type="float">
            <text:p>-0,998175554223371</text:p>
          </table:table-cell>
          <table:table-cell table:number-columns-repeated="5"/>
          <table:table-cell office:value-type="float" office:value="177" calcext:value-type="float">
            <text:p>177</text:p>
          </table:table-cell>
          <table:table-cell table:formula="of:=DEC2HEX([.K179]*2^15;4)" office:value-type="string" office:string-value="FFFFFFF845" calcext:value-type="string">
            <text:p>FFFFFFF845</text:p>
          </table:table-cell>
          <table:table-cell table:formula="of:=DEC2HEX([.L179]*2^15;4)" office:value-type="string" office:string-value="FFFFFF803B" calcext:value-type="string">
            <text:p>FFFFFF803B</text:p>
          </table:table-cell>
        </table:table-row>
        <table:table-row table:style-name="ro1">
          <table:table-cell table:number-columns-repeated="9"/>
          <table:table-cell office:value-type="float" office:value="178" calcext:value-type="float">
            <text:p>178</text:p>
          </table:table-cell>
          <table:table-cell table:formula="of:=[.$C$12]*[.K179]+[.$B$12]*[.L179]" office:value-type="float" office:value="-0.354604887042554" calcext:value-type="float">
            <text:p>-0,354604887042554</text:p>
          </table:table-cell>
          <table:table-cell table:formula="of:=[.$C$12]*[.L179]-[.$B$12]*[.K179]" office:value-type="float" office:value="-0.935016242685466" calcext:value-type="float">
            <text:p>-0,935016242685466</text:p>
          </table:table-cell>
          <table:table-cell table:number-columns-repeated="5"/>
          <table:table-cell office:value-type="float" office:value="178" calcext:value-type="float">
            <text:p>178</text:p>
          </table:table-cell>
          <table:table-cell table:formula="of:=DEC2HEX([.K180]*2^15;4)" office:value-type="string" office:string-value="FFFFFFD29C" calcext:value-type="string">
            <text:p>FFFFFFD29C</text:p>
          </table:table-cell>
          <table:table-cell table:formula="of:=DEC2HEX([.L180]*2^15;4)" office:value-type="string" office:string-value="FFFFFF8851" calcext:value-type="string">
            <text:p>FFFFFF8851</text:p>
          </table:table-cell>
        </table:table-row>
        <table:table-row table:style-name="ro1">
          <table:table-cell table:number-columns-repeated="9"/>
          <table:table-cell office:value-type="float" office:value="179" calcext:value-type="float">
            <text:p>179</text:p>
          </table:table-cell>
          <table:table-cell table:formula="of:=[.$C$12]*[.K180]+[.$B$12]*[.L180]" office:value-type="float" office:value="-0.616718872628576" calcext:value-type="float">
            <text:p>-0,616718872628576</text:p>
          </table:table-cell>
          <table:table-cell table:formula="of:=[.$C$12]*[.L180]-[.$B$12]*[.K180]" office:value-type="float" office:value="-0.787183480609094" calcext:value-type="float">
            <text:p>-0,787183480609094</text:p>
          </table:table-cell>
          <table:table-cell table:number-columns-repeated="5"/>
          <table:table-cell office:value-type="float" office:value="179" calcext:value-type="float">
            <text:p>179</text:p>
          </table:table-cell>
          <table:table-cell table:formula="of:=DEC2HEX([.K181]*2^15;4)" office:value-type="string" office:string-value="FFFFFFB10F" calcext:value-type="string">
            <text:p>FFFFFFB10F</text:p>
          </table:table-cell>
          <table:table-cell table:formula="of:=DEC2HEX([.L181]*2^15;4)" office:value-type="string" office:string-value="FFFFFF9B3D" calcext:value-type="string">
            <text:p>FFFFFF9B3D</text:p>
          </table:table-cell>
        </table:table-row>
        <table:table-row table:style-name="ro1">
          <table:table-cell table:number-columns-repeated="9"/>
          <table:table-cell office:value-type="float" office:value="180" calcext:value-type="float">
            <text:p>180</text:p>
          </table:table-cell>
          <table:table-cell table:formula="of:=[.$C$12]*[.K181]+[.$B$12]*[.L181]" office:value-type="float" office:value="-0.822983865893701" calcext:value-type="float">
            <text:p>-0,822983865893701</text:p>
          </table:table-cell>
          <table:table-cell table:formula="of:=[.$C$12]*[.L181]-[.$B$12]*[.K181]" office:value-type="float" office:value="-0.568064746731188" calcext:value-type="float">
            <text:p>-0,568064746731188</text:p>
          </table:table-cell>
          <table:table-cell table:number-columns-repeated="5"/>
          <table:table-cell office:value-type="float" office:value="180" calcext:value-type="float">
            <text:p>180</text:p>
          </table:table-cell>
          <table:table-cell table:formula="of:=DEC2HEX([.K182]*2^15;4)" office:value-type="string" office:string-value="FFFFFF96A8" calcext:value-type="string">
            <text:p>FFFFFF96A8</text:p>
          </table:table-cell>
          <table:table-cell table:formula="of:=DEC2HEX([.L182]*2^15;4)" office:value-type="string" office:string-value="FFFFFFB749" calcext:value-type="string">
            <text:p>FFFFFFB749</text:p>
          </table:table-cell>
        </table:table-row>
        <table:table-row table:style-name="ro1">
          <table:table-cell table:number-columns-repeated="9"/>
          <table:table-cell office:value-type="float" office:value="181" calcext:value-type="float">
            <text:p>181</text:p>
          </table:table-cell>
          <table:table-cell table:formula="of:=[.$C$12]*[.K182]+[.$B$12]*[.L182]" office:value-type="float" office:value="-0.954720866508598" calcext:value-type="float">
            <text:p>-0,954720866508598</text:p>
          </table:table-cell>
          <table:table-cell table:formula="of:=[.$C$12]*[.L182]-[.$B$12]*[.K182]" office:value-type="float" office:value="-0.29750305385522" calcext:value-type="float">
            <text:p>-0,29750305385522</text:p>
          </table:table-cell>
          <table:table-cell table:number-columns-repeated="5"/>
          <table:table-cell office:value-type="float" office:value="181" calcext:value-type="float">
            <text:p>181</text:p>
          </table:table-cell>
          <table:table-cell table:formula="of:=DEC2HEX([.K183]*2^15;4)" office:value-type="string" office:string-value="FFFFFF85CB" calcext:value-type="string">
            <text:p>FFFFFF85CB</text:p>
          </table:table-cell>
          <table:table-cell table:formula="of:=DEC2HEX([.L183]*2^15;4)" office:value-type="string" office:string-value="FFFFFFD9EB" calcext:value-type="string">
            <text:p>FFFFFFD9EB</text:p>
          </table:table-cell>
        </table:table-row>
        <table:table-row table:style-name="ro1">
          <table:table-cell table:number-columns-repeated="9"/>
          <table:table-cell office:value-type="float" office:value="182" calcext:value-type="float">
            <text:p>182</text:p>
          </table:table-cell>
          <table:table-cell table:formula="of:=[.$C$12]*[.K183]+[.$B$12]*[.L183]" office:value-type="float" office:value="-1.00000000000006" calcext:value-type="float">
            <text:p>-1,00000000000006</text:p>
          </table:table-cell>
          <table:table-cell table:formula="of:=[.$C$12]*[.L183]-[.$B$12]*[.K183]" office:value-type="float" office:value="0" calcext:value-type="float">
            <text:p>0</text:p>
          </table:table-cell>
          <table:table-cell table:number-columns-repeated="5"/>
          <table:table-cell office:value-type="float" office:value="182" calcext:value-type="float">
            <text:p>182</text:p>
          </table:table-cell>
          <table:table-cell table:formula="of:=DEC2HEX([.K184]*2^15;4)" office:value-type="string" office:string-value="FFFFFF7FFF" calcext:value-type="string">
            <text:p>FFFFFF7FFF</text:p>
          </table:table-cell>
          <table:table-cell table:formula="of:=DEC2HEX([.L184]*2^15;4)" office:value-type="string" office:string-value="0000" calcext:value-type="string">
            <text:p>0000</text:p>
          </table:table-cell>
        </table:table-row>
        <table:table-row table:style-name="ro1">
          <table:table-cell table:number-columns-repeated="9"/>
          <table:table-cell office:value-type="float" office:value="183" calcext:value-type="float">
            <text:p>183</text:p>
          </table:table-cell>
          <table:table-cell table:formula="of:=[.$C$12]*[.K184]+[.$B$12]*[.L184]" office:value-type="float" office:value="-0.954720866508599" calcext:value-type="float">
            <text:p>-0,954720866508599</text:p>
          </table:table-cell>
          <table:table-cell table:formula="of:=[.$C$12]*[.L184]-[.$B$12]*[.K184]" office:value-type="float" office:value="0.29750305385522" calcext:value-type="float">
            <text:p>0,29750305385522</text:p>
          </table:table-cell>
          <table:table-cell table:number-columns-repeated="5"/>
          <table:table-cell office:value-type="float" office:value="183" calcext:value-type="float">
            <text:p>183</text:p>
          </table:table-cell>
          <table:table-cell table:formula="of:=DEC2HEX([.K185]*2^15;4)" office:value-type="string" office:string-value="FFFFFF85CB" calcext:value-type="string">
            <text:p>FFFFFF85CB</text:p>
          </table:table-cell>
          <table:table-cell table:formula="of:=DEC2HEX([.L185]*2^15;4)" office:value-type="string" office:string-value="2614" calcext:value-type="string">
            <text:p>2614</text:p>
          </table:table-cell>
        </table:table-row>
        <table:table-row table:style-name="ro1">
          <table:table-cell table:number-columns-repeated="9"/>
          <table:table-cell office:value-type="float" office:value="184" calcext:value-type="float">
            <text:p>184</text:p>
          </table:table-cell>
          <table:table-cell table:formula="of:=[.$C$12]*[.K185]+[.$B$12]*[.L185]" office:value-type="float" office:value="-0.822983865893703" calcext:value-type="float">
            <text:p>-0,822983865893703</text:p>
          </table:table-cell>
          <table:table-cell table:formula="of:=[.$C$12]*[.L185]-[.$B$12]*[.K185]" office:value-type="float" office:value="0.568064746731188" calcext:value-type="float">
            <text:p>0,568064746731188</text:p>
          </table:table-cell>
          <table:table-cell table:number-columns-repeated="5"/>
          <table:table-cell office:value-type="float" office:value="184" calcext:value-type="float">
            <text:p>184</text:p>
          </table:table-cell>
          <table:table-cell table:formula="of:=DEC2HEX([.K186]*2^15;4)" office:value-type="string" office:string-value="FFFFFF96A8" calcext:value-type="string">
            <text:p>FFFFFF96A8</text:p>
          </table:table-cell>
          <table:table-cell table:formula="of:=DEC2HEX([.L186]*2^15;4)" office:value-type="string" office:string-value="48B6" calcext:value-type="string">
            <text:p>48B6</text:p>
          </table:table-cell>
        </table:table-row>
        <table:table-row table:style-name="ro1">
          <table:table-cell table:number-columns-repeated="9"/>
          <table:table-cell office:value-type="float" office:value="185" calcext:value-type="float">
            <text:p>185</text:p>
          </table:table-cell>
          <table:table-cell table:formula="of:=[.$C$12]*[.K186]+[.$B$12]*[.L186]" office:value-type="float" office:value="-0.616718872628578" calcext:value-type="float">
            <text:p>-0,616718872628578</text:p>
          </table:table-cell>
          <table:table-cell table:formula="of:=[.$C$12]*[.L186]-[.$B$12]*[.K186]" office:value-type="float" office:value="0.787183480609095" calcext:value-type="float">
            <text:p>0,787183480609095</text:p>
          </table:table-cell>
          <table:table-cell table:number-columns-repeated="5"/>
          <table:table-cell office:value-type="float" office:value="185" calcext:value-type="float">
            <text:p>185</text:p>
          </table:table-cell>
          <table:table-cell table:formula="of:=DEC2HEX([.K187]*2^15;4)" office:value-type="string" office:string-value="FFFFFFB10F" calcext:value-type="string">
            <text:p>FFFFFFB10F</text:p>
          </table:table-cell>
          <table:table-cell table:formula="of:=DEC2HEX([.L187]*2^15;4)" office:value-type="string" office:string-value="64C2" calcext:value-type="string">
            <text:p>64C2</text:p>
          </table:table-cell>
        </table:table-row>
        <table:table-row table:style-name="ro1">
          <table:table-cell table:number-columns-repeated="9"/>
          <table:table-cell office:value-type="float" office:value="186" calcext:value-type="float">
            <text:p>186</text:p>
          </table:table-cell>
          <table:table-cell table:formula="of:=[.$C$12]*[.K187]+[.$B$12]*[.L187]" office:value-type="float" office:value="-0.354604887042556" calcext:value-type="float">
            <text:p>-0,354604887042556</text:p>
          </table:table-cell>
          <table:table-cell table:formula="of:=[.$C$12]*[.L187]-[.$B$12]*[.K187]" office:value-type="float" office:value="0.935016242685468" calcext:value-type="float">
            <text:p>0,935016242685468</text:p>
          </table:table-cell>
          <table:table-cell table:number-columns-repeated="5"/>
          <table:table-cell office:value-type="float" office:value="186" calcext:value-type="float">
            <text:p>186</text:p>
          </table:table-cell>
          <table:table-cell table:formula="of:=DEC2HEX([.K188]*2^15;4)" office:value-type="string" office:string-value="FFFFFFD29C" calcext:value-type="string">
            <text:p>FFFFFFD29C</text:p>
          </table:table-cell>
          <table:table-cell table:formula="of:=DEC2HEX([.L188]*2^15;4)" office:value-type="string" office:string-value="77AE" calcext:value-type="string">
            <text:p>77AE</text:p>
          </table:table-cell>
        </table:table-row>
        <table:table-row table:style-name="ro1">
          <table:table-cell table:number-columns-repeated="9"/>
          <table:table-cell office:value-type="float" office:value="187" calcext:value-type="float">
            <text:p>187</text:p>
          </table:table-cell>
          <table:table-cell table:formula="of:=[.$C$12]*[.K188]+[.$B$12]*[.L188]" office:value-type="float" office:value="-0.0603784974222896" calcext:value-type="float">
            <text:p>-0,06037849742229</text:p>
          </table:table-cell>
          <table:table-cell table:formula="of:=[.$C$12]*[.L188]-[.$B$12]*[.K188]" office:value-type="float" office:value="0.998175554223374" calcext:value-type="float">
            <text:p>0,998175554223374</text:p>
          </table:table-cell>
          <table:table-cell table:number-columns-repeated="5"/>
          <table:table-cell office:value-type="float" office:value="187" calcext:value-type="float">
            <text:p>187</text:p>
          </table:table-cell>
          <table:table-cell table:formula="of:=DEC2HEX([.K189]*2^15;4)" office:value-type="string" office:string-value="FFFFFFF845" calcext:value-type="string">
            <text:p>FFFFFFF845</text:p>
          </table:table-cell>
          <table:table-cell table:formula="of:=DEC2HEX([.L189]*2^15;4)" office:value-type="string" office:string-value="7FC4" calcext:value-type="string">
            <text:p>7FC4</text:p>
          </table:table-cell>
        </table:table-row>
        <table:table-row table:style-name="ro1">
          <table:table-cell table:number-columns-repeated="9"/>
          <table:table-cell office:value-type="float" office:value="188" calcext:value-type="float">
            <text:p>188</text:p>
          </table:table-cell>
          <table:table-cell table:formula="of:=[.$C$12]*[.K189]+[.$B$12]*[.L189]" office:value-type="float" office:value="0.239315664287571" calcext:value-type="float">
            <text:p>0,239315664287571</text:p>
          </table:table-cell>
          <table:table-cell table:formula="of:=[.$C$12]*[.L189]-[.$B$12]*[.K189]" office:value-type="float" office:value="0.970941817426108" calcext:value-type="float">
            <text:p>0,970941817426108</text:p>
          </table:table-cell>
          <table:table-cell table:number-columns-repeated="5"/>
          <table:table-cell office:value-type="float" office:value="188" calcext:value-type="float">
            <text:p>188</text:p>
          </table:table-cell>
          <table:table-cell table:formula="of:=DEC2HEX([.K190]*2^15;4)" office:value-type="string" office:string-value="1EA1" calcext:value-type="string">
            <text:p>1EA1</text:p>
          </table:table-cell>
          <table:table-cell table:formula="of:=DEC2HEX([.L190]*2^15;4)" office:value-type="string" office:string-value="7C47" calcext:value-type="string">
            <text:p>7C47</text:p>
          </table:table-cell>
        </table:table-row>
        <table:table-row table:style-name="ro1">
          <table:table-cell table:number-columns-repeated="9"/>
          <table:table-cell office:value-type="float" office:value="189" calcext:value-type="float">
            <text:p>189</text:p>
          </table:table-cell>
          <table:table-cell table:formula="of:=[.$C$12]*[.K190]+[.$B$12]*[.L190]" office:value-type="float" office:value="0.517337814177686" calcext:value-type="float">
            <text:p>0,517337814177686</text:p>
          </table:table-cell>
          <table:table-cell table:formula="of:=[.$C$12]*[.L190]-[.$B$12]*[.K190]" office:value-type="float" office:value="0.855781272301497" calcext:value-type="float">
            <text:p>0,855781272301497</text:p>
          </table:table-cell>
          <table:table-cell table:number-columns-repeated="5"/>
          <table:table-cell office:value-type="float" office:value="189" calcext:value-type="float">
            <text:p>189</text:p>
          </table:table-cell>
          <table:table-cell table:formula="of:=DEC2HEX([.K191]*2^15;4)" office:value-type="string" office:string-value="4238" calcext:value-type="string">
            <text:p>4238</text:p>
          </table:table-cell>
          <table:table-cell table:formula="of:=DEC2HEX([.L191]*2^15;4)" office:value-type="string" office:string-value="6D8A" calcext:value-type="string">
            <text:p>6D8A</text:p>
          </table:table-cell>
        </table:table-row>
        <table:table-row table:style-name="ro1">
          <table:table-cell table:number-columns-repeated="9"/>
          <table:table-cell office:value-type="float" office:value="190" calcext:value-type="float">
            <text:p>190</text:p>
          </table:table-cell>
          <table:table-cell table:formula="of:=[.$C$12]*[.K191]+[.$B$12]*[.L191]" office:value-type="float" office:value="0.748510748171144" calcext:value-type="float">
            <text:p>0,748510748171144</text:p>
          </table:table-cell>
          <table:table-cell table:formula="of:=[.$C$12]*[.L191]-[.$B$12]*[.K191]" office:value-type="float" office:value="0.663122658240834" calcext:value-type="float">
            <text:p>0,663122658240834</text:p>
          </table:table-cell>
          <table:table-cell table:number-columns-repeated="5"/>
          <table:table-cell office:value-type="float" office:value="190" calcext:value-type="float">
            <text:p>190</text:p>
          </table:table-cell>
          <table:table-cell table:formula="of:=DEC2HEX([.K192]*2^15;4)" office:value-type="string" office:string-value="5FCF" calcext:value-type="string">
            <text:p>5FCF</text:p>
          </table:table-cell>
          <table:table-cell table:formula="of:=DEC2HEX([.L192]*2^15;4)" office:value-type="string" office:string-value="54E1" calcext:value-type="string">
            <text:p>54E1</text:p>
          </table:table-cell>
        </table:table-row>
        <table:table-row table:style-name="ro1">
          <table:table-cell table:number-columns-repeated="9"/>
          <table:table-cell office:value-type="float" office:value="191" calcext:value-type="float">
            <text:p>191</text:p>
          </table:table-cell>
          <table:table-cell table:formula="of:=[.$C$12]*[.K192]+[.$B$12]*[.L192]" office:value-type="float" office:value="0.911899845992143" calcext:value-type="float">
            <text:p>0,911899845992143</text:p>
          </table:table-cell>
          <table:table-cell table:formula="of:=[.$C$12]*[.L192]-[.$B$12]*[.K192]" office:value-type="float" office:value="0.410412805452781" calcext:value-type="float">
            <text:p>0,410412805452781</text:p>
          </table:table-cell>
          <table:table-cell table:number-columns-repeated="5"/>
          <table:table-cell office:value-type="float" office:value="191" calcext:value-type="float">
            <text:p>191</text:p>
          </table:table-cell>
          <table:table-cell table:formula="of:=DEC2HEX([.K193]*2^15;4)" office:value-type="string" office:string-value="74B9" calcext:value-type="string">
            <text:p>74B9</text:p>
          </table:table-cell>
          <table:table-cell table:formula="of:=DEC2HEX([.L193]*2^15;4)" office:value-type="string" office:string-value="3488" calcext:value-type="string">
            <text:p>3488</text:p>
          </table:table-cell>
        </table:table-row>
        <table:table-row table:style-name="ro1">
          <table:table-cell table:number-columns-repeated="9"/>
          <table:table-cell office:value-type="float" office:value="192" calcext:value-type="float">
            <text:p>192</text:p>
          </table:table-cell>
          <table:table-cell table:formula="of:=[.$C$12]*[.K193]+[.$B$12]*[.L193]" office:value-type="float" office:value="0.992708874098112" calcext:value-type="float">
            <text:p>0,992708874098112</text:p>
          </table:table-cell>
          <table:table-cell table:formula="of:=[.$C$12]*[.L193]-[.$B$12]*[.K193]" office:value-type="float" office:value="0.12053668025533" calcext:value-type="float">
            <text:p>0,12053668025533</text:p>
          </table:table-cell>
          <table:table-cell table:number-columns-repeated="5"/>
          <table:table-cell office:value-type="float" office:value="192" calcext:value-type="float">
            <text:p>192</text:p>
          </table:table-cell>
          <table:table-cell table:formula="of:=DEC2HEX([.K194]*2^15;4)" office:value-type="string" office:string-value="7F11" calcext:value-type="string">
            <text:p>7F11</text:p>
          </table:table-cell>
          <table:table-cell table:formula="of:=DEC2HEX([.L194]*2^15;4)" office:value-type="string" office:string-value="0F6D" calcext:value-type="string">
            <text:p>0F6D</text:p>
          </table:table-cell>
        </table:table-row>
        <table:table-row table:style-name="ro1">
          <table:table-cell table:number-columns-repeated="9"/>
          <table:table-cell office:value-type="float" office:value="193" calcext:value-type="float">
            <text:p>193</text:p>
          </table:table-cell>
          <table:table-cell table:formula="of:=[.$C$12]*[.K194]+[.$B$12]*[.L194]" office:value-type="float" office:value="0.983619906947201" calcext:value-type="float">
            <text:p>0,983619906947201</text:p>
          </table:table-cell>
          <table:table-cell table:formula="of:=[.$C$12]*[.L194]-[.$B$12]*[.K194]" office:value-type="float" office:value="-0.180255037813916" calcext:value-type="float">
            <text:p>-0,180255037813916</text:p>
          </table:table-cell>
          <table:table-cell table:number-columns-repeated="5"/>
          <table:table-cell office:value-type="float" office:value="193" calcext:value-type="float">
            <text:p>193</text:p>
          </table:table-cell>
          <table:table-cell table:formula="of:=DEC2HEX([.K195]*2^15;4)" office:value-type="string" office:string-value="7DE7" calcext:value-type="string">
            <text:p>7DE7</text:p>
          </table:table-cell>
          <table:table-cell table:formula="of:=DEC2HEX([.L195]*2^15;4)" office:value-type="string" office:string-value="FFFFFFE8ED" calcext:value-type="string">
            <text:p>FFFFFFE8ED</text:p>
          </table:table-cell>
        </table:table-row>
        <table:table-row table:style-name="ro1">
          <table:table-cell table:number-columns-repeated="9"/>
          <table:table-cell office:value-type="float" office:value="194" calcext:value-type="float">
            <text:p>194</text:p>
          </table:table-cell>
          <table:table-cell table:formula="of:=[.$C$12]*[.K195]+[.$B$12]*[.L195]" office:value-type="float" office:value="0.885456025653262" calcext:value-type="float">
            <text:p>0,885456025653262</text:p>
          </table:table-cell>
          <table:table-cell table:formula="of:=[.$C$12]*[.L195]-[.$B$12]*[.K195]" office:value-type="float" office:value="-0.464723172043796" calcext:value-type="float">
            <text:p>-0,464723172043796</text:p>
          </table:table-cell>
          <table:table-cell table:number-columns-repeated="5"/>
          <table:table-cell office:value-type="float" office:value="194" calcext:value-type="float">
            <text:p>194</text:p>
          </table:table-cell>
          <table:table-cell table:formula="of:=DEC2HEX([.K196]*2^15;4)" office:value-type="string" office:string-value="7156" calcext:value-type="string">
            <text:p>7156</text:p>
          </table:table-cell>
          <table:table-cell table:formula="of:=DEC2HEX([.L196]*2^15;4)" office:value-type="string" office:string-value="FFFFFFC483" calcext:value-type="string">
            <text:p>FFFFFFC483</text:p>
          </table:table-cell>
        </table:table-row>
        <table:table-row table:style-name="ro1">
          <table:table-cell table:number-columns-repeated="9"/>
          <table:table-cell office:value-type="float" office:value="195" calcext:value-type="float">
            <text:p>195</text:p>
          </table:table-cell>
          <table:table-cell table:formula="of:=[.$C$12]*[.K196]+[.$B$12]*[.L196]" office:value-type="float" office:value="0.70710678118659" calcext:value-type="float">
            <text:p>0,70710678118659</text:p>
          </table:table-cell>
          <table:table-cell table:formula="of:=[.$C$12]*[.L196]-[.$B$12]*[.K196]" office:value-type="float" office:value="-0.707106781186589" calcext:value-type="float">
            <text:p>-0,707106781186589</text:p>
          </table:table-cell>
          <table:table-cell table:number-columns-repeated="5"/>
          <table:table-cell office:value-type="float" office:value="195" calcext:value-type="float">
            <text:p>195</text:p>
          </table:table-cell>
          <table:table-cell table:formula="of:=DEC2HEX([.K197]*2^15;4)" office:value-type="string" office:string-value="5A82" calcext:value-type="string">
            <text:p>5A82</text:p>
          </table:table-cell>
          <table:table-cell table:formula="of:=DEC2HEX([.L197]*2^15;4)" office:value-type="string" office:string-value="FFFFFFA57D" calcext:value-type="string">
            <text:p>FFFFFFA57D</text:p>
          </table:table-cell>
        </table:table-row>
        <table:table-row table:style-name="ro1">
          <table:table-cell table:number-columns-repeated="9"/>
          <table:table-cell office:value-type="float" office:value="196" calcext:value-type="float">
            <text:p>196</text:p>
          </table:table-cell>
          <table:table-cell table:formula="of:=[.$C$12]*[.K197]+[.$B$12]*[.L197]" office:value-type="float" office:value="0.464723172043797" calcext:value-type="float">
            <text:p>0,464723172043797</text:p>
          </table:table-cell>
          <table:table-cell table:formula="of:=[.$C$12]*[.L197]-[.$B$12]*[.K197]" office:value-type="float" office:value="-0.885456025653263" calcext:value-type="float">
            <text:p>-0,885456025653263</text:p>
          </table:table-cell>
          <table:table-cell table:number-columns-repeated="5"/>
          <table:table-cell office:value-type="float" office:value="196" calcext:value-type="float">
            <text:p>196</text:p>
          </table:table-cell>
          <table:table-cell table:formula="of:=DEC2HEX([.K198]*2^15;4)" office:value-type="string" office:string-value="3B7C" calcext:value-type="string">
            <text:p>3B7C</text:p>
          </table:table-cell>
          <table:table-cell table:formula="of:=DEC2HEX([.L198]*2^15;4)" office:value-type="string" office:string-value="FFFFFF8EA9" calcext:value-type="string">
            <text:p>FFFFFF8EA9</text:p>
          </table:table-cell>
        </table:table-row>
        <table:table-row table:style-name="ro1">
          <table:table-cell table:number-columns-repeated="9"/>
          <table:table-cell office:value-type="float" office:value="197" calcext:value-type="float">
            <text:p>197</text:p>
          </table:table-cell>
          <table:table-cell table:formula="of:=[.$C$12]*[.K198]+[.$B$12]*[.L198]" office:value-type="float" office:value="0.180255037813917" calcext:value-type="float">
            <text:p>0,180255037813917</text:p>
          </table:table-cell>
          <table:table-cell table:formula="of:=[.$C$12]*[.L198]-[.$B$12]*[.K198]" office:value-type="float" office:value="-0.983619906947203" calcext:value-type="float">
            <text:p>-0,983619906947203</text:p>
          </table:table-cell>
          <table:table-cell table:number-columns-repeated="5"/>
          <table:table-cell office:value-type="float" office:value="197" calcext:value-type="float">
            <text:p>197</text:p>
          </table:table-cell>
          <table:table-cell table:formula="of:=DEC2HEX([.K199]*2^15;4)" office:value-type="string" office:string-value="1712" calcext:value-type="string">
            <text:p>1712</text:p>
          </table:table-cell>
          <table:table-cell table:formula="of:=DEC2HEX([.L199]*2^15;4)" office:value-type="string" office:string-value="FFFFFF8218" calcext:value-type="string">
            <text:p>FFFFFF8218</text:p>
          </table:table-cell>
        </table:table-row>
        <table:table-row table:style-name="ro1">
          <table:table-cell table:number-columns-repeated="9"/>
          <table:table-cell office:value-type="float" office:value="198" calcext:value-type="float">
            <text:p>198</text:p>
          </table:table-cell>
          <table:table-cell table:formula="of:=[.$C$12]*[.K199]+[.$B$12]*[.L199]" office:value-type="float" office:value="-0.12053668025533" calcext:value-type="float">
            <text:p>-0,12053668025533</text:p>
          </table:table-cell>
          <table:table-cell table:formula="of:=[.$C$12]*[.L199]-[.$B$12]*[.K199]" office:value-type="float" office:value="-0.992708874098114" calcext:value-type="float">
            <text:p>-0,992708874098114</text:p>
          </table:table-cell>
          <table:table-cell table:number-columns-repeated="5"/>
          <table:table-cell office:value-type="float" office:value="198" calcext:value-type="float">
            <text:p>198</text:p>
          </table:table-cell>
          <table:table-cell table:formula="of:=DEC2HEX([.K200]*2^15;4)" office:value-type="string" office:string-value="FFFFFFF092" calcext:value-type="string">
            <text:p>FFFFFFF092</text:p>
          </table:table-cell>
          <table:table-cell table:formula="of:=DEC2HEX([.L200]*2^15;4)" office:value-type="string" office:string-value="FFFFFF80EE" calcext:value-type="string">
            <text:p>FFFFFF80EE</text:p>
          </table:table-cell>
        </table:table-row>
        <table:table-row table:style-name="ro1">
          <table:table-cell table:number-columns-repeated="9"/>
          <table:table-cell office:value-type="float" office:value="199" calcext:value-type="float">
            <text:p>199</text:p>
          </table:table-cell>
          <table:table-cell table:formula="of:=[.$C$12]*[.K200]+[.$B$12]*[.L200]" office:value-type="float" office:value="-0.410412805452781" calcext:value-type="float">
            <text:p>-0,410412805452781</text:p>
          </table:table-cell>
          <table:table-cell table:formula="of:=[.$C$12]*[.L200]-[.$B$12]*[.K200]" office:value-type="float" office:value="-0.911899845992145" calcext:value-type="float">
            <text:p>-0,911899845992145</text:p>
          </table:table-cell>
          <table:table-cell table:number-columns-repeated="5"/>
          <table:table-cell office:value-type="float" office:value="199" calcext:value-type="float">
            <text:p>199</text:p>
          </table:table-cell>
          <table:table-cell table:formula="of:=DEC2HEX([.K201]*2^15;4)" office:value-type="string" office:string-value="FFFFFFCB77" calcext:value-type="string">
            <text:p>FFFFFFCB77</text:p>
          </table:table-cell>
          <table:table-cell table:formula="of:=DEC2HEX([.L201]*2^15;4)" office:value-type="string" office:string-value="FFFFFF8B46" calcext:value-type="string">
            <text:p>FFFFFF8B46</text:p>
          </table:table-cell>
        </table:table-row>
        <table:table-row table:style-name="ro1">
          <table:table-cell table:number-columns-repeated="9"/>
          <table:table-cell office:value-type="float" office:value="200" calcext:value-type="float">
            <text:p>200</text:p>
          </table:table-cell>
          <table:table-cell table:formula="of:=[.$C$12]*[.K201]+[.$B$12]*[.L201]" office:value-type="float" office:value="-0.663122658240835" calcext:value-type="float">
            <text:p>-0,663122658240835</text:p>
          </table:table-cell>
          <table:table-cell table:formula="of:=[.$C$12]*[.L201]-[.$B$12]*[.K201]" office:value-type="float" office:value="-0.748510748171147" calcext:value-type="float">
            <text:p>-0,748510748171147</text:p>
          </table:table-cell>
          <table:table-cell table:number-columns-repeated="5"/>
          <table:table-cell office:value-type="float" office:value="200" calcext:value-type="float">
            <text:p>200</text:p>
          </table:table-cell>
          <table:table-cell table:formula="of:=DEC2HEX([.K202]*2^15;4)" office:value-type="string" office:string-value="FFFFFFAB1E" calcext:value-type="string">
            <text:p>FFFFFFAB1E</text:p>
          </table:table-cell>
          <table:table-cell table:formula="of:=DEC2HEX([.L202]*2^15;4)" office:value-type="string" office:string-value="FFFFFFA030" calcext:value-type="string">
            <text:p>FFFFFFA030</text:p>
          </table:table-cell>
        </table:table-row>
        <table:table-row table:style-name="ro1">
          <table:table-cell table:number-columns-repeated="9"/>
          <table:table-cell office:value-type="float" office:value="201" calcext:value-type="float">
            <text:p>201</text:p>
          </table:table-cell>
          <table:table-cell table:formula="of:=[.$C$12]*[.K202]+[.$B$12]*[.L202]" office:value-type="float" office:value="-0.8557812723015" calcext:value-type="float">
            <text:p>-0,8557812723015</text:p>
          </table:table-cell>
          <table:table-cell table:formula="of:=[.$C$12]*[.L202]-[.$B$12]*[.K202]" office:value-type="float" office:value="-0.517337814177689" calcext:value-type="float">
            <text:p>-0,517337814177689</text:p>
          </table:table-cell>
          <table:table-cell table:number-columns-repeated="5"/>
          <table:table-cell office:value-type="float" office:value="201" calcext:value-type="float">
            <text:p>201</text:p>
          </table:table-cell>
          <table:table-cell table:formula="of:=DEC2HEX([.K203]*2^15;4)" office:value-type="string" office:string-value="FFFFFF9275" calcext:value-type="string">
            <text:p>FFFFFF9275</text:p>
          </table:table-cell>
          <table:table-cell table:formula="of:=DEC2HEX([.L203]*2^15;4)" office:value-type="string" office:string-value="FFFFFFBDC7" calcext:value-type="string">
            <text:p>FFFFFFBDC7</text:p>
          </table:table-cell>
        </table:table-row>
        <table:table-row table:style-name="ro1">
          <table:table-cell table:number-columns-repeated="9"/>
          <table:table-cell office:value-type="float" office:value="202" calcext:value-type="float">
            <text:p>202</text:p>
          </table:table-cell>
          <table:table-cell table:formula="of:=[.$C$12]*[.K203]+[.$B$12]*[.L203]" office:value-type="float" office:value="-0.970941817426112" calcext:value-type="float">
            <text:p>-0,970941817426112</text:p>
          </table:table-cell>
          <table:table-cell table:formula="of:=[.$C$12]*[.L203]-[.$B$12]*[.K203]" office:value-type="float" office:value="-0.239315664287573" calcext:value-type="float">
            <text:p>-0,239315664287573</text:p>
          </table:table-cell>
          <table:table-cell table:number-columns-repeated="5"/>
          <table:table-cell office:value-type="float" office:value="202" calcext:value-type="float">
            <text:p>202</text:p>
          </table:table-cell>
          <table:table-cell table:formula="of:=DEC2HEX([.K204]*2^15;4)" office:value-type="string" office:string-value="FFFFFF83B8" calcext:value-type="string">
            <text:p>FFFFFF83B8</text:p>
          </table:table-cell>
          <table:table-cell table:formula="of:=DEC2HEX([.L204]*2^15;4)" office:value-type="string" office:string-value="FFFFFFE15E" calcext:value-type="string">
            <text:p>FFFFFFE15E</text:p>
          </table:table-cell>
        </table:table-row>
        <table:table-row table:style-name="ro1">
          <table:table-cell table:number-columns-repeated="9"/>
          <table:table-cell office:value-type="float" office:value="203" calcext:value-type="float">
            <text:p>203</text:p>
          </table:table-cell>
          <table:table-cell table:formula="of:=[.$C$12]*[.K204]+[.$B$12]*[.L204]" office:value-type="float" office:value="-0.998175554223379" calcext:value-type="float">
            <text:p>-0,998175554223379</text:p>
          </table:table-cell>
          <table:table-cell table:formula="of:=[.$C$12]*[.L204]-[.$B$12]*[.K204]" office:value-type="float" office:value="0.0603784974222892" calcext:value-type="float">
            <text:p>0,060378497422289</text:p>
          </table:table-cell>
          <table:table-cell table:number-columns-repeated="5"/>
          <table:table-cell office:value-type="float" office:value="203" calcext:value-type="float">
            <text:p>203</text:p>
          </table:table-cell>
          <table:table-cell table:formula="of:=DEC2HEX([.K205]*2^15;4)" office:value-type="string" office:string-value="FFFFFF803B" calcext:value-type="string">
            <text:p>FFFFFF803B</text:p>
          </table:table-cell>
          <table:table-cell table:formula="of:=DEC2HEX([.L205]*2^15;4)" office:value-type="string" office:string-value="07BA" calcext:value-type="string">
            <text:p>07BA</text:p>
          </table:table-cell>
        </table:table-row>
        <table:table-row table:style-name="ro1">
          <table:table-cell table:number-columns-repeated="9"/>
          <table:table-cell office:value-type="float" office:value="204" calcext:value-type="float">
            <text:p>204</text:p>
          </table:table-cell>
          <table:table-cell table:formula="of:=[.$C$12]*[.K205]+[.$B$12]*[.L205]" office:value-type="float" office:value="-0.935016242685473" calcext:value-type="float">
            <text:p>-0,935016242685473</text:p>
          </table:table-cell>
          <table:table-cell table:formula="of:=[.$C$12]*[.L205]-[.$B$12]*[.K205]" office:value-type="float" office:value="0.354604887042557" calcext:value-type="float">
            <text:p>0,354604887042557</text:p>
          </table:table-cell>
          <table:table-cell table:number-columns-repeated="5"/>
          <table:table-cell office:value-type="float" office:value="204" calcext:value-type="float">
            <text:p>204</text:p>
          </table:table-cell>
          <table:table-cell table:formula="of:=DEC2HEX([.K206]*2^15;4)" office:value-type="string" office:string-value="FFFFFF8851" calcext:value-type="string">
            <text:p>FFFFFF8851</text:p>
          </table:table-cell>
          <table:table-cell table:formula="of:=DEC2HEX([.L206]*2^15;4)" office:value-type="string" office:string-value="2D63" calcext:value-type="string">
            <text:p>2D63</text:p>
          </table:table-cell>
        </table:table-row>
        <table:table-row table:style-name="ro1">
          <table:table-cell table:number-columns-repeated="9"/>
          <table:table-cell office:value-type="float" office:value="205" calcext:value-type="float">
            <text:p>205</text:p>
          </table:table-cell>
          <table:table-cell table:formula="of:=[.$C$12]*[.K206]+[.$B$12]*[.L206]" office:value-type="float" office:value="-0.7871834806091" calcext:value-type="float">
            <text:p>-0,7871834806091</text:p>
          </table:table-cell>
          <table:table-cell table:formula="of:=[.$C$12]*[.L206]-[.$B$12]*[.K206]" office:value-type="float" office:value="0.616718872628581" calcext:value-type="float">
            <text:p>0,616718872628581</text:p>
          </table:table-cell>
          <table:table-cell table:number-columns-repeated="5"/>
          <table:table-cell office:value-type="float" office:value="205" calcext:value-type="float">
            <text:p>205</text:p>
          </table:table-cell>
          <table:table-cell table:formula="of:=DEC2HEX([.K207]*2^15;4)" office:value-type="string" office:string-value="FFFFFF9B3D" calcext:value-type="string">
            <text:p>FFFFFF9B3D</text:p>
          </table:table-cell>
          <table:table-cell table:formula="of:=DEC2HEX([.L207]*2^15;4)" office:value-type="string" office:string-value="4EF0" calcext:value-type="string">
            <text:p>4EF0</text:p>
          </table:table-cell>
        </table:table-row>
        <table:table-row table:style-name="ro1">
          <table:table-cell table:number-columns-repeated="9"/>
          <table:table-cell office:value-type="float" office:value="206" calcext:value-type="float">
            <text:p>206</text:p>
          </table:table-cell>
          <table:table-cell table:formula="of:=[.$C$12]*[.K207]+[.$B$12]*[.L207]" office:value-type="float" office:value="-0.568064746731192" calcext:value-type="float">
            <text:p>-0,568064746731192</text:p>
          </table:table-cell>
          <table:table-cell table:formula="of:=[.$C$12]*[.L207]-[.$B$12]*[.K207]" office:value-type="float" office:value="0.822983865893708" calcext:value-type="float">
            <text:p>0,822983865893708</text:p>
          </table:table-cell>
          <table:table-cell table:number-columns-repeated="5"/>
          <table:table-cell office:value-type="float" office:value="206" calcext:value-type="float">
            <text:p>206</text:p>
          </table:table-cell>
          <table:table-cell table:formula="of:=DEC2HEX([.K208]*2^15;4)" office:value-type="string" office:string-value="FFFFFFB749" calcext:value-type="string">
            <text:p>FFFFFFB749</text:p>
          </table:table-cell>
          <table:table-cell table:formula="of:=DEC2HEX([.L208]*2^15;4)" office:value-type="string" office:string-value="6957" calcext:value-type="string">
            <text:p>6957</text:p>
          </table:table-cell>
        </table:table-row>
        <table:table-row table:style-name="ro1">
          <table:table-cell table:number-columns-repeated="9"/>
          <table:table-cell office:value-type="float" office:value="207" calcext:value-type="float">
            <text:p>207</text:p>
          </table:table-cell>
          <table:table-cell table:formula="of:=[.$C$12]*[.K208]+[.$B$12]*[.L208]" office:value-type="float" office:value="-0.297503053855222" calcext:value-type="float">
            <text:p>-0,297503053855222</text:p>
          </table:table-cell>
          <table:table-cell table:formula="of:=[.$C$12]*[.L208]-[.$B$12]*[.K208]" office:value-type="float" office:value="0.954720866508606" calcext:value-type="float">
            <text:p>0,954720866508606</text:p>
          </table:table-cell>
          <table:table-cell table:number-columns-repeated="5"/>
          <table:table-cell office:value-type="float" office:value="207" calcext:value-type="float">
            <text:p>207</text:p>
          </table:table-cell>
          <table:table-cell table:formula="of:=DEC2HEX([.K209]*2^15;4)" office:value-type="string" office:string-value="FFFFFFD9EB" calcext:value-type="string">
            <text:p>FFFFFFD9EB</text:p>
          </table:table-cell>
          <table:table-cell table:formula="of:=DEC2HEX([.L209]*2^15;4)" office:value-type="string" office:string-value="7A34" calcext:value-type="string">
            <text:p>7A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6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26T23:55:33.153000000</dc:date>
    <meta:editing-duration>PT17M8S</meta:editing-duration>
    <meta:editing-cycles>3</meta:editing-cycles>
    <meta:generator>LibreOffice/7.1.5.2$Windows_X86_64 LibreOffice_project/85f04e9f809797b8199d13c421bd8a2b025d52b5</meta:generator>
    <meta:document-statistic meta:table-count="1" meta:cell-count="1330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552cm" svg:height="10.667cm" xlink:href=".." xlink:type="simple" chart:class="chart:line" chart:style-name="ch1">
        <chart:legend chart:legend-position="end" svg:x="15.763cm" svg:y="4.779cm" style:legend-expansion="high" chart:style-name="ch2"/>
        <chart:plot-area chart:style-name="ch3" table:cell-range-address="Лист1.K1:Лист1.L209" chart:data-source-has-labels="row" svg:x="0.351cm" svg:y="0.213cm" svg:width="15.061cm" svg:height="10.241cm">
          <chart:coordinate-region svg:x="1.216cm" svg:y="0.415cm" svg:width="14.053cm" svg:height="9.83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1.K2:Лист1.K209" chart:label-cell-address="Лист1.K1:Лист1.K1" chart:class="chart:line">
            <chart:data-point chart:repeated="208"/>
          </chart:series>
          <chart:series chart:style-name="ch7" chart:values-cell-range-address="Лист1.L2:Лист1.L209" chart:label-cell-address="Лист1.L1:Лист1.L1" chart:class="chart:line">
            <chart:data-point chart:repeated="20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n</text:p>
                <draw:g>
                  <svg:desc>Лист1.K1:Лист1.K1</svg:desc>
                </draw:g>
              </table:table-cell>
              <table:table-cell office:value-type="string">
                <text:p>Cn</text:p>
                <draw:g>
                  <svg:desc>Лист1.L1:Лист1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Лист1.K2:Лист1.K209</svg:desc>
                </draw:g>
              </table:table-cell>
              <table:table-cell office:value-type="float" office:value="1">
                <text:p>1</text:p>
                <draw:g>
                  <svg:desc>Лист1.L2:Лист1.L2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97503053855203">
                <text:p>0.297503053855203</text:p>
              </table:table-cell>
              <table:table-cell office:value-type="float" office:value="0.954720866508546">
                <text:p>0.9547208665085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68064746731156">
                <text:p>0.568064746731156</text:p>
              </table:table-cell>
              <table:table-cell office:value-type="float" office:value="0.822983865893657">
                <text:p>0.8229838658936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87183480609051">
                <text:p>0.787183480609051</text:p>
              </table:table-cell>
              <table:table-cell office:value-type="float" office:value="0.616718872628544">
                <text:p>0.6167188726285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35016242685416">
                <text:p>0.935016242685416</text:p>
              </table:table-cell>
              <table:table-cell office:value-type="float" office:value="0.354604887042536">
                <text:p>0.3546048870425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98175554223319">
                <text:p>0.998175554223319</text:p>
              </table:table-cell>
              <table:table-cell office:value-type="float" office:value="0.0603784974222862">
                <text:p>0.06037849742228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70941817426054">
                <text:p>0.970941817426054</text:p>
              </table:table-cell>
              <table:table-cell office:value-type="float" office:value="-0.239315664287558">
                <text:p>-0.2393156642875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5578127230145">
                <text:p>0.85578127230145</text:p>
              </table:table-cell>
              <table:table-cell office:value-type="float" office:value="-0.517337814177658">
                <text:p>-0.5173378141776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63122658240797">
                <text:p>0.663122658240797</text:p>
              </table:table-cell>
              <table:table-cell office:value-type="float" office:value="-0.748510748171103">
                <text:p>-0.7485107481711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10412805452758">
                <text:p>0.410412805452758</text:p>
              </table:table-cell>
              <table:table-cell office:value-type="float" office:value="-0.911899845992093">
                <text:p>-0.9118998459920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20536680255324">
                <text:p>0.120536680255324</text:p>
              </table:table-cell>
              <table:table-cell office:value-type="float" office:value="-0.992708874098057">
                <text:p>-0.9927088740980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180255037813906">
                <text:p>-0.180255037813906</text:p>
              </table:table-cell>
              <table:table-cell office:value-type="float" office:value="-0.983619906947147">
                <text:p>-0.9836199069471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46472317204377">
                <text:p>-0.46472317204377</text:p>
              </table:table-cell>
              <table:table-cell office:value-type="float" office:value="-0.885456025653213">
                <text:p>-0.8854560256532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70710678118655">
                <text:p>-0.70710678118655</text:p>
              </table:table-cell>
              <table:table-cell office:value-type="float" office:value="-0.707106781186551">
                <text:p>-0.7071067811865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885456025653214">
                <text:p>-0.885456025653214</text:p>
              </table:table-cell>
              <table:table-cell office:value-type="float" office:value="-0.464723172043771">
                <text:p>-0.4647231720437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983619906947148">
                <text:p>-0.983619906947148</text:p>
              </table:table-cell>
              <table:table-cell office:value-type="float" office:value="-0.180255037813907">
                <text:p>-0.1802550378139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992708874098059">
                <text:p>-0.992708874098059</text:p>
              </table:table-cell>
              <table:table-cell office:value-type="float" office:value="0.120536680255323">
                <text:p>0.1205366802553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911899845992095">
                <text:p>-0.911899845992095</text:p>
              </table:table-cell>
              <table:table-cell office:value-type="float" office:value="0.410412805452758">
                <text:p>0.4104128054527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748510748171106">
                <text:p>-0.748510748171106</text:p>
              </table:table-cell>
              <table:table-cell office:value-type="float" office:value="0.663122658240799">
                <text:p>0.6631226582407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51733781417766">
                <text:p>-0.51733781417766</text:p>
              </table:table-cell>
              <table:table-cell office:value-type="float" office:value="0.855781272301452">
                <text:p>0.8557812723014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23931566428756">
                <text:p>-0.23931566428756</text:p>
              </table:table-cell>
              <table:table-cell office:value-type="float" office:value="0.970941817426058">
                <text:p>0.9709418174260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603784974222858">
                <text:p>0.0603784974222858</text:p>
              </table:table-cell>
              <table:table-cell office:value-type="float" office:value="0.998175554223324">
                <text:p>0.9981755542233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54604887042537">
                <text:p>0.354604887042537</text:p>
              </table:table-cell>
              <table:table-cell office:value-type="float" office:value="0.935016242685421">
                <text:p>0.9350162426854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16718872628547">
                <text:p>0.616718872628547</text:p>
              </table:table-cell>
              <table:table-cell office:value-type="float" office:value="0.787183480609056">
                <text:p>0.7871834806090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22983865893662">
                <text:p>0.822983865893662</text:p>
              </table:table-cell>
              <table:table-cell office:value-type="float" office:value="0.568064746731161">
                <text:p>0.5680647467311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54720866508553">
                <text:p>0.954720866508553</text:p>
              </table:table-cell>
              <table:table-cell office:value-type="float" office:value="0.297503053855206">
                <text:p>0.2975030538552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00000000000001">
                <text:p>1.00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54720866508553">
                <text:p>0.954720866508553</text:p>
              </table:table-cell>
              <table:table-cell office:value-type="float" office:value="-0.297503053855205">
                <text:p>-0.2975030538552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22983865893663">
                <text:p>0.822983865893663</text:p>
              </table:table-cell>
              <table:table-cell office:value-type="float" office:value="-0.568064746731161">
                <text:p>-0.5680647467311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16718872628548">
                <text:p>0.616718872628548</text:p>
              </table:table-cell>
              <table:table-cell office:value-type="float" office:value="-0.787183480609057">
                <text:p>-0.7871834806090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54604887042539">
                <text:p>0.354604887042539</text:p>
              </table:table-cell>
              <table:table-cell office:value-type="float" office:value="-0.935016242685423">
                <text:p>-0.9350162426854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603784974222867">
                <text:p>0.0603784974222867</text:p>
              </table:table-cell>
              <table:table-cell office:value-type="float" office:value="-0.998175554223327">
                <text:p>-0.9981755542233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23931566428756">
                <text:p>-0.23931566428756</text:p>
              </table:table-cell>
              <table:table-cell office:value-type="float" office:value="-0.970941817426061">
                <text:p>-0.9709418174260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517337814177662">
                <text:p>-0.517337814177662</text:p>
              </table:table-cell>
              <table:table-cell office:value-type="float" office:value="-0.855781272301456">
                <text:p>-0.8557812723014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748510748171109">
                <text:p>-0.748510748171109</text:p>
              </table:table-cell>
              <table:table-cell office:value-type="float" office:value="-0.663122658240802">
                <text:p>-0.6631226582408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9118998459921">
                <text:p>-0.9118998459921</text:p>
              </table:table-cell>
              <table:table-cell office:value-type="float" office:value="-0.410412805452761">
                <text:p>-0.41041280545276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992708874098065">
                <text:p>-0.992708874098065</text:p>
              </table:table-cell>
              <table:table-cell office:value-type="float" office:value="-0.120536680255325">
                <text:p>-0.1205366802553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983619906947155">
                <text:p>-0.983619906947155</text:p>
              </table:table-cell>
              <table:table-cell office:value-type="float" office:value="0.180255037813907">
                <text:p>0.18025503781390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88545602565322">
                <text:p>-0.88545602565322</text:p>
              </table:table-cell>
              <table:table-cell office:value-type="float" office:value="0.464723172043774">
                <text:p>0.4647231720437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707106781186556">
                <text:p>-0.707106781186556</text:p>
              </table:table-cell>
              <table:table-cell office:value-type="float" office:value="0.707106781186556">
                <text:p>0.7071067811865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464723172043775">
                <text:p>-0.464723172043775</text:p>
              </table:table-cell>
              <table:table-cell office:value-type="float" office:value="0.88545602565322">
                <text:p>0.885456025653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180255037813908">
                <text:p>-0.180255037813908</text:p>
              </table:table-cell>
              <table:table-cell office:value-type="float" office:value="0.983619906947156">
                <text:p>0.98361990694715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20536680255324">
                <text:p>0.120536680255324</text:p>
              </table:table-cell>
              <table:table-cell office:value-type="float" office:value="0.992708874098067">
                <text:p>0.9927088740980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10412805452762">
                <text:p>0.410412805452762</text:p>
              </table:table-cell>
              <table:table-cell office:value-type="float" office:value="0.911899845992102">
                <text:p>0.9118998459921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63122658240804">
                <text:p>0.663122658240804</text:p>
              </table:table-cell>
              <table:table-cell office:value-type="float" office:value="0.748510748171112">
                <text:p>0.7485107481711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855781272301459">
                <text:p>0.855781272301459</text:p>
              </table:table-cell>
              <table:table-cell office:value-type="float" office:value="0.517337814177664">
                <text:p>0.5173378141776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70941817426066">
                <text:p>0.970941817426066</text:p>
              </table:table-cell>
              <table:table-cell office:value-type="float" office:value="0.239315664287562">
                <text:p>0.2393156642875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98175554223332">
                <text:p>0.998175554223332</text:p>
              </table:table-cell>
              <table:table-cell office:value-type="float" office:value="-0.0603784974222863">
                <text:p>-0.060378497422286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35016242685429">
                <text:p>0.935016242685429</text:p>
              </table:table-cell>
              <table:table-cell office:value-type="float" office:value="-0.35460488704254">
                <text:p>-0.3546048870425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87183480609063">
                <text:p>0.787183480609063</text:p>
              </table:table-cell>
              <table:table-cell office:value-type="float" office:value="-0.616718872628552">
                <text:p>-0.61671887262855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68064746731165">
                <text:p>0.568064746731165</text:p>
              </table:table-cell>
              <table:table-cell office:value-type="float" office:value="-0.822983865893669">
                <text:p>-0.82298386589366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97503053855208">
                <text:p>0.297503053855208</text:p>
              </table:table-cell>
              <table:table-cell office:value-type="float" office:value="-0.95472086650856">
                <text:p>-0.9547208665085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-1.00000000000002">
                <text:p>-1.0000000000000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297503053855208">
                <text:p>-0.297503053855208</text:p>
              </table:table-cell>
              <table:table-cell office:value-type="float" office:value="-0.954720866508561">
                <text:p>-0.95472086650856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568064746731165">
                <text:p>-0.568064746731165</text:p>
              </table:table-cell>
              <table:table-cell office:value-type="float" office:value="-0.82298386589367">
                <text:p>-0.822983865893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787183480609064">
                <text:p>-0.787183480609064</text:p>
              </table:table-cell>
              <table:table-cell office:value-type="float" office:value="-0.616718872628553">
                <text:p>-0.61671887262855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935016242685431">
                <text:p>-0.935016242685431</text:p>
              </table:table-cell>
              <table:table-cell office:value-type="float" office:value="-0.354604887042542">
                <text:p>-0.35460488704254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998175554223335">
                <text:p>-0.998175554223335</text:p>
              </table:table-cell>
              <table:table-cell office:value-type="float" office:value="-0.0603784974222871">
                <text:p>-0.060378497422287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970941817426069">
                <text:p>-0.970941817426069</text:p>
              </table:table-cell>
              <table:table-cell office:value-type="float" office:value="0.239315664287562">
                <text:p>0.23931566428756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855781272301463">
                <text:p>-0.855781272301463</text:p>
              </table:table-cell>
              <table:table-cell office:value-type="float" office:value="0.517337814177666">
                <text:p>0.51733781417766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663122658240807">
                <text:p>-0.663122658240807</text:p>
              </table:table-cell>
              <table:table-cell office:value-type="float" office:value="0.748510748171115">
                <text:p>0.7485107481711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410412805452765">
                <text:p>-0.410412805452765</text:p>
              </table:table-cell>
              <table:table-cell office:value-type="float" office:value="0.911899845992107">
                <text:p>0.91189984599210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120536680255326">
                <text:p>-0.120536680255326</text:p>
              </table:table-cell>
              <table:table-cell office:value-type="float" office:value="0.992708874098073">
                <text:p>0.99270887409807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80255037813909">
                <text:p>0.180255037813909</text:p>
              </table:table-cell>
              <table:table-cell office:value-type="float" office:value="0.983619906947163">
                <text:p>0.98361990694716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64723172043778">
                <text:p>0.464723172043778</text:p>
              </table:table-cell>
              <table:table-cell office:value-type="float" office:value="0.885456025653227">
                <text:p>0.88545602565322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707106781186562">
                <text:p>0.707106781186562</text:p>
              </table:table-cell>
              <table:table-cell office:value-type="float" office:value="0.707106781186562">
                <text:p>0.70710678118656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885456025653228">
                <text:p>0.885456025653228</text:p>
              </table:table-cell>
              <table:table-cell office:value-type="float" office:value="0.464723172043778">
                <text:p>0.46472317204377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83619906947164">
                <text:p>0.983619906947164</text:p>
              </table:table-cell>
              <table:table-cell office:value-type="float" office:value="0.18025503781391">
                <text:p>0.1802550378139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92708874098075">
                <text:p>0.992708874098075</text:p>
              </table:table-cell>
              <table:table-cell office:value-type="float" office:value="-0.120536680255325">
                <text:p>-0.1205366802553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1189984599211">
                <text:p>0.91189984599211</text:p>
              </table:table-cell>
              <table:table-cell office:value-type="float" office:value="-0.410412805452765">
                <text:p>-0.41041280545276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48510748171118">
                <text:p>0.748510748171118</text:p>
              </table:table-cell>
              <table:table-cell office:value-type="float" office:value="-0.663122658240809">
                <text:p>-0.66312265824080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517337814177669">
                <text:p>0.517337814177669</text:p>
              </table:table-cell>
              <table:table-cell office:value-type="float" office:value="-0.855781272301466">
                <text:p>-0.85578127230146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39315664287564">
                <text:p>0.239315664287564</text:p>
              </table:table-cell>
              <table:table-cell office:value-type="float" office:value="-0.970941817426073">
                <text:p>-0.97094181742607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0603784974222868">
                <text:p>-0.0603784974222868</text:p>
              </table:table-cell>
              <table:table-cell office:value-type="float" office:value="-0.99817555422334">
                <text:p>-0.9981755542233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354604887042543">
                <text:p>-0.354604887042543</text:p>
              </table:table-cell>
              <table:table-cell office:value-type="float" office:value="-0.935016242685436">
                <text:p>-0.93501624268543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616718872628557">
                <text:p>-0.616718872628557</text:p>
              </table:table-cell>
              <table:table-cell office:value-type="float" office:value="-0.787183480609069">
                <text:p>-0.78718348060906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822983865893675">
                <text:p>-0.822983865893675</text:p>
              </table:table-cell>
              <table:table-cell office:value-type="float" office:value="-0.56806474673117">
                <text:p>-0.5680647467311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954720866508568">
                <text:p>-0.954720866508568</text:p>
              </table:table-cell>
              <table:table-cell office:value-type="float" office:value="-0.297503053855211">
                <text:p>-0.29750305385521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.00000000000002">
                <text:p>-1.00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954720866508569">
                <text:p>-0.954720866508569</text:p>
              </table:table-cell>
              <table:table-cell office:value-type="float" office:value="0.29750305385521">
                <text:p>0.2975030538552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822983865893677">
                <text:p>-0.822983865893677</text:p>
              </table:table-cell>
              <table:table-cell office:value-type="float" office:value="0.56806474673117">
                <text:p>0.5680647467311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616718872628559">
                <text:p>-0.616718872628559</text:p>
              </table:table-cell>
              <table:table-cell office:value-type="float" office:value="0.78718348060907">
                <text:p>0.7871834806090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354604887042545">
                <text:p>-0.354604887042545</text:p>
              </table:table-cell>
              <table:table-cell office:value-type="float" office:value="0.935016242685438">
                <text:p>0.93501624268543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0603784974222878">
                <text:p>-0.0603784974222878</text:p>
              </table:table-cell>
              <table:table-cell office:value-type="float" office:value="0.998175554223343">
                <text:p>0.99817555422334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239315664287564">
                <text:p>0.239315664287564</text:p>
              </table:table-cell>
              <table:table-cell office:value-type="float" office:value="0.970941817426077">
                <text:p>0.97094181742607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51733781417767">
                <text:p>0.51733781417767</text:p>
              </table:table-cell>
              <table:table-cell office:value-type="float" office:value="0.85578127230147">
                <text:p>0.8557812723014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748510748171121">
                <text:p>0.748510748171121</text:p>
              </table:table-cell>
              <table:table-cell office:value-type="float" office:value="0.663122658240813">
                <text:p>0.66312265824081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11899845992114">
                <text:p>0.911899845992114</text:p>
              </table:table-cell>
              <table:table-cell office:value-type="float" office:value="0.410412805452768">
                <text:p>0.41041280545276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92708874098081">
                <text:p>0.992708874098081</text:p>
              </table:table-cell>
              <table:table-cell office:value-type="float" office:value="0.120536680255327">
                <text:p>0.12053668025532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8361990694717">
                <text:p>0.98361990694717</text:p>
              </table:table-cell>
              <table:table-cell office:value-type="float" office:value="-0.18025503781391">
                <text:p>-0.1802550378139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885456025653234">
                <text:p>0.885456025653234</text:p>
              </table:table-cell>
              <table:table-cell office:value-type="float" office:value="-0.464723172043781">
                <text:p>-0.46472317204378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707106781186567">
                <text:p>0.707106781186567</text:p>
              </table:table-cell>
              <table:table-cell office:value-type="float" office:value="-0.707106781186567">
                <text:p>-0.70710678118656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464723172043782">
                <text:p>0.464723172043782</text:p>
              </table:table-cell>
              <table:table-cell office:value-type="float" office:value="-0.885456025653234">
                <text:p>-0.88545602565323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80255037813911">
                <text:p>0.180255037813911</text:p>
              </table:table-cell>
              <table:table-cell office:value-type="float" office:value="-0.983619906947171">
                <text:p>-0.98361990694717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120536680255326">
                <text:p>-0.120536680255326</text:p>
              </table:table-cell>
              <table:table-cell office:value-type="float" office:value="-0.992708874098082">
                <text:p>-0.99270887409808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410412805452768">
                <text:p>-0.410412805452768</text:p>
              </table:table-cell>
              <table:table-cell office:value-type="float" office:value="-0.911899845992117">
                <text:p>-0.91189984599211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663122658240814">
                <text:p>-0.663122658240814</text:p>
              </table:table-cell>
              <table:table-cell office:value-type="float" office:value="-0.748510748171123">
                <text:p>-0.74851074817112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855781272301473">
                <text:p>-0.855781272301473</text:p>
              </table:table-cell>
              <table:table-cell office:value-type="float" office:value="-0.517337814177673">
                <text:p>-0.51733781417767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970941817426081">
                <text:p>-0.970941817426081</text:p>
              </table:table-cell>
              <table:table-cell office:value-type="float" office:value="-0.239315664287565">
                <text:p>-0.23931566428756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998175554223348">
                <text:p>-0.998175554223348</text:p>
              </table:table-cell>
              <table:table-cell office:value-type="float" office:value="0.0603784974222873">
                <text:p>0.060378497422287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935016242685444">
                <text:p>-0.935016242685444</text:p>
              </table:table-cell>
              <table:table-cell office:value-type="float" office:value="0.354604887042546">
                <text:p>0.35460488704254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787183480609075">
                <text:p>-0.787183480609075</text:p>
              </table:table-cell>
              <table:table-cell office:value-type="float" office:value="0.616718872628562">
                <text:p>0.61671887262856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568064746731174">
                <text:p>-0.568064746731174</text:p>
              </table:table-cell>
              <table:table-cell office:value-type="float" office:value="0.822983865893682">
                <text:p>0.82298386589368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297503053855213">
                <text:p>-0.297503053855213</text:p>
              </table:table-cell>
              <table:table-cell office:value-type="float" office:value="0.954720866508576">
                <text:p>0.95472086650857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1.00000000000003">
                <text:p>1.0000000000000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297503053855212">
                <text:p>0.297503053855212</text:p>
              </table:table-cell>
              <table:table-cell office:value-type="float" office:value="0.954720866508576">
                <text:p>0.95472086650857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568064746731174">
                <text:p>0.568064746731174</text:p>
              </table:table-cell>
              <table:table-cell office:value-type="float" office:value="0.822983865893683">
                <text:p>0.82298386589368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787183480609076">
                <text:p>0.787183480609076</text:p>
              </table:table-cell>
              <table:table-cell office:value-type="float" office:value="0.616718872628563">
                <text:p>0.61671887262856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935016242685446">
                <text:p>0.935016242685446</text:p>
              </table:table-cell>
              <table:table-cell office:value-type="float" office:value="0.354604887042547">
                <text:p>0.35460488704254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998175554223351">
                <text:p>0.998175554223351</text:p>
              </table:table-cell>
              <table:table-cell office:value-type="float" office:value="0.0603784974222882">
                <text:p>0.060378497422288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970941817426085">
                <text:p>0.970941817426085</text:p>
              </table:table-cell>
              <table:table-cell office:value-type="float" office:value="-0.239315664287566">
                <text:p>-0.23931566428756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855781272301477">
                <text:p>0.855781272301477</text:p>
              </table:table-cell>
              <table:table-cell office:value-type="float" office:value="-0.517337814177674">
                <text:p>-0.51733781417767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663122658240818">
                <text:p>0.663122658240818</text:p>
              </table:table-cell>
              <table:table-cell office:value-type="float" office:value="-0.748510748171127">
                <text:p>-0.74851074817112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410412805452771">
                <text:p>0.410412805452771</text:p>
              </table:table-cell>
              <table:table-cell office:value-type="float" office:value="-0.911899845992121">
                <text:p>-0.91189984599212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20536680255328">
                <text:p>0.120536680255328</text:p>
              </table:table-cell>
              <table:table-cell office:value-type="float" office:value="-0.992708874098089">
                <text:p>-0.99270887409808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180255037813912">
                <text:p>-0.180255037813912</text:p>
              </table:table-cell>
              <table:table-cell office:value-type="float" office:value="-0.983619906947178">
                <text:p>-0.98361990694717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464723172043785">
                <text:p>-0.464723172043785</text:p>
              </table:table-cell>
              <table:table-cell office:value-type="float" office:value="-0.885456025653241">
                <text:p>-0.88545602565324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707106781186573">
                <text:p>-0.707106781186573</text:p>
              </table:table-cell>
              <table:table-cell office:value-type="float" office:value="-0.707106781186573">
                <text:p>-0.70710678118657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885456025653242">
                <text:p>-0.885456025653242</text:p>
              </table:table-cell>
              <table:table-cell office:value-type="float" office:value="-0.464723172043786">
                <text:p>-0.46472317204378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983619906947179">
                <text:p>-0.983619906947179</text:p>
              </table:table-cell>
              <table:table-cell office:value-type="float" office:value="-0.180255037813913">
                <text:p>-0.18025503781391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992708874098091">
                <text:p>-0.992708874098091</text:p>
              </table:table-cell>
              <table:table-cell office:value-type="float" office:value="0.120536680255327">
                <text:p>0.12053668025532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911899845992124">
                <text:p>-0.911899845992124</text:p>
              </table:table-cell>
              <table:table-cell office:value-type="float" office:value="0.410412805452772">
                <text:p>0.41041280545277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74851074817113">
                <text:p>-0.74851074817113</text:p>
              </table:table-cell>
              <table:table-cell office:value-type="float" office:value="0.66312265824082">
                <text:p>0.6631226582408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517337814177677">
                <text:p>-0.517337814177677</text:p>
              </table:table-cell>
              <table:table-cell office:value-type="float" office:value="0.85578127230148">
                <text:p>0.8557812723014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239315664287567">
                <text:p>-0.239315664287567</text:p>
              </table:table-cell>
              <table:table-cell office:value-type="float" office:value="0.970941817426089">
                <text:p>0.97094181742608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603784974222877">
                <text:p>0.0603784974222877</text:p>
              </table:table-cell>
              <table:table-cell office:value-type="float" office:value="0.998175554223356">
                <text:p>0.99817555422335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354604887042549">
                <text:p>0.354604887042549</text:p>
              </table:table-cell>
              <table:table-cell office:value-type="float" office:value="0.935016242685451">
                <text:p>0.93501624268545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616718872628567">
                <text:p>0.616718872628567</text:p>
              </table:table-cell>
              <table:table-cell office:value-type="float" office:value="0.787183480609081">
                <text:p>0.78718348060908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822983865893688">
                <text:p>0.822983865893688</text:p>
              </table:table-cell>
              <table:table-cell office:value-type="float" office:value="0.568064746731179">
                <text:p>0.56806474673117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954720866508583">
                <text:p>0.954720866508583</text:p>
              </table:table-cell>
              <table:table-cell office:value-type="float" office:value="0.297503053855215">
                <text:p>0.29750305385521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00000000000004">
                <text:p>1.00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954720866508584">
                <text:p>0.954720866508584</text:p>
              </table:table-cell>
              <table:table-cell office:value-type="float" office:value="-0.297503053855215">
                <text:p>-0.29750305385521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82298386589369">
                <text:p>0.82298386589369</text:p>
              </table:table-cell>
              <table:table-cell office:value-type="float" office:value="-0.568064746731179">
                <text:p>-0.56806474673117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616718872628568">
                <text:p>0.616718872628568</text:p>
              </table:table-cell>
              <table:table-cell office:value-type="float" office:value="-0.787183480609082">
                <text:p>-0.78718348060908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35460488704255">
                <text:p>0.35460488704255</text:p>
              </table:table-cell>
              <table:table-cell office:value-type="float" office:value="-0.935016242685453">
                <text:p>-0.93501624268545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603784974222887">
                <text:p>0.0603784974222887</text:p>
              </table:table-cell>
              <table:table-cell office:value-type="float" office:value="-0.998175554223358">
                <text:p>-0.99817555422335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239315664287567">
                <text:p>-0.239315664287567</text:p>
              </table:table-cell>
              <table:table-cell office:value-type="float" office:value="-0.970941817426092">
                <text:p>-0.97094181742609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517337814177678">
                <text:p>-0.517337814177678</text:p>
              </table:table-cell>
              <table:table-cell office:value-type="float" office:value="-0.855781272301483">
                <text:p>-0.85578127230148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748510748171132">
                <text:p>-0.748510748171132</text:p>
              </table:table-cell>
              <table:table-cell office:value-type="float" office:value="-0.663122658240823">
                <text:p>-0.66312265824082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911899845992128">
                <text:p>-0.911899845992128</text:p>
              </table:table-cell>
              <table:table-cell office:value-type="float" office:value="-0.410412805452775">
                <text:p>-0.41041280545277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992708874098096">
                <text:p>-0.992708874098096</text:p>
              </table:table-cell>
              <table:table-cell office:value-type="float" office:value="-0.120536680255329">
                <text:p>-0.12053668025532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983619906947186">
                <text:p>-0.983619906947186</text:p>
              </table:table-cell>
              <table:table-cell office:value-type="float" office:value="0.180255037813913">
                <text:p>0.18025503781391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885456025653248">
                <text:p>-0.885456025653248</text:p>
              </table:table-cell>
              <table:table-cell office:value-type="float" office:value="0.464723172043788">
                <text:p>0.46472317204378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707106781186579">
                <text:p>-0.707106781186579</text:p>
              </table:table-cell>
              <table:table-cell office:value-type="float" office:value="0.707106781186578">
                <text:p>0.70710678118657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46472317204379">
                <text:p>-0.46472317204379</text:p>
              </table:table-cell>
              <table:table-cell office:value-type="float" office:value="0.885456025653248">
                <text:p>0.88545602565324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180255037813914">
                <text:p>-0.180255037813914</text:p>
              </table:table-cell>
              <table:table-cell office:value-type="float" office:value="0.983619906947187">
                <text:p>0.98361990694718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20536680255328">
                <text:p>0.120536680255328</text:p>
              </table:table-cell>
              <table:table-cell office:value-type="float" office:value="0.992708874098098">
                <text:p>0.99270887409809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410412805452774">
                <text:p>0.410412805452774</text:p>
              </table:table-cell>
              <table:table-cell office:value-type="float" office:value="0.911899845992131">
                <text:p>0.91189984599213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663122658240825">
                <text:p>0.663122658240825</text:p>
              </table:table-cell>
              <table:table-cell office:value-type="float" office:value="0.748510748171135">
                <text:p>0.74851074817113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855781272301486">
                <text:p>0.855781272301486</text:p>
              </table:table-cell>
              <table:table-cell office:value-type="float" office:value="0.517337814177681">
                <text:p>0.51733781417768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970941817426096">
                <text:p>0.970941817426096</text:p>
              </table:table-cell>
              <table:table-cell office:value-type="float" office:value="0.239315664287569">
                <text:p>0.23931566428756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998175554223363">
                <text:p>0.998175554223363</text:p>
              </table:table-cell>
              <table:table-cell office:value-type="float" office:value="-0.0603784974222882">
                <text:p>-0.060378497422288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935016242685458">
                <text:p>0.935016242685458</text:p>
              </table:table-cell>
              <table:table-cell office:value-type="float" office:value="-0.354604887042551">
                <text:p>-0.35460488704255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787183480609087">
                <text:p>0.787183480609087</text:p>
              </table:table-cell>
              <table:table-cell office:value-type="float" office:value="-0.616718872628571">
                <text:p>-0.61671887262857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568064746731183">
                <text:p>0.568064746731183</text:p>
              </table:table-cell>
              <table:table-cell office:value-type="float" office:value="-0.822983865893695">
                <text:p>-0.82298386589369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297503053855218">
                <text:p>0.297503053855218</text:p>
              </table:table-cell>
              <table:table-cell office:value-type="float" office:value="-0.95472086650859">
                <text:p>-0.9547208665085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-1.00000000000005">
                <text:p>-1.0000000000000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297503053855217">
                <text:p>-0.297503053855217</text:p>
              </table:table-cell>
              <table:table-cell office:value-type="float" office:value="-0.954720866508591">
                <text:p>-0.95472086650859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568064746731183">
                <text:p>-0.568064746731183</text:p>
              </table:table-cell>
              <table:table-cell office:value-type="float" office:value="-0.822983865893696">
                <text:p>-0.82298386589369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787183480609088">
                <text:p>-0.787183480609088</text:p>
              </table:table-cell>
              <table:table-cell office:value-type="float" office:value="-0.616718872628573">
                <text:p>-0.61671887262857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93501624268546">
                <text:p>-0.93501624268546</text:p>
              </table:table-cell>
              <table:table-cell office:value-type="float" office:value="-0.354604887042553">
                <text:p>-0.35460488704255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998175554223366">
                <text:p>-0.998175554223366</text:p>
              </table:table-cell>
              <table:table-cell office:value-type="float" office:value="-0.0603784974222891">
                <text:p>-0.060378497422289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9709418174261">
                <text:p>-0.9709418174261</text:p>
              </table:table-cell>
              <table:table-cell office:value-type="float" office:value="0.239315664287569">
                <text:p>0.23931566428756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85578127230149">
                <text:p>-0.85578127230149</text:p>
              </table:table-cell>
              <table:table-cell office:value-type="float" office:value="0.517337814177682">
                <text:p>0.51733781417768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663122658240829">
                <text:p>-0.663122658240829</text:p>
              </table:table-cell>
              <table:table-cell office:value-type="float" office:value="0.748510748171138">
                <text:p>0.74851074817113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410412805452778">
                <text:p>-0.410412805452778</text:p>
              </table:table-cell>
              <table:table-cell office:value-type="float" office:value="0.911899845992136">
                <text:p>0.91189984599213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120536680255329">
                <text:p>-0.120536680255329</text:p>
              </table:table-cell>
              <table:table-cell office:value-type="float" office:value="0.992708874098104">
                <text:p>0.99270887409810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80255037813915">
                <text:p>0.180255037813915</text:p>
              </table:table-cell>
              <table:table-cell office:value-type="float" office:value="0.983619906947194">
                <text:p>0.98361990694719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464723172043792">
                <text:p>0.464723172043792</text:p>
              </table:table-cell>
              <table:table-cell office:value-type="float" office:value="0.885456025653255">
                <text:p>0.88545602565325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707106781186584">
                <text:p>0.707106781186584</text:p>
              </table:table-cell>
              <table:table-cell office:value-type="float" office:value="0.707106781186584">
                <text:p>0.70710678118658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885456025653255">
                <text:p>0.885456025653255</text:p>
              </table:table-cell>
              <table:table-cell office:value-type="float" office:value="0.464723172043793">
                <text:p>0.46472317204379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983619906947195">
                <text:p>0.983619906947195</text:p>
              </table:table-cell>
              <table:table-cell office:value-type="float" office:value="0.180255037813916">
                <text:p>0.18025503781391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992708874098106">
                <text:p>0.992708874098106</text:p>
              </table:table-cell>
              <table:table-cell office:value-type="float" office:value="-0.120536680255329">
                <text:p>-0.12053668025532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911899845992138">
                <text:p>0.911899845992138</text:p>
              </table:table-cell>
              <table:table-cell office:value-type="float" office:value="-0.410412805452778">
                <text:p>-0.41041280545277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748510748171141">
                <text:p>0.748510748171141</text:p>
              </table:table-cell>
              <table:table-cell office:value-type="float" office:value="-0.66312265824083">
                <text:p>-0.6631226582408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517337814177685">
                <text:p>0.517337814177685</text:p>
              </table:table-cell>
              <table:table-cell office:value-type="float" office:value="-0.855781272301493">
                <text:p>-0.85578127230149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239315664287571">
                <text:p>0.239315664287571</text:p>
              </table:table-cell>
              <table:table-cell office:value-type="float" office:value="-0.970941817426104">
                <text:p>-0.97094181742610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0603784974222886">
                <text:p>-0.0603784974222886</text:p>
              </table:table-cell>
              <table:table-cell office:value-type="float" office:value="-0.998175554223371">
                <text:p>-0.99817555422337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354604887042554">
                <text:p>-0.354604887042554</text:p>
              </table:table-cell>
              <table:table-cell office:value-type="float" office:value="-0.935016242685466">
                <text:p>-0.93501624268546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616718872628576">
                <text:p>-0.616718872628576</text:p>
              </table:table-cell>
              <table:table-cell office:value-type="float" office:value="-0.787183480609094">
                <text:p>-0.78718348060909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822983865893701">
                <text:p>-0.822983865893701</text:p>
              </table:table-cell>
              <table:table-cell office:value-type="float" office:value="-0.568064746731188">
                <text:p>-0.56806474673118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954720866508598">
                <text:p>-0.954720866508598</text:p>
              </table:table-cell>
              <table:table-cell office:value-type="float" office:value="-0.29750305385522">
                <text:p>-0.2975030538552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1.00000000000006">
                <text:p>-1.00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954720866508599">
                <text:p>-0.954720866508599</text:p>
              </table:table-cell>
              <table:table-cell office:value-type="float" office:value="0.29750305385522">
                <text:p>0.2975030538552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822983865893703">
                <text:p>-0.822983865893703</text:p>
              </table:table-cell>
              <table:table-cell office:value-type="float" office:value="0.568064746731188">
                <text:p>0.56806474673118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616718872628578">
                <text:p>-0.616718872628578</text:p>
              </table:table-cell>
              <table:table-cell office:value-type="float" office:value="0.787183480609095">
                <text:p>0.78718348060909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354604887042556">
                <text:p>-0.354604887042556</text:p>
              </table:table-cell>
              <table:table-cell office:value-type="float" office:value="0.935016242685468">
                <text:p>0.93501624268546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0603784974222896">
                <text:p>-0.0603784974222896</text:p>
              </table:table-cell>
              <table:table-cell office:value-type="float" office:value="0.998175554223374">
                <text:p>0.99817555422337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239315664287571">
                <text:p>0.239315664287571</text:p>
              </table:table-cell>
              <table:table-cell office:value-type="float" office:value="0.970941817426108">
                <text:p>0.97094181742610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517337814177686">
                <text:p>0.517337814177686</text:p>
              </table:table-cell>
              <table:table-cell office:value-type="float" office:value="0.855781272301497">
                <text:p>0.85578127230149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748510748171144">
                <text:p>0.748510748171144</text:p>
              </table:table-cell>
              <table:table-cell office:value-type="float" office:value="0.663122658240834">
                <text:p>0.66312265824083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911899845992143">
                <text:p>0.911899845992143</text:p>
              </table:table-cell>
              <table:table-cell office:value-type="float" office:value="0.410412805452781">
                <text:p>0.41041280545278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992708874098112">
                <text:p>0.992708874098112</text:p>
              </table:table-cell>
              <table:table-cell office:value-type="float" office:value="0.12053668025533">
                <text:p>0.1205366802553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983619906947201">
                <text:p>0.983619906947201</text:p>
              </table:table-cell>
              <table:table-cell office:value-type="float" office:value="-0.180255037813916">
                <text:p>-0.18025503781391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885456025653262">
                <text:p>0.885456025653262</text:p>
              </table:table-cell>
              <table:table-cell office:value-type="float" office:value="-0.464723172043796">
                <text:p>-0.46472317204379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70710678118659">
                <text:p>0.70710678118659</text:p>
              </table:table-cell>
              <table:table-cell office:value-type="float" office:value="-0.707106781186589">
                <text:p>-0.70710678118658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464723172043797">
                <text:p>0.464723172043797</text:p>
              </table:table-cell>
              <table:table-cell office:value-type="float" office:value="-0.885456025653263">
                <text:p>-0.88545602565326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180255037813917">
                <text:p>0.180255037813917</text:p>
              </table:table-cell>
              <table:table-cell office:value-type="float" office:value="-0.983619906947203">
                <text:p>-0.98361990694720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12053668025533">
                <text:p>-0.12053668025533</text:p>
              </table:table-cell>
              <table:table-cell office:value-type="float" office:value="-0.992708874098114">
                <text:p>-0.99270887409811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410412805452781">
                <text:p>-0.410412805452781</text:p>
              </table:table-cell>
              <table:table-cell office:value-type="float" office:value="-0.911899845992145">
                <text:p>-0.91189984599214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0.663122658240835">
                <text:p>-0.663122658240835</text:p>
              </table:table-cell>
              <table:table-cell office:value-type="float" office:value="-0.748510748171147">
                <text:p>-0.74851074817114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0.8557812723015">
                <text:p>-0.8557812723015</text:p>
              </table:table-cell>
              <table:table-cell office:value-type="float" office:value="-0.517337814177689">
                <text:p>-0.51733781417768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0.970941817426112">
                <text:p>-0.970941817426112</text:p>
              </table:table-cell>
              <table:table-cell office:value-type="float" office:value="-0.239315664287573">
                <text:p>-0.23931566428757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0.998175554223379">
                <text:p>-0.998175554223379</text:p>
              </table:table-cell>
              <table:table-cell office:value-type="float" office:value="0.0603784974222892">
                <text:p>0.060378497422289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0.935016242685473">
                <text:p>-0.935016242685473</text:p>
              </table:table-cell>
              <table:table-cell office:value-type="float" office:value="0.354604887042557">
                <text:p>0.35460488704255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0.7871834806091">
                <text:p>-0.7871834806091</text:p>
              </table:table-cell>
              <table:table-cell office:value-type="float" office:value="0.616718872628581">
                <text:p>0.61671887262858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0.568064746731192">
                <text:p>-0.568064746731192</text:p>
              </table:table-cell>
              <table:table-cell office:value-type="float" office:value="0.822983865893708">
                <text:p>0.82298386589370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0.297503053855222">
                <text:p>-0.297503053855222</text:p>
              </table:table-cell>
              <table:table-cell office:value-type="float" office:value="0.954720866508606">
                <text:p>0.9547208665086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5.2$Windows_X86_64 LibreOffice_project/85f04e9f809797b8199d13c421bd8a2b025d52b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